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Mapping1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50.085" calcext:value-type="float">
            <text:p>50.085</text:p>
          </table:table-cell>
          <table:table-cell office:value-type="float" office:value="58.71" calcext:value-type="float">
            <text:p>58.71</text:p>
          </table:table-cell>
          <table:table-cell office:value-type="float" office:value="82.895" calcext:value-type="float">
            <text:p>82.895</text:p>
          </table:table-cell>
          <table:table-cell office:value-type="float" office:value="50.84" calcext:value-type="float">
            <text:p>50.84</text:p>
          </table:table-cell>
          <table:table-cell office:value-type="float" office:value="30.215" calcext:value-type="float">
            <text:p>30.21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</text:p>
          </table:table-cell>
          <table:table-cell/>
          <table:table-cell office:value-type="float" office:value="23.115" calcext:value-type="float">
            <text:p>23.115</text:p>
          </table:table-cell>
          <table:table-cell office:value-type="float" office:value="49.805" calcext:value-type="float">
            <text:p>49.805</text:p>
          </table:table-cell>
          <table:table-cell office:value-type="float" office:value="58.425" calcext:value-type="float">
            <text:p>58.425</text:p>
          </table:table-cell>
          <table:table-cell office:value-type="float" office:value="82.48" calcext:value-type="float">
            <text:p>82.48</text:p>
          </table:table-cell>
          <table:table-cell office:value-type="float" office:value="50.485" calcext:value-type="float">
            <text:p>50.485</text:p>
          </table:table-cell>
          <table:table-cell office:value-type="float" office:value="29.89" calcext:value-type="float">
            <text:p>29.89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0216356555603592" calcext:value-type="float">
            <text:p>0.0002163566</text:p>
          </table:table-cell>
          <table:table-cell table:formula="of:=ABS([.E2]-[.E3])/[.E2]" office:value-type="float" office:value="0.00559049615653391" calcext:value-type="float">
            <text:p>0.0055904962</text:p>
          </table:table-cell>
          <table:table-cell table:formula="of:=ABS([.F2]-[.F3])/[.F2]" office:value-type="float" office:value="0.0048543689320389" calcext:value-type="float">
            <text:p>0.0048543689</text:p>
          </table:table-cell>
          <table:table-cell table:formula="of:=ABS([.G2]-[.G3])/[.G2]" office:value-type="float" office:value="0.00500633331322748" calcext:value-type="float">
            <text:p>0.0050063333</text:p>
          </table:table-cell>
          <table:table-cell table:formula="of:=ABS([.H2]-[.H3])/[.H2]" office:value-type="float" office:value="0.00698269079464996" calcext:value-type="float">
            <text:p>0.0069826908</text:p>
          </table:table-cell>
          <table:table-cell table:formula="of:=ABS([.I2]-[.I3])/[.I2]" office:value-type="float" office:value="0.0107562468972364" calcext:value-type="float">
            <text:p>0.0107562469</text:p>
          </table:table-cell>
          <table:table-cell office:value-type="string" calcext:value-type="string">
            <text:p>N1_mean</text:p>
          </table:table-cell>
          <table:table-cell table:formula="of:=AVERAGE([.K3:.Q3])" office:value-type="float" office:value="0.00556774877488172" calcext:value-type="float">
            <text:p>0.0055677488</text:p>
          </table:table-cell>
          <table:table-cell office:value-type="string" calcext:value-type="string">
            <text:p>sigma1</text:p>
          </table:table-cell>
          <table:table-cell table:formula="of:=STDEV([.K3:.Q3])" office:value-type="float" office:value="0.00341715050688921" calcext:value-type="float">
            <text:p>0.0034171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275" calcext:value-type="float">
            <text:p>27.275</text:p>
          </table:table-cell>
          <table:table-cell office:value-type="float" office:value="35.645" calcext:value-type="float">
            <text:p>35.645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05" calcext:value-type="float">
            <text:p>30.005</text:p>
          </table:table-cell>
          <table:table-cell office:value-type="float" office:value="14.315" calcext:value-type="float">
            <text:p>14.31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</text:p>
          </table:table-cell>
          <table:table-cell table:number-columns-repeated="2"/>
          <table:table-cell office:value-type="float" office:value="27.005" calcext:value-type="float">
            <text:p>27.005</text:p>
          </table:table-cell>
          <table:table-cell office:value-type="float" office:value="35.41" calcext:value-type="float">
            <text:p>35.41</text:p>
          </table:table-cell>
          <table:table-cell office:value-type="float" office:value="59.605" calcext:value-type="float">
            <text:p>59.605</text:p>
          </table:table-cell>
          <table:table-cell office:value-type="float" office:value="29.735" calcext:value-type="float">
            <text:p>29.735</text:p>
          </table:table-cell>
          <table:table-cell office:value-type="float" office:value="14.025" calcext:value-type="float">
            <text:p>14.025</text:p>
          </table:table-cell>
          <table:table-cell office:value-type="string" calcext:value-type="string">
            <text:p>N2</text:p>
          </table:table-cell>
          <table:table-cell table:formula="of:=ABS([.C4]-[.C5])/[.C4]" office:value-type="string" office:string-value="" calcext:value-type="error">
            <text:p>#DIV/0!</text:p>
          </table:table-cell>
          <table:table-cell/>
          <table:table-cell table:formula="of:=ABS([.I4]-[.E5])/[.I4]" office:value-type="float" office:value="0.886482710443591" calcext:value-type="float">
            <text:p>0.8864827104</text:p>
          </table:table-cell>
          <table:table-cell table:formula="of:=ABS([.F4]-[.F5])/[.F4]" office:value-type="float" office:value="0.00659279001262467" calcext:value-type="float">
            <text:p>0.00659279</text:p>
          </table:table-cell>
          <table:table-cell table:formula="of:=ABS([.G4]-[.G5])/[.G4]" office:value-type="float" office:value="0.00592061374249506" calcext:value-type="float">
            <text:p>0.0059206137</text:p>
          </table:table-cell>
          <table:table-cell table:formula="of:=ABS([.H4]-[.H5])/[.H4]" office:value-type="float" office:value="0.00899850024995833" calcext:value-type="float">
            <text:p>0.0089985002</text:p>
          </table:table-cell>
          <table:table-cell table:formula="of:=ABS([.I4]-[.I5])/[.I4]" office:value-type="float" office:value="0.0202584701362207" calcext:value-type="float">
            <text:p>0.0202584701</text:p>
          </table:table-cell>
          <table:table-cell office:value-type="string" calcext:value-type="string">
            <text:p>N2_mean</text:p>
          </table:table-cell>
          <table:table-cell table:formula="of:=AVERAGE([.K5:.Q5])" office:value-type="string" office:string-value="" calcext:value-type="error">
            <text:p>#DIV/0!</text:p>
          </table:table-cell>
          <table:table-cell office:value-type="string" calcext:value-type="string">
            <text:p>sigma2</text:p>
          </table:table-cell>
          <table:table-cell table:formula="of:=STDEV([.K5:.Q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55" calcext:value-type="float">
            <text:p>12.455</text:p>
          </table:table-cell>
          <table:table-cell office:value-type="float" office:value="35.805" calcext:value-type="float">
            <text:p>35.80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19" calcext:value-type="float">
            <text:p>30.1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</text:p>
          </table:table-cell>
          <table:table-cell table:number-columns-repeated="3"/>
          <table:table-cell office:value-type="float" office:value="12.35" calcext:value-type="float">
            <text:p>12.35</text:p>
          </table:table-cell>
          <table:table-cell office:value-type="float" office:value="35.585" calcext:value-type="float">
            <text:p>35.585</text:p>
          </table:table-cell>
          <table:table-cell office:value-type="float" office:value="22.43" calcext:value-type="float">
            <text:p>22.43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N3</text:p>
          </table:table-cell>
          <table:table-cell table:formula="of:=ABS([.C6]-[.C7])/[.C6]" office:value-type="string" office:string-value="" calcext:value-type="error">
            <text:p>#DIV/0!</text:p>
          </table:table-cell>
          <table:table-cell table:formula="of:=ABS([.D6]-[.D7])/[.D6]" office:value-type="string" office:string-value="" calcext:value-type="error">
            <text:p>#DIV/0!</text:p>
          </table:table-cell>
          <table:table-cell/>
          <table:table-cell table:formula="of:=ABS([.F6]-[.F7])/[.F6]" office:value-type="float" office:value="0.00843034925732641" calcext:value-type="float">
            <text:p>0.0084303493</text:p>
          </table:table-cell>
          <table:table-cell table:formula="of:=ABS([.G6]-[.G7])/[.G6]" office:value-type="float" office:value="0.0061443932411674" calcext:value-type="float">
            <text:p>0.0061443932</text:p>
          </table:table-cell>
          <table:table-cell table:formula="of:=ABS([.H6]-[.H7])/[.H6]" office:value-type="float" office:value="0.0129812981298131" calcext:value-type="float">
            <text:p>0.0129812981</text:p>
          </table:table-cell>
          <table:table-cell table:formula="of:=ABS([.I6]-[.I7])/[.I6]" office:value-type="float" office:value="0.0129181848294137" calcext:value-type="float">
            <text:p>0.0129181848</text:p>
          </table:table-cell>
          <table:table-cell office:value-type="string" calcext:value-type="string">
            <text:p>N3_mean</text:p>
          </table:table-cell>
          <table:table-cell table:formula="of:=AVERAGE([.K7:.Q7])" office:value-type="string" office:string-value="" calcext:value-type="error">
            <text:p>#DIV/0!</text:p>
          </table:table-cell>
          <table:table-cell office:value-type="string" calcext:value-type="string">
            <text:p>sigma3</text:p>
          </table:table-cell>
          <table:table-cell table:formula="of:=STDEV([.K7:.Q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555" calcext:value-type="float">
            <text:p>17.555</text:p>
          </table:table-cell>
          <table:table-cell office:value-type="float" office:value="33.625" calcext:value-type="float">
            <text:p>33.62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</text:p>
          </table:table-cell>
          <table:table-cell table:number-columns-repeated="4"/>
          <table:table-cell office:value-type="float" office:value="24.37" calcext:value-type="float">
            <text:p>24.37</text:p>
          </table:table-cell>
          <table:table-cell office:value-type="float" office:value="17.435" calcext:value-type="float">
            <text:p>17.435</text:p>
          </table:table-cell>
          <table:table-cell office:value-type="float" office:value="33.405" calcext:value-type="float">
            <text:p>33.405</text:p>
          </table:table-cell>
          <table:table-cell office:value-type="string" calcext:value-type="string">
            <text:p>N4</text:p>
          </table:table-cell>
          <table:table-cell table:formula="of:=ABS([.C8]-[.C9])/[.C8]" office:value-type="string" office:string-value="" calcext:value-type="error">
            <text:p>#DIV/0!</text:p>
          </table:table-cell>
          <table:table-cell table:formula="of:=ABS([.D8]-[.D9])/[.D8]" office:value-type="string" office:string-value="" calcext:value-type="error">
            <text:p>#DIV/0!</text:p>
          </table:table-cell>
          <table:table-cell table:formula="of:=ABS([.E8]-[.E9])/[.E8]" office:value-type="string" office:string-value="" calcext:value-type="error">
            <text:p>#DIV/0!</text:p>
          </table:table-cell>
          <table:table-cell/>
          <table:table-cell table:formula="of:=ABS([.I8]-[.G9])/[.I8]" office:value-type="float" office:value="0.275241635687732" calcext:value-type="float">
            <text:p>0.2752416357</text:p>
          </table:table-cell>
          <table:table-cell table:formula="of:=ABS([.H8]-[.H9])/[.H8]" office:value-type="float" office:value="0.0068356593563088" calcext:value-type="float">
            <text:p>0.0068356594</text:p>
          </table:table-cell>
          <table:table-cell table:formula="of:=ABS([.I8]-[.I9])/[.I8]" office:value-type="float" office:value="0.006542750929368" calcext:value-type="float">
            <text:p>0.0065427509</text:p>
          </table:table-cell>
          <table:table-cell office:value-type="string" calcext:value-type="string">
            <text:p>N4_mean</text:p>
          </table:table-cell>
          <table:table-cell table:formula="of:=AVERAGE([.K9:.Q9])" office:value-type="string" office:string-value="" calcext:value-type="error">
            <text:p>#DIV/0!</text:p>
          </table:table-cell>
          <table:table-cell office:value-type="string" calcext:value-type="string">
            <text:p>sigma4</text:p>
          </table:table-cell>
          <table:table-cell table:formula="of:=STDEV([.K9:.Q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375" calcext:value-type="float">
            <text:p>35.375</text:p>
          </table:table-cell>
          <table:table-cell office:value-type="float" office:value="55.805" calcext:value-type="float">
            <text:p>55.8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</text:p>
          </table:table-cell>
          <table:table-cell table:number-columns-repeated="5"/>
          <table:table-cell office:value-type="float" office:value="35.275" calcext:value-type="float">
            <text:p>35.275</text:p>
          </table:table-cell>
          <table:table-cell office:value-type="float" office:value="55.555" calcext:value-type="float">
            <text:p>55.55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string" office:string-value="" calcext:value-type="error">
            <text:p>#DIV/0!</text:p>
          </table:table-cell>
          <table:table-cell table:formula="of:=ABS([.D10]-[.D11])/[.D10]" office:value-type="string" office:string-value="" calcext:value-type="error">
            <text:p>#DIV/0!</text:p>
          </table:table-cell>
          <table:table-cell table:formula="of:=ABS([.E10]-[.E11])/[.E10]" office:value-type="string" office:string-value="" calcext:value-type="error">
            <text:p>#DIV/0!</text:p>
          </table:table-cell>
          <table:table-cell table:formula="of:=ABS([.F10]-[.F11])/[.F10]" office:value-type="string" office:string-value="" calcext:value-type="error">
            <text:p>#DIV/0!</text:p>
          </table:table-cell>
          <table:table-cell/>
          <table:table-cell table:formula="of:=ABS([.H10]-[.H11])/[.H10]" office:value-type="float" office:value="0.00282685512367495" calcext:value-type="float">
            <text:p>0.0028268551</text:p>
          </table:table-cell>
          <table:table-cell table:formula="of:=ABS([.I10]-[.I11])/[.I10]" office:value-type="float" office:value="0.00447988531493594" calcext:value-type="float">
            <text:p>0.0044798853</text:p>
          </table:table-cell>
          <table:table-cell office:value-type="string" calcext:value-type="string">
            <text:p>N5_mean</text:p>
          </table:table-cell>
          <table:table-cell table:formula="of:=AVERAGE([.K11:.Q11])" office:value-type="string" office:string-value="" calcext:value-type="error">
            <text:p>#DIV/0!</text:p>
          </table:table-cell>
          <table:table-cell office:value-type="string" calcext:value-type="string">
            <text:p>sigma5</text:p>
          </table:table-cell>
          <table:table-cell table:formula="of:=STDEV([.K11:.Q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.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</text:p>
          </table:table-cell>
          <table:table-cell table:number-columns-repeated="6"/>
          <table:table-cell office:value-type="float" office:value="21.22" calcext:value-type="float">
            <text:p>21.22</text:p>
          </table:table-cell>
          <table:table-cell office:value-type="string" calcext:value-type="string">
            <text:p>N6</text:p>
          </table:table-cell>
          <table:table-cell table:formula="of:=ABS([.C12]-[.C13])/[.C12]" office:value-type="string" office:string-value="" calcext:value-type="error">
            <text:p>#DIV/0!</text:p>
          </table:table-cell>
          <table:table-cell table:formula="of:=ABS([.D12]-[.D13])/[.D12]" office:value-type="string" office:string-value="" calcext:value-type="error">
            <text:p>#DIV/0!</text:p>
          </table:table-cell>
          <table:table-cell table:formula="of:=ABS([.E12]-[.E13])/[.E12]" office:value-type="string" office:string-value="" calcext:value-type="error">
            <text:p>#DIV/0!</text:p>
          </table:table-cell>
          <table:table-cell table:formula="of:=ABS([.F12]-[.F13])/[.F12]" office:value-type="string" office:string-value="" calcext:value-type="error">
            <text:p>#DIV/0!</text:p>
          </table:table-cell>
          <table:table-cell table:formula="of:=ABS([.G12]-[.G13])/[.G12]" office:value-type="string" office:string-value="" calcext:value-type="error">
            <text:p>#DIV/0!</text:p>
          </table:table-cell>
          <table:table-cell/>
          <table:table-cell table:formula="of:=ABS([.I12]-[.I13])/[.I12]" office:value-type="float" office:value="0.00515705578996716" calcext:value-type="float">
            <text:p>0.0051570558</text:p>
          </table:table-cell>
          <table:table-cell office:value-type="string" calcext:value-type="string">
            <text:p>N6_mean</text:p>
          </table:table-cell>
          <table:table-cell table:formula="of:=AVERAGE([.K13:.Q13])" office:value-type="string" office:string-value="" calcext:value-type="error">
            <text:p>#DIV/0!</text:p>
          </table:table-cell>
          <table:table-cell office:value-type="string" calcext:value-type="string">
            <text:p>sigma6</text:p>
          </table:table-cell>
          <table:table-cell table:formula="of:=STDEV([.K13:.Q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</text:p>
          </table:table-cell>
          <table:table-cell table:number-columns-repeated="7"/>
          <table:table-cell office:value-type="string" calcext:value-type="string">
            <text:p>N7</text:p>
          </table:table-cell>
          <table:table-cell table:formula="of:=ABS([.C14]-[.C15])/[.C14]" office:value-type="string" office:string-value="" calcext:value-type="error">
            <text:p>#DIV/0!</text:p>
          </table:table-cell>
          <table:table-cell table:formula="of:=ABS([.D14]-[.D15])/[.D14]" office:value-type="string" office:string-value="" calcext:value-type="error">
            <text:p>#DIV/0!</text:p>
          </table:table-cell>
          <table:table-cell table:formula="of:=ABS([.E14]-[.E15])/[.E14]" office:value-type="string" office:string-value="" calcext:value-type="error">
            <text:p>#DIV/0!</text:p>
          </table:table-cell>
          <table:table-cell table:formula="of:=ABS([.F14]-[.F15])/[.F14]" office:value-type="string" office:string-value="" calcext:value-type="error">
            <text:p>#DIV/0!</text:p>
          </table:table-cell>
          <table:table-cell table:formula="of:=ABS([.G14]-[.G15])/[.G14]" office:value-type="string" office:string-value="" calcext:value-type="error">
            <text:p>#DIV/0!</text:p>
          </table:table-cell>
          <table:table-cell table:formula="of:=ABS([.H14]-[.H15])/[.H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7_mean</text:p>
          </table:table-cell>
          <table:table-cell table:formula="of:=AVERAGE([.K15:.Q15])" office:value-type="string" office:string-value="" calcext:value-type="error">
            <text:p>#DIV/0!</text:p>
          </table:table-cell>
          <table:table-cell office:value-type="string" calcext:value-type="string">
            <text:p>sigma7</text:p>
          </table:table-cell>
          <table:table-cell table:formula="of:=STDEV([.K15:.Q15])" office:value-type="string" office:string-value="" calcext:value-type="error">
            <text:p>#DIV/0!</text:p>
          </table:table-cell>
        </table:table-row>
      </table:table>
      <table:table table:name="GMapping2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50.085" calcext:value-type="float">
            <text:p>50.085</text:p>
          </table:table-cell>
          <table:table-cell office:value-type="float" office:value="58.71" calcext:value-type="float">
            <text:p>58.71</text:p>
          </table:table-cell>
          <table:table-cell office:value-type="float" office:value="82.895" calcext:value-type="float">
            <text:p>82.895</text:p>
          </table:table-cell>
          <table:table-cell office:value-type="float" office:value="50.84" calcext:value-type="float">
            <text:p>50.84</text:p>
          </table:table-cell>
          <table:table-cell office:value-type="float" office:value="30.215" calcext:value-type="float">
            <text:p>30.21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</text:p>
          </table:table-cell>
          <table:table-cell/>
          <table:table-cell office:value-type="float" office:value="22.925" calcext:value-type="float">
            <text:p>22.925</text:p>
          </table:table-cell>
          <table:table-cell office:value-type="float" office:value="49.6" calcext:value-type="float">
            <text:p>49.6</text:p>
          </table:table-cell>
          <table:table-cell office:value-type="float" office:value="58.18" calcext:value-type="float">
            <text:p>58.18</text:p>
          </table:table-cell>
          <table:table-cell office:value-type="float" office:value="82.235" calcext:value-type="float">
            <text:p>82.235</text:p>
          </table:table-cell>
          <table:table-cell office:value-type="float" office:value="50.435" calcext:value-type="float">
            <text:p>50.435</text:p>
          </table:table-cell>
          <table:table-cell office:value-type="float" office:value="29.735" calcext:value-type="float">
            <text:p>29.73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800519255733443" calcext:value-type="float">
            <text:p>0.0080051926</text:p>
          </table:table-cell>
          <table:table-cell table:formula="of:=ABS([.E2]-[.E3])/[.E2]" office:value-type="float" office:value="0.00968353798542477" calcext:value-type="float">
            <text:p>0.009683538</text:p>
          </table:table-cell>
          <table:table-cell table:formula="of:=ABS([.F2]-[.F3])/[.F2]" office:value-type="float" office:value="0.00902742292624768" calcext:value-type="float">
            <text:p>0.0090274229</text:p>
          </table:table-cell>
          <table:table-cell table:formula="of:=ABS([.G2]-[.G3])/[.G2]" office:value-type="float" office:value="0.00796187948609683" calcext:value-type="float">
            <text:p>0.0079618795</text:p>
          </table:table-cell>
          <table:table-cell table:formula="of:=ABS([.H2]-[.H3])/[.H2]" office:value-type="float" office:value="0.00796616837136115" calcext:value-type="float">
            <text:p>0.0079661684</text:p>
          </table:table-cell>
          <table:table-cell table:formula="of:=ABS([.I2]-[.I3])/[.I2]" office:value-type="float" office:value="0.0158861492636108" calcext:value-type="float">
            <text:p>0.0158861493</text:p>
          </table:table-cell>
          <table:table-cell office:value-type="string" calcext:value-type="string">
            <text:p>N1_mean</text:p>
          </table:table-cell>
          <table:table-cell table:formula="of:=AVERAGE([.K3:.Q3])" office:value-type="float" office:value="0.00975505843167928" calcext:value-type="float">
            <text:p>0.0097550584</text:p>
          </table:table-cell>
          <table:table-cell office:value-type="string" calcext:value-type="string">
            <text:p>sigma1</text:p>
          </table:table-cell>
          <table:table-cell table:formula="of:=STDEV([.K3:.Q3])" office:value-type="float" office:value="0.00308553050055817" calcext:value-type="float">
            <text:p>0.0030855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275" calcext:value-type="float">
            <text:p>27.275</text:p>
          </table:table-cell>
          <table:table-cell office:value-type="float" office:value="35.645" calcext:value-type="float">
            <text:p>35.645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05" calcext:value-type="float">
            <text:p>30.005</text:p>
          </table:table-cell>
          <table:table-cell office:value-type="float" office:value="14.315" calcext:value-type="float">
            <text:p>14.31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</text:p>
          </table:table-cell>
          <table:table-cell table:number-columns-repeated="2"/>
          <table:table-cell office:value-type="float" office:value="26.935" calcext:value-type="float">
            <text:p>26.935</text:p>
          </table:table-cell>
          <table:table-cell office:value-type="float" office:value="35.31" calcext:value-type="float">
            <text:p>35.31</text:p>
          </table:table-cell>
          <table:table-cell office:value-type="float" office:value="59.5" calcext:value-type="float">
            <text:p>59.5</text:p>
          </table:table-cell>
          <table:table-cell office:value-type="float" office:value="29.775" calcext:value-type="float">
            <text:p>29.775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N2</text:p>
          </table:table-cell>
          <table:table-cell table:formula="of:=ABS([.C4]-[.C5])/[.C4]" office:value-type="string" office:string-value="" calcext:value-type="error">
            <text:p>#DIV/0!</text:p>
          </table:table-cell>
          <table:table-cell/>
          <table:table-cell table:formula="of:=ABS([.I4]-[.E5])/[.I4]" office:value-type="float" office:value="0.881592734893468" calcext:value-type="float">
            <text:p>0.8815927349</text:p>
          </table:table-cell>
          <table:table-cell table:formula="of:=ABS([.F4]-[.F5])/[.F4]" office:value-type="float" office:value="0.00939823257118813" calcext:value-type="float">
            <text:p>0.0093982326</text:p>
          </table:table-cell>
          <table:table-cell table:formula="of:=ABS([.G4]-[.G5])/[.G4]" office:value-type="float" office:value="0.00767178118745832" calcext:value-type="float">
            <text:p>0.0076717812</text:p>
          </table:table-cell>
          <table:table-cell table:formula="of:=ABS([.H4]-[.H5])/[.H4]" office:value-type="float" office:value="0.00766538910181638" calcext:value-type="float">
            <text:p>0.0076653891</text:p>
          </table:table-cell>
          <table:table-cell table:formula="of:=ABS([.I4]-[.I5])/[.I4]" office:value-type="float" office:value="0.0213063220398184" calcext:value-type="float">
            <text:p>0.021306322</text:p>
          </table:table-cell>
          <table:table-cell office:value-type="string" calcext:value-type="string">
            <text:p>N2_mean</text:p>
          </table:table-cell>
          <table:table-cell table:formula="of:=AVERAGE([.K5:.Q5])" office:value-type="string" office:string-value="" calcext:value-type="error">
            <text:p>#DIV/0!</text:p>
          </table:table-cell>
          <table:table-cell office:value-type="string" calcext:value-type="string">
            <text:p>sigma2</text:p>
          </table:table-cell>
          <table:table-cell table:formula="of:=STDEV([.K5:.Q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55" calcext:value-type="float">
            <text:p>12.455</text:p>
          </table:table-cell>
          <table:table-cell office:value-type="float" office:value="35.805" calcext:value-type="float">
            <text:p>35.80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19" calcext:value-type="float">
            <text:p>30.1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</text:p>
          </table:table-cell>
          <table:table-cell table:number-columns-repeated="3"/>
          <table:table-cell office:value-type="float" office:value="12.325" calcext:value-type="float">
            <text:p>12.325</text:p>
          </table:table-cell>
          <table:table-cell office:value-type="float" office:value="35.53" calcext:value-type="float">
            <text:p>35.53</text:p>
          </table:table-cell>
          <table:table-cell office:value-type="float" office:value="22.215" calcext:value-type="float">
            <text:p>22.215</text:p>
          </table:table-cell>
          <table:table-cell office:value-type="float" office:value="29.73" calcext:value-type="float">
            <text:p>29.73</text:p>
          </table:table-cell>
          <table:table-cell office:value-type="string" calcext:value-type="string">
            <text:p>N3</text:p>
          </table:table-cell>
          <table:table-cell table:formula="of:=ABS([.C6]-[.C7])/[.C6]" office:value-type="string" office:string-value="" calcext:value-type="error">
            <text:p>#DIV/0!</text:p>
          </table:table-cell>
          <table:table-cell table:formula="of:=ABS([.D6]-[.D7])/[.D6]" office:value-type="string" office:string-value="" calcext:value-type="error">
            <text:p>#DIV/0!</text:p>
          </table:table-cell>
          <table:table-cell/>
          <table:table-cell table:formula="of:=ABS([.F6]-[.F7])/[.F6]" office:value-type="float" office:value="0.0104375752709756" calcext:value-type="float">
            <text:p>0.0104375753</text:p>
          </table:table-cell>
          <table:table-cell table:formula="of:=ABS([.G6]-[.G7])/[.G6]" office:value-type="float" office:value="0.00768049155145925" calcext:value-type="float">
            <text:p>0.0076804916</text:p>
          </table:table-cell>
          <table:table-cell table:formula="of:=ABS([.H6]-[.H7])/[.H6]" office:value-type="float" office:value="0.0224422442244225" calcext:value-type="float">
            <text:p>0.0224422442</text:p>
          </table:table-cell>
          <table:table-cell table:formula="of:=ABS([.I6]-[.I7])/[.I6]" office:value-type="float" office:value="0.0152368333885393" calcext:value-type="float">
            <text:p>0.0152368334</text:p>
          </table:table-cell>
          <table:table-cell office:value-type="string" calcext:value-type="string">
            <text:p>N3_mean</text:p>
          </table:table-cell>
          <table:table-cell table:formula="of:=AVERAGE([.K7:.Q7])" office:value-type="string" office:string-value="" calcext:value-type="error">
            <text:p>#DIV/0!</text:p>
          </table:table-cell>
          <table:table-cell office:value-type="string" calcext:value-type="string">
            <text:p>sigma3</text:p>
          </table:table-cell>
          <table:table-cell table:formula="of:=STDEV([.K7:.Q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555" calcext:value-type="float">
            <text:p>17.555</text:p>
          </table:table-cell>
          <table:table-cell office:value-type="float" office:value="33.625" calcext:value-type="float">
            <text:p>33.62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</text:p>
          </table:table-cell>
          <table:table-cell table:number-columns-repeated="4"/>
          <table:table-cell office:value-type="float" office:value="24.36" calcext:value-type="float">
            <text:p>24.36</text:p>
          </table:table-cell>
          <table:table-cell office:value-type="float" office:value="17.115" calcext:value-type="float">
            <text:p>17.115</text:p>
          </table:table-cell>
          <table:table-cell office:value-type="float" office:value="33.255" calcext:value-type="float">
            <text:p>33.255</text:p>
          </table:table-cell>
          <table:table-cell office:value-type="string" calcext:value-type="string">
            <text:p>N4</text:p>
          </table:table-cell>
          <table:table-cell table:formula="of:=ABS([.C8]-[.C9])/[.C8]" office:value-type="string" office:string-value="" calcext:value-type="error">
            <text:p>#DIV/0!</text:p>
          </table:table-cell>
          <table:table-cell table:formula="of:=ABS([.D8]-[.D9])/[.D8]" office:value-type="string" office:string-value="" calcext:value-type="error">
            <text:p>#DIV/0!</text:p>
          </table:table-cell>
          <table:table-cell table:formula="of:=ABS([.E8]-[.E9])/[.E8]" office:value-type="string" office:string-value="" calcext:value-type="error">
            <text:p>#DIV/0!</text:p>
          </table:table-cell>
          <table:table-cell/>
          <table:table-cell table:formula="of:=ABS([.I8]-[.G9])/[.I8]" office:value-type="float" office:value="0.275539033457249" calcext:value-type="float">
            <text:p>0.2755390335</text:p>
          </table:table-cell>
          <table:table-cell table:formula="of:=ABS([.H8]-[.H9])/[.H8]" office:value-type="float" office:value="0.0250640843064655" calcext:value-type="float">
            <text:p>0.0250640843</text:p>
          </table:table-cell>
          <table:table-cell table:formula="of:=ABS([.I8]-[.I9])/[.I8]" office:value-type="float" office:value="0.0110037174721189" calcext:value-type="float">
            <text:p>0.0110037175</text:p>
          </table:table-cell>
          <table:table-cell office:value-type="string" calcext:value-type="string">
            <text:p>N4_mean</text:p>
          </table:table-cell>
          <table:table-cell table:formula="of:=AVERAGE([.K9:.Q9])" office:value-type="string" office:string-value="" calcext:value-type="error">
            <text:p>#DIV/0!</text:p>
          </table:table-cell>
          <table:table-cell office:value-type="string" calcext:value-type="string">
            <text:p>sigma4</text:p>
          </table:table-cell>
          <table:table-cell table:formula="of:=STDEV([.K9:.Q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375" calcext:value-type="float">
            <text:p>35.375</text:p>
          </table:table-cell>
          <table:table-cell office:value-type="float" office:value="55.805" calcext:value-type="float">
            <text:p>55.8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</text:p>
          </table:table-cell>
          <table:table-cell table:number-columns-repeated="5"/>
          <table:table-cell office:value-type="float" office:value="34.985" calcext:value-type="float">
            <text:p>34.985</text:p>
          </table:table-cell>
          <table:table-cell office:value-type="float" office:value="55.415" calcext:value-type="float">
            <text:p>55.41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string" office:string-value="" calcext:value-type="error">
            <text:p>#DIV/0!</text:p>
          </table:table-cell>
          <table:table-cell table:formula="of:=ABS([.D10]-[.D11])/[.D10]" office:value-type="string" office:string-value="" calcext:value-type="error">
            <text:p>#DIV/0!</text:p>
          </table:table-cell>
          <table:table-cell table:formula="of:=ABS([.E10]-[.E11])/[.E10]" office:value-type="string" office:string-value="" calcext:value-type="error">
            <text:p>#DIV/0!</text:p>
          </table:table-cell>
          <table:table-cell table:formula="of:=ABS([.F10]-[.F11])/[.F10]" office:value-type="string" office:string-value="" calcext:value-type="error">
            <text:p>#DIV/0!</text:p>
          </table:table-cell>
          <table:table-cell/>
          <table:table-cell table:formula="of:=ABS([.H10]-[.H11])/[.H10]" office:value-type="float" office:value="0.0110247349823322" calcext:value-type="float">
            <text:p>0.011024735</text:p>
          </table:table-cell>
          <table:table-cell table:formula="of:=ABS([.I10]-[.I11])/[.I10]" office:value-type="float" office:value="0.00698862109130007" calcext:value-type="float">
            <text:p>0.0069886211</text:p>
          </table:table-cell>
          <table:table-cell office:value-type="string" calcext:value-type="string">
            <text:p>N5_mean</text:p>
          </table:table-cell>
          <table:table-cell table:formula="of:=AVERAGE([.K11:.Q11])" office:value-type="string" office:string-value="" calcext:value-type="error">
            <text:p>#DIV/0!</text:p>
          </table:table-cell>
          <table:table-cell office:value-type="string" calcext:value-type="string">
            <text:p>sigma5</text:p>
          </table:table-cell>
          <table:table-cell table:formula="of:=STDEV([.K11:.Q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.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</text:p>
          </table:table-cell>
          <table:table-cell table:number-columns-repeated="6"/>
          <table:table-cell office:value-type="float" office:value="21.37" calcext:value-type="float">
            <text:p>21.37</text:p>
          </table:table-cell>
          <table:table-cell office:value-type="string" calcext:value-type="string">
            <text:p>N6</text:p>
          </table:table-cell>
          <table:table-cell table:formula="of:=ABS([.C12]-[.C13])/[.C12]" office:value-type="string" office:string-value="" calcext:value-type="error">
            <text:p>#DIV/0!</text:p>
          </table:table-cell>
          <table:table-cell table:formula="of:=ABS([.D12]-[.D13])/[.D12]" office:value-type="string" office:string-value="" calcext:value-type="error">
            <text:p>#DIV/0!</text:p>
          </table:table-cell>
          <table:table-cell table:formula="of:=ABS([.E12]-[.E13])/[.E12]" office:value-type="string" office:string-value="" calcext:value-type="error">
            <text:p>#DIV/0!</text:p>
          </table:table-cell>
          <table:table-cell table:formula="of:=ABS([.F12]-[.F13])/[.F12]" office:value-type="string" office:string-value="" calcext:value-type="error">
            <text:p>#DIV/0!</text:p>
          </table:table-cell>
          <table:table-cell table:formula="of:=ABS([.G12]-[.G13])/[.G12]" office:value-type="string" office:string-value="" calcext:value-type="error">
            <text:p>#DIV/0!</text:p>
          </table:table-cell>
          <table:table-cell/>
          <table:table-cell table:formula="of:=ABS([.I12]-[.I13])/[.I12]" office:value-type="float" office:value="0.00187529301453365" calcext:value-type="float">
            <text:p>0.001875293</text:p>
          </table:table-cell>
          <table:table-cell office:value-type="string" calcext:value-type="string">
            <text:p>N6_mean</text:p>
          </table:table-cell>
          <table:table-cell table:formula="of:=AVERAGE([.K13:.Q13])" office:value-type="string" office:string-value="" calcext:value-type="error">
            <text:p>#DIV/0!</text:p>
          </table:table-cell>
          <table:table-cell office:value-type="string" calcext:value-type="string">
            <text:p>sigma6</text:p>
          </table:table-cell>
          <table:table-cell table:formula="of:=STDEV([.K13:.Q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</text:p>
          </table:table-cell>
          <table:table-cell table:number-columns-repeated="7"/>
          <table:table-cell office:value-type="string" calcext:value-type="string">
            <text:p>N7</text:p>
          </table:table-cell>
          <table:table-cell table:formula="of:=ABS([.C14]-[.C15])/[.C14]" office:value-type="string" office:string-value="" calcext:value-type="error">
            <text:p>#DIV/0!</text:p>
          </table:table-cell>
          <table:table-cell table:formula="of:=ABS([.D14]-[.D15])/[.D14]" office:value-type="string" office:string-value="" calcext:value-type="error">
            <text:p>#DIV/0!</text:p>
          </table:table-cell>
          <table:table-cell table:formula="of:=ABS([.E14]-[.E15])/[.E14]" office:value-type="string" office:string-value="" calcext:value-type="error">
            <text:p>#DIV/0!</text:p>
          </table:table-cell>
          <table:table-cell table:formula="of:=ABS([.F14]-[.F15])/[.F14]" office:value-type="string" office:string-value="" calcext:value-type="error">
            <text:p>#DIV/0!</text:p>
          </table:table-cell>
          <table:table-cell table:formula="of:=ABS([.G14]-[.G15])/[.G14]" office:value-type="string" office:string-value="" calcext:value-type="error">
            <text:p>#DIV/0!</text:p>
          </table:table-cell>
          <table:table-cell table:formula="of:=ABS([.H14]-[.H15])/[.H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7_mean</text:p>
          </table:table-cell>
          <table:table-cell table:formula="of:=AVERAGE([.K15:.Q15])" office:value-type="string" office:string-value="" calcext:value-type="error">
            <text:p>#DIV/0!</text:p>
          </table:table-cell>
          <table:table-cell office:value-type="string" calcext:value-type="string">
            <text:p>sigma7</text:p>
          </table:table-cell>
          <table:table-cell table:formula="of:=STDEV([.K15:.Q15])" office:value-type="string" office:string-value="" calcext:value-type="error">
            <text:p>#DIV/0!</text:p>
          </table:table-cell>
        </table:table-row>
      </table:table>
      <table:table table:name="GMapping3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50.085" calcext:value-type="float">
            <text:p>50.085</text:p>
          </table:table-cell>
          <table:table-cell office:value-type="float" office:value="58.71" calcext:value-type="float">
            <text:p>58.71</text:p>
          </table:table-cell>
          <table:table-cell office:value-type="float" office:value="82.895" calcext:value-type="float">
            <text:p>82.895</text:p>
          </table:table-cell>
          <table:table-cell office:value-type="float" office:value="50.84" calcext:value-type="float">
            <text:p>50.84</text:p>
          </table:table-cell>
          <table:table-cell office:value-type="float" office:value="30.215" calcext:value-type="float">
            <text:p>30.21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float" office:value="49.415" calcext:value-type="float">
            <text:p>49.415</text:p>
          </table:table-cell>
          <table:table-cell office:value-type="float" office:value="58.07" calcext:value-type="float">
            <text:p>58.07</text:p>
          </table:table-cell>
          <table:table-cell office:value-type="float" office:value="82.145" calcext:value-type="float">
            <text:p>82.145</text:p>
          </table:table-cell>
          <table:table-cell office:value-type="float" office:value="50.555" calcext:value-type="float">
            <text:p>50.555</text:p>
          </table:table-cell>
          <table:table-cell office:value-type="float" office:value="29.825" calcext:value-type="float">
            <text:p>29.82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0432713111207184" calcext:value-type="float">
            <text:p>0.0004327131</text:p>
          </table:table-cell>
          <table:table-cell table:formula="of:=ABS([.E2]-[.E3])/[.E2]" office:value-type="float" office:value="0.0133772586602776" calcext:value-type="float">
            <text:p>0.0133772587</text:p>
          </table:table-cell>
          <table:table-cell table:formula="of:=ABS([.F2]-[.F3])/[.F2]" office:value-type="float" office:value="0.0109010390052802" calcext:value-type="float">
            <text:p>0.010901039</text:p>
          </table:table-cell>
          <table:table-cell table:formula="of:=ABS([.G2]-[.G3])/[.G2]" office:value-type="float" office:value="0.00904759032511008" calcext:value-type="float">
            <text:p>0.0090475903</text:p>
          </table:table-cell>
          <table:table-cell table:formula="of:=ABS([.H2]-[.H3])/[.H2]" office:value-type="float" office:value="0.0056058221872542" calcext:value-type="float">
            <text:p>0.0056058222</text:p>
          </table:table-cell>
          <table:table-cell table:formula="of:=ABS([.I2]-[.I3])/[.I2]" office:value-type="float" office:value="0.0129074962766838" calcext:value-type="float">
            <text:p>0.0129074963</text:p>
          </table:table-cell>
          <table:table-cell office:value-type="string" calcext:value-type="string">
            <text:p>N1_mean</text:p>
          </table:table-cell>
          <table:table-cell table:formula="of:=AVERAGE([.K3:.Q3])" office:value-type="float" office:value="0.00871198659430217" calcext:value-type="float">
            <text:p>0.0087119866</text:p>
          </table:table-cell>
          <table:table-cell office:value-type="string" calcext:value-type="string">
            <text:p>sigma1</text:p>
          </table:table-cell>
          <table:table-cell table:formula="of:=STDEV([.K3:.Q3])" office:value-type="float" office:value="0.0049490660128586" calcext:value-type="float">
            <text:p>0.004949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275" calcext:value-type="float">
            <text:p>27.275</text:p>
          </table:table-cell>
          <table:table-cell office:value-type="float" office:value="35.645" calcext:value-type="float">
            <text:p>35.645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05" calcext:value-type="float">
            <text:p>30.005</text:p>
          </table:table-cell>
          <table:table-cell office:value-type="float" office:value="14.315" calcext:value-type="float">
            <text:p>14.31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</text:p>
          </table:table-cell>
          <table:table-cell table:number-columns-repeated="2"/>
          <table:table-cell office:value-type="float" office:value="26.68" calcext:value-type="float">
            <text:p>26.68</text:p>
          </table:table-cell>
          <table:table-cell office:value-type="float" office:value="35.05" calcext:value-type="float">
            <text:p>35.05</text:p>
          </table:table-cell>
          <table:table-cell office:value-type="float" office:value="59.245" calcext:value-type="float">
            <text:p>59.245</text:p>
          </table:table-cell>
          <table:table-cell office:value-type="float" office:value="29.82" calcext:value-type="float">
            <text:p>29.82</text:p>
          </table:table-cell>
          <table:table-cell office:value-type="float" office:value="13.935" calcext:value-type="float">
            <text:p>13.935</text:p>
          </table:table-cell>
          <table:table-cell office:value-type="string" calcext:value-type="string">
            <text:p>N2</text:p>
          </table:table-cell>
          <table:table-cell table:formula="of:=ABS([.C4]-[.C5])/[.C4]" office:value-type="string" office:string-value="" calcext:value-type="error">
            <text:p>#DIV/0!</text:p>
          </table:table-cell>
          <table:table-cell/>
          <table:table-cell table:formula="of:=ABS([.I4]-[.E5])/[.I4]" office:value-type="float" office:value="0.863779252532309" calcext:value-type="float">
            <text:p>0.8637792525</text:p>
          </table:table-cell>
          <table:table-cell table:formula="of:=ABS([.F4]-[.F5])/[.F4]" office:value-type="float" office:value="0.0166923832234537" calcext:value-type="float">
            <text:p>0.0166923832</text:p>
          </table:table-cell>
          <table:table-cell table:formula="of:=ABS([.G4]-[.G5])/[.G4]" office:value-type="float" office:value="0.0119246164109407" calcext:value-type="float">
            <text:p>0.0119246164</text:p>
          </table:table-cell>
          <table:table-cell table:formula="of:=ABS([.H4]-[.H5])/[.H4]" office:value-type="float" office:value="0.0061656390601566" calcext:value-type="float">
            <text:p>0.0061656391</text:p>
          </table:table-cell>
          <table:table-cell table:formula="of:=ABS([.I4]-[.I5])/[.I4]" office:value-type="float" office:value="0.0265455815578064" calcext:value-type="float">
            <text:p>0.0265455816</text:p>
          </table:table-cell>
          <table:table-cell office:value-type="string" calcext:value-type="string">
            <text:p>N2_mean</text:p>
          </table:table-cell>
          <table:table-cell table:formula="of:=AVERAGE([.K5:.Q5])" office:value-type="string" office:string-value="" calcext:value-type="error">
            <text:p>#DIV/0!</text:p>
          </table:table-cell>
          <table:table-cell office:value-type="string" calcext:value-type="string">
            <text:p>sigma2</text:p>
          </table:table-cell>
          <table:table-cell table:formula="of:=STDEV([.K5:.Q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55" calcext:value-type="float">
            <text:p>12.455</text:p>
          </table:table-cell>
          <table:table-cell office:value-type="float" office:value="35.805" calcext:value-type="float">
            <text:p>35.80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19" calcext:value-type="float">
            <text:p>30.1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</text:p>
          </table:table-cell>
          <table:table-cell table:number-columns-repeated="3"/>
          <table:table-cell office:value-type="float" office:value="13.935" calcext:value-type="float">
            <text:p>13.935</text:p>
          </table:table-cell>
          <table:table-cell office:value-type="float" office:value="35.605" calcext:value-type="float">
            <text:p>35.605</text:p>
          </table:table-cell>
          <table:table-cell office:value-type="float" office:value="22.875" calcext:value-type="float">
            <text:p>22.875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N3</text:p>
          </table:table-cell>
          <table:table-cell table:formula="of:=ABS([.C6]-[.C7])/[.C6]" office:value-type="string" office:string-value="" calcext:value-type="error">
            <text:p>#DIV/0!</text:p>
          </table:table-cell>
          <table:table-cell table:formula="of:=ABS([.D6]-[.D7])/[.D6]" office:value-type="string" office:string-value="" calcext:value-type="error">
            <text:p>#DIV/0!</text:p>
          </table:table-cell>
          <table:table-cell/>
          <table:table-cell table:formula="of:=ABS([.F6]-[.F7])/[.F6]" office:value-type="float" office:value="0.118827780008029" calcext:value-type="float">
            <text:p>0.11882778</text:p>
          </table:table-cell>
          <table:table-cell table:formula="of:=ABS([.G6]-[.G7])/[.G6]" office:value-type="float" office:value="0.00558581203742502" calcext:value-type="float">
            <text:p>0.005585812</text:p>
          </table:table-cell>
          <table:table-cell table:formula="of:=ABS([.H6]-[.H7])/[.H6]" office:value-type="float" office:value="0.00660066006600654" calcext:value-type="float">
            <text:p>0.0066006601</text:p>
          </table:table-cell>
          <table:table-cell table:formula="of:=ABS([.I6]-[.I7])/[.I6]" office:value-type="float" office:value="0.0155680688969858" calcext:value-type="float">
            <text:p>0.0155680689</text:p>
          </table:table-cell>
          <table:table-cell office:value-type="string" calcext:value-type="string">
            <text:p>N3_mean</text:p>
          </table:table-cell>
          <table:table-cell table:formula="of:=AVERAGE([.K7:.Q7])" office:value-type="string" office:string-value="" calcext:value-type="error">
            <text:p>#DIV/0!</text:p>
          </table:table-cell>
          <table:table-cell office:value-type="string" calcext:value-type="string">
            <text:p>sigma3</text:p>
          </table:table-cell>
          <table:table-cell table:formula="of:=STDEV([.K7:.Q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555" calcext:value-type="float">
            <text:p>17.555</text:p>
          </table:table-cell>
          <table:table-cell office:value-type="float" office:value="33.625" calcext:value-type="float">
            <text:p>33.62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</text:p>
          </table:table-cell>
          <table:table-cell table:number-columns-repeated="4"/>
          <table:table-cell office:value-type="float" office:value="24.365" calcext:value-type="float">
            <text:p>24.365</text:p>
          </table:table-cell>
          <table:table-cell office:value-type="float" office:value="17.605" calcext:value-type="float">
            <text:p>17.605</text:p>
          </table:table-cell>
          <table:table-cell office:value-type="float" office:value="33.24" calcext:value-type="float">
            <text:p>33.24</text:p>
          </table:table-cell>
          <table:table-cell office:value-type="string" calcext:value-type="string">
            <text:p>N4</text:p>
          </table:table-cell>
          <table:table-cell table:formula="of:=ABS([.C8]-[.C9])/[.C8]" office:value-type="string" office:string-value="" calcext:value-type="error">
            <text:p>#DIV/0!</text:p>
          </table:table-cell>
          <table:table-cell table:formula="of:=ABS([.D8]-[.D9])/[.D8]" office:value-type="string" office:string-value="" calcext:value-type="error">
            <text:p>#DIV/0!</text:p>
          </table:table-cell>
          <table:table-cell table:formula="of:=ABS([.E8]-[.E9])/[.E8]" office:value-type="string" office:string-value="" calcext:value-type="error">
            <text:p>#DIV/0!</text:p>
          </table:table-cell>
          <table:table-cell/>
          <table:table-cell table:formula="of:=ABS([.I8]-[.G9])/[.I8]" office:value-type="float" office:value="0.275390334572491" calcext:value-type="float">
            <text:p>0.2753903346</text:p>
          </table:table-cell>
          <table:table-cell table:formula="of:=ABS([.H8]-[.H9])/[.H8]" office:value-type="float" office:value="0.00284819139846202" calcext:value-type="float">
            <text:p>0.0028481914</text:p>
          </table:table-cell>
          <table:table-cell table:formula="of:=ABS([.I8]-[.I9])/[.I8]" office:value-type="float" office:value="0.011449814126394" calcext:value-type="float">
            <text:p>0.0114498141</text:p>
          </table:table-cell>
          <table:table-cell office:value-type="string" calcext:value-type="string">
            <text:p>N4_mean</text:p>
          </table:table-cell>
          <table:table-cell table:formula="of:=AVERAGE([.K9:.Q9])" office:value-type="string" office:string-value="" calcext:value-type="error">
            <text:p>#DIV/0!</text:p>
          </table:table-cell>
          <table:table-cell office:value-type="string" calcext:value-type="string">
            <text:p>sigma4</text:p>
          </table:table-cell>
          <table:table-cell table:formula="of:=STDEV([.K9:.Q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375" calcext:value-type="float">
            <text:p>35.375</text:p>
          </table:table-cell>
          <table:table-cell office:value-type="float" office:value="55.805" calcext:value-type="float">
            <text:p>55.8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</text:p>
          </table:table-cell>
          <table:table-cell table:number-columns-repeated="5"/>
          <table:table-cell office:value-type="float" office:value="35.225" calcext:value-type="float">
            <text:p>35.225</text:p>
          </table:table-cell>
          <table:table-cell office:value-type="float" office:value="55.45" calcext:value-type="float">
            <text:p>55.4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string" office:string-value="" calcext:value-type="error">
            <text:p>#DIV/0!</text:p>
          </table:table-cell>
          <table:table-cell table:formula="of:=ABS([.D10]-[.D11])/[.D10]" office:value-type="string" office:string-value="" calcext:value-type="error">
            <text:p>#DIV/0!</text:p>
          </table:table-cell>
          <table:table-cell table:formula="of:=ABS([.E10]-[.E11])/[.E10]" office:value-type="string" office:string-value="" calcext:value-type="error">
            <text:p>#DIV/0!</text:p>
          </table:table-cell>
          <table:table-cell table:formula="of:=ABS([.F10]-[.F11])/[.F10]" office:value-type="string" office:string-value="" calcext:value-type="error">
            <text:p>#DIV/0!</text:p>
          </table:table-cell>
          <table:table-cell/>
          <table:table-cell table:formula="of:=ABS([.H10]-[.H11])/[.H10]" office:value-type="float" office:value="0.00424028268551233" calcext:value-type="float">
            <text:p>0.0042402827</text:p>
          </table:table-cell>
          <table:table-cell table:formula="of:=ABS([.I10]-[.I11])/[.I10]" office:value-type="float" office:value="0.00636143714720898" calcext:value-type="float">
            <text:p>0.0063614371</text:p>
          </table:table-cell>
          <table:table-cell office:value-type="string" calcext:value-type="string">
            <text:p>N5_mean</text:p>
          </table:table-cell>
          <table:table-cell table:formula="of:=AVERAGE([.K11:.Q11])" office:value-type="string" office:string-value="" calcext:value-type="error">
            <text:p>#DIV/0!</text:p>
          </table:table-cell>
          <table:table-cell office:value-type="string" calcext:value-type="string">
            <text:p>sigma5</text:p>
          </table:table-cell>
          <table:table-cell table:formula="of:=STDEV([.K11:.Q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.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</text:p>
          </table:table-cell>
          <table:table-cell table:number-columns-repeated="6"/>
          <table:table-cell office:value-type="float" office:value="21.33" calcext:value-type="float">
            <text:p>21.33</text:p>
          </table:table-cell>
          <table:table-cell office:value-type="string" calcext:value-type="string">
            <text:p>N6</text:p>
          </table:table-cell>
          <table:table-cell table:formula="of:=ABS([.C12]-[.C13])/[.C12]" office:value-type="string" office:string-value="" calcext:value-type="error">
            <text:p>#DIV/0!</text:p>
          </table:table-cell>
          <table:table-cell table:formula="of:=ABS([.D12]-[.D13])/[.D12]" office:value-type="string" office:string-value="" calcext:value-type="error">
            <text:p>#DIV/0!</text:p>
          </table:table-cell>
          <table:table-cell table:formula="of:=ABS([.E12]-[.E13])/[.E12]" office:value-type="string" office:string-value="" calcext:value-type="error">
            <text:p>#DIV/0!</text:p>
          </table:table-cell>
          <table:table-cell table:formula="of:=ABS([.F12]-[.F13])/[.F12]" office:value-type="string" office:string-value="" calcext:value-type="error">
            <text:p>#DIV/0!</text:p>
          </table:table-cell>
          <table:table-cell table:formula="of:=ABS([.G12]-[.G13])/[.G12]" office:value-type="string" office:string-value="" calcext:value-type="error">
            <text:p>#DIV/0!</text:p>
          </table:table-cell>
          <table:table-cell/>
          <table:table-cell table:formula="of:=ABS([.I12]-[.I13])/[.I12]" office:value-type="float" office:value="0" calcext:value-type="float">
            <text:p>0</text:p>
          </table:table-cell>
          <table:table-cell office:value-type="string" calcext:value-type="string">
            <text:p>N6_mean</text:p>
          </table:table-cell>
          <table:table-cell table:formula="of:=AVERAGE([.K13:.Q13])" office:value-type="string" office:string-value="" calcext:value-type="error">
            <text:p>#DIV/0!</text:p>
          </table:table-cell>
          <table:table-cell office:value-type="string" calcext:value-type="string">
            <text:p>sigma6</text:p>
          </table:table-cell>
          <table:table-cell table:formula="of:=STDEV([.K13:.Q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</text:p>
          </table:table-cell>
          <table:table-cell table:number-columns-repeated="7"/>
          <table:table-cell office:value-type="string" calcext:value-type="string">
            <text:p>N7</text:p>
          </table:table-cell>
          <table:table-cell table:formula="of:=ABS([.C14]-[.C15])/[.C14]" office:value-type="string" office:string-value="" calcext:value-type="error">
            <text:p>#DIV/0!</text:p>
          </table:table-cell>
          <table:table-cell table:formula="of:=ABS([.D14]-[.D15])/[.D14]" office:value-type="string" office:string-value="" calcext:value-type="error">
            <text:p>#DIV/0!</text:p>
          </table:table-cell>
          <table:table-cell table:formula="of:=ABS([.E14]-[.E15])/[.E14]" office:value-type="string" office:string-value="" calcext:value-type="error">
            <text:p>#DIV/0!</text:p>
          </table:table-cell>
          <table:table-cell table:formula="of:=ABS([.F14]-[.F15])/[.F14]" office:value-type="string" office:string-value="" calcext:value-type="error">
            <text:p>#DIV/0!</text:p>
          </table:table-cell>
          <table:table-cell table:formula="of:=ABS([.G14]-[.G15])/[.G14]" office:value-type="string" office:string-value="" calcext:value-type="error">
            <text:p>#DIV/0!</text:p>
          </table:table-cell>
          <table:table-cell table:formula="of:=ABS([.H14]-[.H15])/[.H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7_mean</text:p>
          </table:table-cell>
          <table:table-cell table:formula="of:=AVERAGE([.K15:.Q15])" office:value-type="string" office:string-value="" calcext:value-type="error">
            <text:p>#DIV/0!</text:p>
          </table:table-cell>
          <table:table-cell office:value-type="string" calcext:value-type="string">
            <text:p>sigma7</text:p>
          </table:table-cell>
          <table:table-cell table:formula="of:=STDEV([.K15:.Q15])" office:value-type="string" office:string-value="" calcext:value-type="error">
            <text:p>#DIV/0!</text:p>
          </table:table-cell>
        </table:table-row>
      </table:table>
      <table:table table:name="GMapping4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50.085" calcext:value-type="float">
            <text:p>50.085</text:p>
          </table:table-cell>
          <table:table-cell office:value-type="float" office:value="58.71" calcext:value-type="float">
            <text:p>58.71</text:p>
          </table:table-cell>
          <table:table-cell office:value-type="float" office:value="82.895" calcext:value-type="float">
            <text:p>82.895</text:p>
          </table:table-cell>
          <table:table-cell office:value-type="float" office:value="50.84" calcext:value-type="float">
            <text:p>50.84</text:p>
          </table:table-cell>
          <table:table-cell office:value-type="float" office:value="30.215" calcext:value-type="float">
            <text:p>30.21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49.56" calcext:value-type="float">
            <text:p>49.56</text:p>
          </table:table-cell>
          <table:table-cell office:value-type="float" office:value="58.155" calcext:value-type="float">
            <text:p>58.155</text:p>
          </table:table-cell>
          <table:table-cell office:value-type="float" office:value="82.175" calcext:value-type="float">
            <text:p>82.175</text:p>
          </table:table-cell>
          <table:table-cell office:value-type="float" office:value="50.425" calcext:value-type="float">
            <text:p>50.425</text:p>
          </table:table-cell>
          <table:table-cell office:value-type="float" office:value="29.895" calcext:value-type="float">
            <text:p>29.89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90869753353527" calcext:value-type="float">
            <text:p>0.0090869753</text:p>
          </table:table-cell>
          <table:table-cell table:formula="of:=ABS([.E2]-[.E3])/[.E2]" office:value-type="float" office:value="0.010482180293501" calcext:value-type="float">
            <text:p>0.0104821803</text:p>
          </table:table-cell>
          <table:table-cell table:formula="of:=ABS([.F2]-[.F3])/[.F2]" office:value-type="float" office:value="0.00945324476239141" calcext:value-type="float">
            <text:p>0.0094532448</text:p>
          </table:table-cell>
          <table:table-cell table:formula="of:=ABS([.G2]-[.G3])/[.G2]" office:value-type="float" office:value="0.00868568671210566" calcext:value-type="float">
            <text:p>0.0086856867</text:p>
          </table:table-cell>
          <table:table-cell table:formula="of:=ABS([.H2]-[.H3])/[.H2]" office:value-type="float" office:value="0.00816286388670351" calcext:value-type="float">
            <text:p>0.0081628639</text:p>
          </table:table-cell>
          <table:table-cell table:formula="of:=ABS([.I2]-[.I3])/[.I2]" office:value-type="float" office:value="0.0105907661757405" calcext:value-type="float">
            <text:p>0.0105907662</text:p>
          </table:table-cell>
          <table:table-cell office:value-type="string" calcext:value-type="string">
            <text:p>N1_mean</text:p>
          </table:table-cell>
          <table:table-cell table:formula="of:=AVERAGE([.K3:.Q3])" office:value-type="float" office:value="0.00941028619429914" calcext:value-type="float">
            <text:p>0.0094102862</text:p>
          </table:table-cell>
          <table:table-cell office:value-type="string" calcext:value-type="string">
            <text:p>sigma1</text:p>
          </table:table-cell>
          <table:table-cell table:formula="of:=STDEV([.K3:.Q3])" office:value-type="float" office:value="0.000972622446754668" calcext:value-type="float">
            <text:p>0.0009726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275" calcext:value-type="float">
            <text:p>27.275</text:p>
          </table:table-cell>
          <table:table-cell office:value-type="float" office:value="35.645" calcext:value-type="float">
            <text:p>35.645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05" calcext:value-type="float">
            <text:p>30.005</text:p>
          </table:table-cell>
          <table:table-cell office:value-type="float" office:value="14.315" calcext:value-type="float">
            <text:p>14.31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</text:p>
          </table:table-cell>
          <table:table-cell table:number-columns-repeated="2"/>
          <table:table-cell office:value-type="float" office:value="26.945" calcext:value-type="float">
            <text:p>26.945</text:p>
          </table:table-cell>
          <table:table-cell office:value-type="float" office:value="35.3" calcext:value-type="float">
            <text:p>35.3</text:p>
          </table:table-cell>
          <table:table-cell office:value-type="float" office:value="59.46" calcext:value-type="float">
            <text:p>59.46</text:p>
          </table:table-cell>
          <table:table-cell office:value-type="float" office:value="29.8" calcext:value-type="float">
            <text:p>29.8</text:p>
          </table:table-cell>
          <table:table-cell office:value-type="float" office:value="14.065" calcext:value-type="float">
            <text:p>14.065</text:p>
          </table:table-cell>
          <table:table-cell office:value-type="string" calcext:value-type="string">
            <text:p>N2</text:p>
          </table:table-cell>
          <table:table-cell table:formula="of:=ABS([.C4]-[.C5])/[.C4]" office:value-type="string" office:string-value="" calcext:value-type="error">
            <text:p>#DIV/0!</text:p>
          </table:table-cell>
          <table:table-cell/>
          <table:table-cell table:formula="of:=ABS([.I4]-[.E5])/[.I4]" office:value-type="float" office:value="0.8822913028292" calcext:value-type="float">
            <text:p>0.8822913028</text:p>
          </table:table-cell>
          <table:table-cell table:formula="of:=ABS([.F4]-[.F5])/[.F4]" office:value-type="float" office:value="0.00967877682704463" calcext:value-type="float">
            <text:p>0.0096787768</text:p>
          </table:table-cell>
          <table:table-cell table:formula="of:=ABS([.G4]-[.G5])/[.G4]" office:value-type="float" office:value="0.00833889259506338" calcext:value-type="float">
            <text:p>0.0083388926</text:p>
          </table:table-cell>
          <table:table-cell table:formula="of:=ABS([.H4]-[.H5])/[.H4]" office:value-type="float" office:value="0.00683219463422757" calcext:value-type="float">
            <text:p>0.0068321946</text:p>
          </table:table-cell>
          <table:table-cell table:formula="of:=ABS([.I4]-[.I5])/[.I4]" office:value-type="float" office:value="0.0174641983932937" calcext:value-type="float">
            <text:p>0.0174641984</text:p>
          </table:table-cell>
          <table:table-cell office:value-type="string" calcext:value-type="string">
            <text:p>N2_mean</text:p>
          </table:table-cell>
          <table:table-cell table:formula="of:=AVERAGE([.K5:.Q5])" office:value-type="string" office:string-value="" calcext:value-type="error">
            <text:p>#DIV/0!</text:p>
          </table:table-cell>
          <table:table-cell office:value-type="string" calcext:value-type="string">
            <text:p>sigma2</text:p>
          </table:table-cell>
          <table:table-cell table:formula="of:=STDEV([.K5:.Q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55" calcext:value-type="float">
            <text:p>12.455</text:p>
          </table:table-cell>
          <table:table-cell office:value-type="float" office:value="35.805" calcext:value-type="float">
            <text:p>35.80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19" calcext:value-type="float">
            <text:p>30.1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</text:p>
          </table:table-cell>
          <table:table-cell table:number-columns-repeated="3"/>
          <table:table-cell office:value-type="float" office:value="12.38" calcext:value-type="float">
            <text:p>12.38</text:p>
          </table:table-cell>
          <table:table-cell office:value-type="float" office:value="35.605" calcext:value-type="float">
            <text:p>35.605</text:p>
          </table:table-cell>
          <table:table-cell office:value-type="float" office:value="22.515" calcext:value-type="float">
            <text:p>22.515</text:p>
          </table:table-cell>
          <table:table-cell office:value-type="float" office:value="29.715" calcext:value-type="float">
            <text:p>29.715</text:p>
          </table:table-cell>
          <table:table-cell office:value-type="string" calcext:value-type="string">
            <text:p>N3</text:p>
          </table:table-cell>
          <table:table-cell table:formula="of:=ABS([.C6]-[.C7])/[.C6]" office:value-type="string" office:string-value="" calcext:value-type="error">
            <text:p>#DIV/0!</text:p>
          </table:table-cell>
          <table:table-cell table:formula="of:=ABS([.D6]-[.D7])/[.D6]" office:value-type="string" office:string-value="" calcext:value-type="error">
            <text:p>#DIV/0!</text:p>
          </table:table-cell>
          <table:table-cell/>
          <table:table-cell table:formula="of:=ABS([.F6]-[.F7])/[.F6]" office:value-type="float" office:value="0.00602167804094735" calcext:value-type="float">
            <text:p>0.006021678</text:p>
          </table:table-cell>
          <table:table-cell table:formula="of:=ABS([.G6]-[.G7])/[.G6]" office:value-type="float" office:value="0.00558581203742502" calcext:value-type="float">
            <text:p>0.005585812</text:p>
          </table:table-cell>
          <table:table-cell table:formula="of:=ABS([.H6]-[.H7])/[.H6]" office:value-type="float" office:value="0.00924092409240928" calcext:value-type="float">
            <text:p>0.0092409241</text:p>
          </table:table-cell>
          <table:table-cell table:formula="of:=ABS([.I6]-[.I7])/[.I6]" office:value-type="float" office:value="0.0157336866512091" calcext:value-type="float">
            <text:p>0.0157336867</text:p>
          </table:table-cell>
          <table:table-cell office:value-type="string" calcext:value-type="string">
            <text:p>N3_mean</text:p>
          </table:table-cell>
          <table:table-cell table:formula="of:=AVERAGE([.K7:.Q7])" office:value-type="string" office:string-value="" calcext:value-type="error">
            <text:p>#DIV/0!</text:p>
          </table:table-cell>
          <table:table-cell office:value-type="string" calcext:value-type="string">
            <text:p>sigma3</text:p>
          </table:table-cell>
          <table:table-cell table:formula="of:=STDEV([.K7:.Q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555" calcext:value-type="float">
            <text:p>17.555</text:p>
          </table:table-cell>
          <table:table-cell office:value-type="float" office:value="33.625" calcext:value-type="float">
            <text:p>33.62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</text:p>
          </table:table-cell>
          <table:table-cell table:number-columns-repeated="4"/>
          <table:table-cell office:value-type="float" office:value="24.355" calcext:value-type="float">
            <text:p>24.355</text:p>
          </table:table-cell>
          <table:table-cell office:value-type="float" office:value="17.34" calcext:value-type="float">
            <text:p>17.34</text:p>
          </table:table-cell>
          <table:table-cell office:value-type="float" office:value="33.195" calcext:value-type="float">
            <text:p>33.195</text:p>
          </table:table-cell>
          <table:table-cell office:value-type="string" calcext:value-type="string">
            <text:p>N4</text:p>
          </table:table-cell>
          <table:table-cell table:formula="of:=ABS([.C8]-[.C9])/[.C8]" office:value-type="string" office:string-value="" calcext:value-type="error">
            <text:p>#DIV/0!</text:p>
          </table:table-cell>
          <table:table-cell table:formula="of:=ABS([.D8]-[.D9])/[.D8]" office:value-type="string" office:string-value="" calcext:value-type="error">
            <text:p>#DIV/0!</text:p>
          </table:table-cell>
          <table:table-cell table:formula="of:=ABS([.E8]-[.E9])/[.E8]" office:value-type="string" office:string-value="" calcext:value-type="error">
            <text:p>#DIV/0!</text:p>
          </table:table-cell>
          <table:table-cell/>
          <table:table-cell table:formula="of:=ABS([.I8]-[.G9])/[.I8]" office:value-type="float" office:value="0.275687732342007" calcext:value-type="float">
            <text:p>0.2756877323</text:p>
          </table:table-cell>
          <table:table-cell table:formula="of:=ABS([.H8]-[.H9])/[.H8]" office:value-type="float" office:value="0.0122472230133865" calcext:value-type="float">
            <text:p>0.012247223</text:p>
          </table:table-cell>
          <table:table-cell table:formula="of:=ABS([.I8]-[.I9])/[.I8]" office:value-type="float" office:value="0.0127881040892193" calcext:value-type="float">
            <text:p>0.0127881041</text:p>
          </table:table-cell>
          <table:table-cell office:value-type="string" calcext:value-type="string">
            <text:p>N4_mean</text:p>
          </table:table-cell>
          <table:table-cell table:formula="of:=AVERAGE([.K9:.Q9])" office:value-type="string" office:string-value="" calcext:value-type="error">
            <text:p>#DIV/0!</text:p>
          </table:table-cell>
          <table:table-cell office:value-type="string" calcext:value-type="string">
            <text:p>sigma4</text:p>
          </table:table-cell>
          <table:table-cell table:formula="of:=STDEV([.K9:.Q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375" calcext:value-type="float">
            <text:p>35.375</text:p>
          </table:table-cell>
          <table:table-cell office:value-type="float" office:value="55.805" calcext:value-type="float">
            <text:p>55.8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</text:p>
          </table:table-cell>
          <table:table-cell table:number-columns-repeated="5"/>
          <table:table-cell office:value-type="float" office:value="35.005" calcext:value-type="float">
            <text:p>35.00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string" office:string-value="" calcext:value-type="error">
            <text:p>#DIV/0!</text:p>
          </table:table-cell>
          <table:table-cell table:formula="of:=ABS([.D10]-[.D11])/[.D10]" office:value-type="string" office:string-value="" calcext:value-type="error">
            <text:p>#DIV/0!</text:p>
          </table:table-cell>
          <table:table-cell table:formula="of:=ABS([.E10]-[.E11])/[.E10]" office:value-type="string" office:string-value="" calcext:value-type="error">
            <text:p>#DIV/0!</text:p>
          </table:table-cell>
          <table:table-cell table:formula="of:=ABS([.F10]-[.F11])/[.F10]" office:value-type="string" office:string-value="" calcext:value-type="error">
            <text:p>#DIV/0!</text:p>
          </table:table-cell>
          <table:table-cell/>
          <table:table-cell table:formula="of:=ABS([.H10]-[.H11])/[.H10]" office:value-type="float" office:value="0.0104593639575971" calcext:value-type="float">
            <text:p>0.010459364</text:p>
          </table:table-cell>
          <table:table-cell table:formula="of:=ABS([.I10]-[.I11])/[.I10]" office:value-type="float" office:value="0.00994534539915778" calcext:value-type="float">
            <text:p>0.0099453454</text:p>
          </table:table-cell>
          <table:table-cell office:value-type="string" calcext:value-type="string">
            <text:p>N5_mean</text:p>
          </table:table-cell>
          <table:table-cell table:formula="of:=AVERAGE([.K11:.Q11])" office:value-type="string" office:string-value="" calcext:value-type="error">
            <text:p>#DIV/0!</text:p>
          </table:table-cell>
          <table:table-cell office:value-type="string" calcext:value-type="string">
            <text:p>sigma5</text:p>
          </table:table-cell>
          <table:table-cell table:formula="of:=STDEV([.K11:.Q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.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</text:p>
          </table:table-cell>
          <table:table-cell table:number-columns-repeated="6"/>
          <table:table-cell office:value-type="float" office:value="21.175" calcext:value-type="float">
            <text:p>21.175</text:p>
          </table:table-cell>
          <table:table-cell office:value-type="string" calcext:value-type="string">
            <text:p>N6</text:p>
          </table:table-cell>
          <table:table-cell table:formula="of:=ABS([.C12]-[.C13])/[.C12]" office:value-type="string" office:string-value="" calcext:value-type="error">
            <text:p>#DIV/0!</text:p>
          </table:table-cell>
          <table:table-cell table:formula="of:=ABS([.D12]-[.D13])/[.D12]" office:value-type="string" office:string-value="" calcext:value-type="error">
            <text:p>#DIV/0!</text:p>
          </table:table-cell>
          <table:table-cell table:formula="of:=ABS([.E12]-[.E13])/[.E12]" office:value-type="string" office:string-value="" calcext:value-type="error">
            <text:p>#DIV/0!</text:p>
          </table:table-cell>
          <table:table-cell table:formula="of:=ABS([.F12]-[.F13])/[.F12]" office:value-type="string" office:string-value="" calcext:value-type="error">
            <text:p>#DIV/0!</text:p>
          </table:table-cell>
          <table:table-cell table:formula="of:=ABS([.G12]-[.G13])/[.G12]" office:value-type="string" office:string-value="" calcext:value-type="error">
            <text:p>#DIV/0!</text:p>
          </table:table-cell>
          <table:table-cell/>
          <table:table-cell table:formula="of:=ABS([.I12]-[.I13])/[.I12]" office:value-type="float" office:value="0.00726676043131728" calcext:value-type="float">
            <text:p>0.0072667604</text:p>
          </table:table-cell>
          <table:table-cell office:value-type="string" calcext:value-type="string">
            <text:p>N6_mean</text:p>
          </table:table-cell>
          <table:table-cell table:formula="of:=AVERAGE([.K13:.Q13])" office:value-type="string" office:string-value="" calcext:value-type="error">
            <text:p>#DIV/0!</text:p>
          </table:table-cell>
          <table:table-cell office:value-type="string" calcext:value-type="string">
            <text:p>sigma6</text:p>
          </table:table-cell>
          <table:table-cell table:formula="of:=STDEV([.K13:.Q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</text:p>
          </table:table-cell>
          <table:table-cell table:number-columns-repeated="7"/>
          <table:table-cell office:value-type="string" calcext:value-type="string">
            <text:p>N7</text:p>
          </table:table-cell>
          <table:table-cell table:formula="of:=ABS([.C14]-[.C15])/[.C14]" office:value-type="string" office:string-value="" calcext:value-type="error">
            <text:p>#DIV/0!</text:p>
          </table:table-cell>
          <table:table-cell table:formula="of:=ABS([.D14]-[.D15])/[.D14]" office:value-type="string" office:string-value="" calcext:value-type="error">
            <text:p>#DIV/0!</text:p>
          </table:table-cell>
          <table:table-cell table:formula="of:=ABS([.E14]-[.E15])/[.E14]" office:value-type="string" office:string-value="" calcext:value-type="error">
            <text:p>#DIV/0!</text:p>
          </table:table-cell>
          <table:table-cell table:formula="of:=ABS([.F14]-[.F15])/[.F14]" office:value-type="string" office:string-value="" calcext:value-type="error">
            <text:p>#DIV/0!</text:p>
          </table:table-cell>
          <table:table-cell table:formula="of:=ABS([.G14]-[.G15])/[.G14]" office:value-type="string" office:string-value="" calcext:value-type="error">
            <text:p>#DIV/0!</text:p>
          </table:table-cell>
          <table:table-cell table:formula="of:=ABS([.H14]-[.H15])/[.H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7_mean</text:p>
          </table:table-cell>
          <table:table-cell table:formula="of:=AVERAGE([.K15:.Q15])" office:value-type="string" office:string-value="" calcext:value-type="error">
            <text:p>#DIV/0!</text:p>
          </table:table-cell>
          <table:table-cell office:value-type="string" calcext:value-type="string">
            <text:p>sigma7</text:p>
          </table:table-cell>
          <table:table-cell table:formula="of:=STDEV([.K15:.Q15])" office:value-type="string" office:string-value="" calcext:value-type="error">
            <text:p>#DIV/0!</text:p>
          </table:table-cell>
        </table:table-row>
      </table:table>
      <table:table table:name="GMapping5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50.085" calcext:value-type="float">
            <text:p>50.085</text:p>
          </table:table-cell>
          <table:table-cell office:value-type="float" office:value="58.71" calcext:value-type="float">
            <text:p>58.71</text:p>
          </table:table-cell>
          <table:table-cell office:value-type="float" office:value="82.895" calcext:value-type="float">
            <text:p>82.895</text:p>
          </table:table-cell>
          <table:table-cell office:value-type="float" office:value="50.84" calcext:value-type="float">
            <text:p>50.84</text:p>
          </table:table-cell>
          <table:table-cell office:value-type="float" office:value="30.215" calcext:value-type="float">
            <text:p>30.21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</text:p>
          </table:table-cell>
          <table:table-cell/>
          <table:table-cell office:value-type="float" office:value="23.085" calcext:value-type="float">
            <text:p>23.085</text:p>
          </table:table-cell>
          <table:table-cell office:value-type="float" office:value="49.715" calcext:value-type="float">
            <text:p>49.715</text:p>
          </table:table-cell>
          <table:table-cell office:value-type="float" office:value="58.28" calcext:value-type="float">
            <text:p>58.28</text:p>
          </table:table-cell>
          <table:table-cell office:value-type="float" office:value="82.4" calcext:value-type="float">
            <text:p>82.4</text:p>
          </table:table-cell>
          <table:table-cell office:value-type="float" office:value="50.325" calcext:value-type="float">
            <text:p>50.325</text:p>
          </table:table-cell>
          <table:table-cell office:value-type="float" office:value="29.695" calcext:value-type="float">
            <text:p>29.69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108178277801811" calcext:value-type="float">
            <text:p>0.0010817828</text:p>
          </table:table-cell>
          <table:table-cell table:formula="of:=ABS([.E2]-[.E3])/[.E2]" office:value-type="float" office:value="0.00738744134970545" calcext:value-type="float">
            <text:p>0.0073874413</text:p>
          </table:table-cell>
          <table:table-cell table:formula="of:=ABS([.F2]-[.F3])/[.F2]" office:value-type="float" office:value="0.00732413558167262" calcext:value-type="float">
            <text:p>0.0073241356</text:p>
          </table:table-cell>
          <table:table-cell table:formula="of:=ABS([.G2]-[.G3])/[.G2]" office:value-type="float" office:value="0.00597140961457254" calcext:value-type="float">
            <text:p>0.0059714096</text:p>
          </table:table-cell>
          <table:table-cell table:formula="of:=ABS([.H2]-[.H3])/[.H2]" office:value-type="float" office:value="0.0101298190401259" calcext:value-type="float">
            <text:p>0.010129819</text:p>
          </table:table-cell>
          <table:table-cell table:formula="of:=ABS([.I2]-[.I3])/[.I2]" office:value-type="float" office:value="0.0172099950355783" calcext:value-type="float">
            <text:p>0.017209995</text:p>
          </table:table-cell>
          <table:table-cell office:value-type="string" calcext:value-type="string">
            <text:p>N1_mean</text:p>
          </table:table-cell>
          <table:table-cell table:formula="of:=AVERAGE([.K3:.Q3])" office:value-type="float" office:value="0.00818409723327883" calcext:value-type="float">
            <text:p>0.0081840972</text:p>
          </table:table-cell>
          <table:table-cell office:value-type="string" calcext:value-type="string">
            <text:p>sigma1</text:p>
          </table:table-cell>
          <table:table-cell table:formula="of:=STDEV([.K3:.Q3])" office:value-type="float" office:value="0.00532852167576791" calcext:value-type="float">
            <text:p>0.0053285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275" calcext:value-type="float">
            <text:p>27.275</text:p>
          </table:table-cell>
          <table:table-cell office:value-type="float" office:value="35.645" calcext:value-type="float">
            <text:p>35.645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05" calcext:value-type="float">
            <text:p>30.005</text:p>
          </table:table-cell>
          <table:table-cell office:value-type="float" office:value="14.315" calcext:value-type="float">
            <text:p>14.31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</text:p>
          </table:table-cell>
          <table:table-cell table:number-columns-repeated="2"/>
          <table:table-cell office:value-type="float" office:value="26.92" calcext:value-type="float">
            <text:p>26.92</text:p>
          </table:table-cell>
          <table:table-cell office:value-type="float" office:value="35.301" calcext:value-type="float">
            <text:p>35.301</text:p>
          </table:table-cell>
          <table:table-cell office:value-type="float" office:value="59.52" calcext:value-type="float">
            <text:p>59.52</text:p>
          </table:table-cell>
          <table:table-cell office:value-type="float" office:value="29.765" calcext:value-type="float">
            <text:p>29.765</text:p>
          </table:table-cell>
          <table:table-cell office:value-type="float" office:value="13.995" calcext:value-type="float">
            <text:p>13.995</text:p>
          </table:table-cell>
          <table:table-cell office:value-type="string" calcext:value-type="string">
            <text:p>N2</text:p>
          </table:table-cell>
          <table:table-cell table:formula="of:=ABS([.C4]-[.C5])/[.C4]" office:value-type="string" office:string-value="" calcext:value-type="error">
            <text:p>#DIV/0!</text:p>
          </table:table-cell>
          <table:table-cell/>
          <table:table-cell table:formula="of:=ABS([.I4]-[.E5])/[.I4]" office:value-type="float" office:value="0.880544882989871" calcext:value-type="float">
            <text:p>0.880544883</text:p>
          </table:table-cell>
          <table:table-cell table:formula="of:=ABS([.F4]-[.F5])/[.F4]" office:value-type="float" office:value="0.00965072240145886" calcext:value-type="float">
            <text:p>0.0096507224</text:p>
          </table:table-cell>
          <table:table-cell table:formula="of:=ABS([.G4]-[.G5])/[.G4]" office:value-type="float" office:value="0.00733822548365573" calcext:value-type="float">
            <text:p>0.0073382255</text:p>
          </table:table-cell>
          <table:table-cell table:formula="of:=ABS([.H4]-[.H5])/[.H4]" office:value-type="float" office:value="0.00799866688885181" calcext:value-type="float">
            <text:p>0.0079986669</text:p>
          </table:table-cell>
          <table:table-cell table:formula="of:=ABS([.I4]-[.I5])/[.I4]" office:value-type="float" office:value="0.022354173943416" calcext:value-type="float">
            <text:p>0.0223541739</text:p>
          </table:table-cell>
          <table:table-cell office:value-type="string" calcext:value-type="string">
            <text:p>N2_mean</text:p>
          </table:table-cell>
          <table:table-cell table:formula="of:=AVERAGE([.K5:.Q5])" office:value-type="string" office:string-value="" calcext:value-type="error">
            <text:p>#DIV/0!</text:p>
          </table:table-cell>
          <table:table-cell office:value-type="string" calcext:value-type="string">
            <text:p>sigma2</text:p>
          </table:table-cell>
          <table:table-cell table:formula="of:=STDEV([.K5:.Q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55" calcext:value-type="float">
            <text:p>12.455</text:p>
          </table:table-cell>
          <table:table-cell office:value-type="float" office:value="35.805" calcext:value-type="float">
            <text:p>35.80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19" calcext:value-type="float">
            <text:p>30.1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</text:p>
          </table:table-cell>
          <table:table-cell table:number-columns-repeated="3"/>
          <table:table-cell office:value-type="float" office:value="12.32" calcext:value-type="float">
            <text:p>12.32</text:p>
          </table:table-cell>
          <table:table-cell office:value-type="float" office:value="35.56" calcext:value-type="float">
            <text:p>35.56</text:p>
          </table:table-cell>
          <table:table-cell office:value-type="float" office:value="22.715" calcext:value-type="float">
            <text:p>22.715</text:p>
          </table:table-cell>
          <table:table-cell office:value-type="float" office:value="29.775" calcext:value-type="float">
            <text:p>29.775</text:p>
          </table:table-cell>
          <table:table-cell office:value-type="string" calcext:value-type="string">
            <text:p>N3</text:p>
          </table:table-cell>
          <table:table-cell table:formula="of:=ABS([.C6]-[.C7])/[.C6]" office:value-type="string" office:string-value="" calcext:value-type="error">
            <text:p>#DIV/0!</text:p>
          </table:table-cell>
          <table:table-cell table:formula="of:=ABS([.D6]-[.D7])/[.D6]" office:value-type="string" office:string-value="" calcext:value-type="error">
            <text:p>#DIV/0!</text:p>
          </table:table-cell>
          <table:table-cell/>
          <table:table-cell table:formula="of:=ABS([.F6]-[.F7])/[.F6]" office:value-type="float" office:value="0.0108390204737053" calcext:value-type="float">
            <text:p>0.0108390205</text:p>
          </table:table-cell>
          <table:table-cell table:formula="of:=ABS([.G6]-[.G7])/[.G6]" office:value-type="float" office:value="0.00684261974584548" calcext:value-type="float">
            <text:p>0.0068426197</text:p>
          </table:table-cell>
          <table:table-cell table:formula="of:=ABS([.H6]-[.H7])/[.H6]" office:value-type="float" office:value="0.000440044004400509" calcext:value-type="float">
            <text:p>0.000440044</text:p>
          </table:table-cell>
          <table:table-cell table:formula="of:=ABS([.I6]-[.I7])/[.I6]" office:value-type="float" office:value="0.0137462736005301" calcext:value-type="float">
            <text:p>0.0137462736</text:p>
          </table:table-cell>
          <table:table-cell office:value-type="string" calcext:value-type="string">
            <text:p>N3_mean</text:p>
          </table:table-cell>
          <table:table-cell table:formula="of:=AVERAGE([.K7:.Q7])" office:value-type="string" office:string-value="" calcext:value-type="error">
            <text:p>#DIV/0!</text:p>
          </table:table-cell>
          <table:table-cell office:value-type="string" calcext:value-type="string">
            <text:p>sigma3</text:p>
          </table:table-cell>
          <table:table-cell table:formula="of:=STDEV([.K7:.Q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555" calcext:value-type="float">
            <text:p>17.555</text:p>
          </table:table-cell>
          <table:table-cell office:value-type="float" office:value="33.625" calcext:value-type="float">
            <text:p>33.62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</text:p>
          </table:table-cell>
          <table:table-cell table:number-columns-repeated="4"/>
          <table:table-cell office:value-type="float" office:value="24.385" calcext:value-type="float">
            <text:p>24.385</text:p>
          </table:table-cell>
          <table:table-cell office:value-type="float" office:value="17.715" calcext:value-type="float">
            <text:p>17.715</text:p>
          </table:table-cell>
          <table:table-cell office:value-type="float" office:value="33.375" calcext:value-type="float">
            <text:p>33.375</text:p>
          </table:table-cell>
          <table:table-cell office:value-type="string" calcext:value-type="string">
            <text:p>N4</text:p>
          </table:table-cell>
          <table:table-cell table:formula="of:=ABS([.C8]-[.C9])/[.C8]" office:value-type="string" office:string-value="" calcext:value-type="error">
            <text:p>#DIV/0!</text:p>
          </table:table-cell>
          <table:table-cell table:formula="of:=ABS([.D8]-[.D9])/[.D8]" office:value-type="string" office:string-value="" calcext:value-type="error">
            <text:p>#DIV/0!</text:p>
          </table:table-cell>
          <table:table-cell table:formula="of:=ABS([.E8]-[.E9])/[.E8]" office:value-type="string" office:string-value="" calcext:value-type="error">
            <text:p>#DIV/0!</text:p>
          </table:table-cell>
          <table:table-cell/>
          <table:table-cell table:formula="of:=ABS([.I8]-[.G9])/[.I8]" office:value-type="float" office:value="0.274795539033457" calcext:value-type="float">
            <text:p>0.274795539</text:p>
          </table:table-cell>
          <table:table-cell table:formula="of:=ABS([.H8]-[.H9])/[.H8]" office:value-type="float" office:value="0.00911421247507833" calcext:value-type="float">
            <text:p>0.0091142125</text:p>
          </table:table-cell>
          <table:table-cell table:formula="of:=ABS([.I8]-[.I9])/[.I8]" office:value-type="float" office:value="0.00743494423791822" calcext:value-type="float">
            <text:p>0.0074349442</text:p>
          </table:table-cell>
          <table:table-cell office:value-type="string" calcext:value-type="string">
            <text:p>N4_mean</text:p>
          </table:table-cell>
          <table:table-cell table:formula="of:=AVERAGE([.K9:.Q9])" office:value-type="string" office:string-value="" calcext:value-type="error">
            <text:p>#DIV/0!</text:p>
          </table:table-cell>
          <table:table-cell office:value-type="string" calcext:value-type="string">
            <text:p>sigma4</text:p>
          </table:table-cell>
          <table:table-cell table:formula="of:=STDEV([.K9:.Q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375" calcext:value-type="float">
            <text:p>35.375</text:p>
          </table:table-cell>
          <table:table-cell office:value-type="float" office:value="55.805" calcext:value-type="float">
            <text:p>55.8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</text:p>
          </table:table-cell>
          <table:table-cell table:number-columns-repeated="5"/>
          <table:table-cell office:value-type="float" office:value="35.455" calcext:value-type="float">
            <text:p>35.455</text:p>
          </table:table-cell>
          <table:table-cell office:value-type="float" office:value="55.56" calcext:value-type="float">
            <text:p>55.56</text:p>
          </table:table-cell>
          <table:table-cell office:value-type="string" calcext:value-type="string">
            <text:p>N5</text:p>
          </table:table-cell>
          <table:table-cell table:formula="of:=ABS([.C10]-[.C11])/[.C10]" office:value-type="string" office:string-value="" calcext:value-type="error">
            <text:p>#DIV/0!</text:p>
          </table:table-cell>
          <table:table-cell table:formula="of:=ABS([.D10]-[.D11])/[.D10]" office:value-type="string" office:string-value="" calcext:value-type="error">
            <text:p>#DIV/0!</text:p>
          </table:table-cell>
          <table:table-cell table:formula="of:=ABS([.E10]-[.E11])/[.E10]" office:value-type="string" office:string-value="" calcext:value-type="error">
            <text:p>#DIV/0!</text:p>
          </table:table-cell>
          <table:table-cell table:formula="of:=ABS([.F10]-[.F11])/[.F10]" office:value-type="string" office:string-value="" calcext:value-type="error">
            <text:p>#DIV/0!</text:p>
          </table:table-cell>
          <table:table-cell/>
          <table:table-cell table:formula="of:=ABS([.H10]-[.H11])/[.H10]" office:value-type="float" office:value="0.00226148409893988" calcext:value-type="float">
            <text:p>0.0022614841</text:p>
          </table:table-cell>
          <table:table-cell table:formula="of:=ABS([.I10]-[.I11])/[.I10]" office:value-type="float" office:value="0.00439028760863717" calcext:value-type="float">
            <text:p>0.0043902876</text:p>
          </table:table-cell>
          <table:table-cell office:value-type="string" calcext:value-type="string">
            <text:p>N5_mean</text:p>
          </table:table-cell>
          <table:table-cell table:formula="of:=AVERAGE([.K11:.Q11])" office:value-type="string" office:string-value="" calcext:value-type="error">
            <text:p>#DIV/0!</text:p>
          </table:table-cell>
          <table:table-cell office:value-type="string" calcext:value-type="string">
            <text:p>sigma5</text:p>
          </table:table-cell>
          <table:table-cell table:formula="of:=STDEV([.K11:.Q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.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</text:p>
          </table:table-cell>
          <table:table-cell table:number-columns-repeated="6"/>
          <table:table-cell office:value-type="float" office:value="21.175" calcext:value-type="float">
            <text:p>21.175</text:p>
          </table:table-cell>
          <table:table-cell office:value-type="string" calcext:value-type="string">
            <text:p>N6</text:p>
          </table:table-cell>
          <table:table-cell table:formula="of:=ABS([.C12]-[.C13])/[.C12]" office:value-type="string" office:string-value="" calcext:value-type="error">
            <text:p>#DIV/0!</text:p>
          </table:table-cell>
          <table:table-cell table:formula="of:=ABS([.D12]-[.D13])/[.D12]" office:value-type="string" office:string-value="" calcext:value-type="error">
            <text:p>#DIV/0!</text:p>
          </table:table-cell>
          <table:table-cell table:formula="of:=ABS([.E12]-[.E13])/[.E12]" office:value-type="string" office:string-value="" calcext:value-type="error">
            <text:p>#DIV/0!</text:p>
          </table:table-cell>
          <table:table-cell table:formula="of:=ABS([.F12]-[.F13])/[.F12]" office:value-type="string" office:string-value="" calcext:value-type="error">
            <text:p>#DIV/0!</text:p>
          </table:table-cell>
          <table:table-cell table:formula="of:=ABS([.G12]-[.G13])/[.G12]" office:value-type="string" office:string-value="" calcext:value-type="error">
            <text:p>#DIV/0!</text:p>
          </table:table-cell>
          <table:table-cell/>
          <table:table-cell table:formula="of:=ABS([.I12]-[.I13])/[.I12]" office:value-type="float" office:value="0.00726676043131728" calcext:value-type="float">
            <text:p>0.0072667604</text:p>
          </table:table-cell>
          <table:table-cell office:value-type="string" calcext:value-type="string">
            <text:p>N6_mean</text:p>
          </table:table-cell>
          <table:table-cell table:formula="of:=AVERAGE([.K13:.Q13])" office:value-type="string" office:string-value="" calcext:value-type="error">
            <text:p>#DIV/0!</text:p>
          </table:table-cell>
          <table:table-cell office:value-type="string" calcext:value-type="string">
            <text:p>sigma6</text:p>
          </table:table-cell>
          <table:table-cell table:formula="of:=STDEV([.K13:.Q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</text:p>
          </table:table-cell>
          <table:table-cell table:number-columns-repeated="7"/>
          <table:table-cell office:value-type="string" calcext:value-type="string">
            <text:p>N7</text:p>
          </table:table-cell>
          <table:table-cell table:formula="of:=ABS([.C14]-[.C15])/[.C14]" office:value-type="string" office:string-value="" calcext:value-type="error">
            <text:p>#DIV/0!</text:p>
          </table:table-cell>
          <table:table-cell table:formula="of:=ABS([.D14]-[.D15])/[.D14]" office:value-type="string" office:string-value="" calcext:value-type="error">
            <text:p>#DIV/0!</text:p>
          </table:table-cell>
          <table:table-cell table:formula="of:=ABS([.E14]-[.E15])/[.E14]" office:value-type="string" office:string-value="" calcext:value-type="error">
            <text:p>#DIV/0!</text:p>
          </table:table-cell>
          <table:table-cell table:formula="of:=ABS([.F14]-[.F15])/[.F14]" office:value-type="string" office:string-value="" calcext:value-type="error">
            <text:p>#DIV/0!</text:p>
          </table:table-cell>
          <table:table-cell table:formula="of:=ABS([.G14]-[.G15])/[.G14]" office:value-type="string" office:string-value="" calcext:value-type="error">
            <text:p>#DIV/0!</text:p>
          </table:table-cell>
          <table:table-cell table:formula="of:=ABS([.H14]-[.H15])/[.H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7_mean</text:p>
          </table:table-cell>
          <table:table-cell table:formula="of:=AVERAGE([.K15:.Q15])" office:value-type="string" office:string-value="" calcext:value-type="error">
            <text:p>#DIV/0!</text:p>
          </table:table-cell>
          <table:table-cell office:value-type="string" calcext:value-type="string">
            <text:p>sigma7</text:p>
          </table:table-cell>
          <table:table-cell table:formula="of:=STDEV([.K15:.Q15])" office:value-type="string" office:string-value="" calcext:value-type="error">
            <text:p>#DIV/0!</text:p>
          </table:table-cell>
        </table:table-row>
      </table:table>
      <table:table table:name="GMappingWithMap1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50.085" calcext:value-type="float">
            <text:p>50.085</text:p>
          </table:table-cell>
          <table:table-cell office:value-type="float" office:value="58.71" calcext:value-type="float">
            <text:p>58.71</text:p>
          </table:table-cell>
          <table:table-cell office:value-type="float" office:value="82.895" calcext:value-type="float">
            <text:p>82.895</text:p>
          </table:table-cell>
          <table:table-cell office:value-type="float" office:value="50.84" calcext:value-type="float">
            <text:p>50.84</text:p>
          </table:table-cell>
          <table:table-cell office:value-type="float" office:value="30.215" calcext:value-type="float">
            <text:p>30.21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 with prior map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49.97" calcext:value-type="float">
            <text:p>49.97</text:p>
          </table:table-cell>
          <table:table-cell office:value-type="float" office:value="58.87" calcext:value-type="float">
            <text:p>58.87</text:p>
          </table:table-cell>
          <table:table-cell office:value-type="float" office:value="82.87" calcext:value-type="float">
            <text:p>82.87</text:p>
          </table:table-cell>
          <table:table-cell office:value-type="float" office:value="50.93" calcext:value-type="float">
            <text:p>50.93</text:p>
          </table:table-cell>
          <table:table-cell office:value-type="float" office:value="30.365" calcext:value-type="float">
            <text:p>30.36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389441800086542" calcext:value-type="float">
            <text:p>0.003894418</text:p>
          </table:table-cell>
          <table:table-cell table:formula="of:=ABS([.E2]-[.E3])/[.E2]" office:value-type="float" office:value="0.00229609663571932" calcext:value-type="float">
            <text:p>0.0022960966</text:p>
          </table:table-cell>
          <table:table-cell table:formula="of:=ABS([.F2]-[.F3])/[.F2]" office:value-type="float" office:value="0.00272525975131999" calcext:value-type="float">
            <text:p>0.0027252598</text:p>
          </table:table-cell>
          <table:table-cell table:formula="of:=ABS([.G2]-[.G3])/[.G2]" office:value-type="float" office:value="0.000301586344170233" calcext:value-type="float">
            <text:p>0.0003015863</text:p>
          </table:table-cell>
          <table:table-cell table:formula="of:=ABS([.H2]-[.H3])/[.H2]" office:value-type="float" office:value="0.00177025963808018" calcext:value-type="float">
            <text:p>0.0017702596</text:p>
          </table:table-cell>
          <table:table-cell table:formula="of:=ABS([.I2]-[.I3])/[.I2]" office:value-type="float" office:value="0.00496442164487833" calcext:value-type="float">
            <text:p>0.0049644216</text:p>
          </table:table-cell>
          <table:table-cell office:value-type="string" calcext:value-type="string">
            <text:p>N1_mean</text:p>
          </table:table-cell>
          <table:table-cell table:formula="of:=AVERAGE([.K3:.Q3])" office:value-type="float" office:value="0.00265867366917224" calcext:value-type="float">
            <text:p>0.0026586737</text:p>
          </table:table-cell>
          <table:table-cell office:value-type="string" calcext:value-type="string">
            <text:p>sigma1</text:p>
          </table:table-cell>
          <table:table-cell table:formula="of:=STDEV([.K3:.Q3])" office:value-type="float" office:value="0.00163245666041302" calcext:value-type="float">
            <text:p>0.0016324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275" calcext:value-type="float">
            <text:p>27.275</text:p>
          </table:table-cell>
          <table:table-cell office:value-type="float" office:value="35.645" calcext:value-type="float">
            <text:p>35.645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05" calcext:value-type="float">
            <text:p>30.005</text:p>
          </table:table-cell>
          <table:table-cell office:value-type="float" office:value="14.315" calcext:value-type="float">
            <text:p>14.31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 with prior map</text:p>
          </table:table-cell>
          <table:table-cell table:number-columns-repeated="2"/>
          <table:table-cell office:value-type="float" office:value="27.15" calcext:value-type="float">
            <text:p>27.15</text:p>
          </table:table-cell>
          <table:table-cell office:value-type="float" office:value="35.69" calcext:value-type="float">
            <text:p>35.69</text:p>
          </table:table-cell>
          <table:table-cell office:value-type="float" office:value="59.81" calcext:value-type="float">
            <text:p>59.81</text:p>
          </table:table-cell>
          <table:table-cell office:value-type="float" office:value="29.825" calcext:value-type="float">
            <text:p>29.825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N2</text:p>
          </table:table-cell>
          <table:table-cell table:formula="of:=ABS([.C4]-[.C5])/[.C4]" office:value-type="string" office:string-value="" calcext:value-type="error">
            <text:p>#DIV/0!</text:p>
          </table:table-cell>
          <table:table-cell/>
          <table:table-cell table:formula="of:=ABS([.I4]-[.E5])/[.I4]" office:value-type="float" office:value="0.896611945511701" calcext:value-type="float">
            <text:p>0.8966119455</text:p>
          </table:table-cell>
          <table:table-cell table:formula="of:=ABS([.F4]-[.F5])/[.F4]" office:value-type="float" office:value="0.00126244915135347" calcext:value-type="float">
            <text:p>0.0012624492</text:p>
          </table:table-cell>
          <table:table-cell table:formula="of:=ABS([.G4]-[.G5])/[.G4]" office:value-type="float" office:value="0.00250166777851899" calcext:value-type="float">
            <text:p>0.0025016678</text:p>
          </table:table-cell>
          <table:table-cell table:formula="of:=ABS([.H4]-[.H5])/[.H4]" office:value-type="float" office:value="0.00599900016663888" calcext:value-type="float">
            <text:p>0.0059990002</text:p>
          </table:table-cell>
          <table:table-cell table:formula="of:=ABS([.I4]-[.I5])/[.I4]" office:value-type="float" office:value="0.0143206426825009" calcext:value-type="float">
            <text:p>0.0143206427</text:p>
          </table:table-cell>
          <table:table-cell office:value-type="string" calcext:value-type="string">
            <text:p>N2_mean</text:p>
          </table:table-cell>
          <table:table-cell table:formula="of:=AVERAGE([.K5:.Q5])" office:value-type="string" office:string-value="" calcext:value-type="error">
            <text:p>#DIV/0!</text:p>
          </table:table-cell>
          <table:table-cell office:value-type="string" calcext:value-type="string">
            <text:p>sigma2</text:p>
          </table:table-cell>
          <table:table-cell table:formula="of:=STDEV([.K5:.Q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55" calcext:value-type="float">
            <text:p>12.455</text:p>
          </table:table-cell>
          <table:table-cell office:value-type="float" office:value="35.805" calcext:value-type="float">
            <text:p>35.80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19" calcext:value-type="float">
            <text:p>30.1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 with prior map</text:p>
          </table:table-cell>
          <table:table-cell table:number-columns-repeated="3"/>
          <table:table-cell office:value-type="float" office:value="12.57" calcext:value-type="float">
            <text:p>12.57</text:p>
          </table:table-cell>
          <table:table-cell office:value-type="float" office:value="35.95" calcext:value-type="float">
            <text:p>35.9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05" calcext:value-type="float">
            <text:p>30.05</text:p>
          </table:table-cell>
          <table:table-cell office:value-type="string" calcext:value-type="string">
            <text:p>N3</text:p>
          </table:table-cell>
          <table:table-cell table:formula="of:=ABS([.C6]-[.C7])/[.C6]" office:value-type="string" office:string-value="" calcext:value-type="error">
            <text:p>#DIV/0!</text:p>
          </table:table-cell>
          <table:table-cell table:formula="of:=ABS([.D6]-[.D7])/[.D6]" office:value-type="string" office:string-value="" calcext:value-type="error">
            <text:p>#DIV/0!</text:p>
          </table:table-cell>
          <table:table-cell/>
          <table:table-cell table:formula="of:=ABS([.F6]-[.F7])/[.F6]" office:value-type="float" office:value="0.00923323966278605" calcext:value-type="float">
            <text:p>0.0092332397</text:p>
          </table:table-cell>
          <table:table-cell table:formula="of:=ABS([.G6]-[.G7])/[.G6]" office:value-type="float" office:value="0.00404971372713317" calcext:value-type="float">
            <text:p>0.0040497137</text:p>
          </table:table-cell>
          <table:table-cell table:formula="of:=ABS([.H6]-[.H7])/[.H6]" office:value-type="float" office:value="0" calcext:value-type="float">
            <text:p>0</text:p>
          </table:table-cell>
          <table:table-cell table:formula="of:=ABS([.I6]-[.I7])/[.I6]" office:value-type="float" office:value="0.00463729711825109" calcext:value-type="float">
            <text:p>0.0046372971</text:p>
          </table:table-cell>
          <table:table-cell office:value-type="string" calcext:value-type="string">
            <text:p>N3_mean</text:p>
          </table:table-cell>
          <table:table-cell table:formula="of:=AVERAGE([.K7:.Q7])" office:value-type="string" office:string-value="" calcext:value-type="error">
            <text:p>#DIV/0!</text:p>
          </table:table-cell>
          <table:table-cell office:value-type="string" calcext:value-type="string">
            <text:p>sigma3</text:p>
          </table:table-cell>
          <table:table-cell table:formula="of:=STDEV([.K7:.Q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555" calcext:value-type="float">
            <text:p>17.555</text:p>
          </table:table-cell>
          <table:table-cell office:value-type="float" office:value="33.625" calcext:value-type="float">
            <text:p>33.62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 with prior map</text:p>
          </table:table-cell>
          <table:table-cell table:number-columns-repeated="4"/>
          <table:table-cell office:value-type="float" office:value="24.39" calcext:value-type="float">
            <text:p>24.39</text:p>
          </table:table-cell>
          <table:table-cell office:value-type="float" office:value="17.71" calcext:value-type="float">
            <text:p>17.71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N4</text:p>
          </table:table-cell>
          <table:table-cell table:formula="of:=ABS([.C8]-[.C9])/[.C8]" office:value-type="string" office:string-value="" calcext:value-type="error">
            <text:p>#DIV/0!</text:p>
          </table:table-cell>
          <table:table-cell table:formula="of:=ABS([.D8]-[.D9])/[.D8]" office:value-type="string" office:string-value="" calcext:value-type="error">
            <text:p>#DIV/0!</text:p>
          </table:table-cell>
          <table:table-cell table:formula="of:=ABS([.E8]-[.E9])/[.E8]" office:value-type="string" office:string-value="" calcext:value-type="error">
            <text:p>#DIV/0!</text:p>
          </table:table-cell>
          <table:table-cell/>
          <table:table-cell table:formula="of:=ABS([.I8]-[.G9])/[.I8]" office:value-type="float" office:value="0.274646840148699" calcext:value-type="float">
            <text:p>0.2746468401</text:p>
          </table:table-cell>
          <table:table-cell table:formula="of:=ABS([.H8]-[.H9])/[.H8]" office:value-type="float" office:value="0.00882939333523219" calcext:value-type="float">
            <text:p>0.0088293933</text:p>
          </table:table-cell>
          <table:table-cell table:formula="of:=ABS([.I8]-[.I9])/[.I8]" office:value-type="float" office:value="0.00223048327137555" calcext:value-type="float">
            <text:p>0.0022304833</text:p>
          </table:table-cell>
          <table:table-cell office:value-type="string" calcext:value-type="string">
            <text:p>N4_mean</text:p>
          </table:table-cell>
          <table:table-cell table:formula="of:=AVERAGE([.K9:.Q9])" office:value-type="string" office:string-value="" calcext:value-type="error">
            <text:p>#DIV/0!</text:p>
          </table:table-cell>
          <table:table-cell office:value-type="string" calcext:value-type="string">
            <text:p>sigma4</text:p>
          </table:table-cell>
          <table:table-cell table:formula="of:=STDEV([.K9:.Q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375" calcext:value-type="float">
            <text:p>35.375</text:p>
          </table:table-cell>
          <table:table-cell office:value-type="float" office:value="55.805" calcext:value-type="float">
            <text:p>55.8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 with prior map</text:p>
          </table:table-cell>
          <table:table-cell table:number-columns-repeated="5"/>
          <table:table-cell office:value-type="float" office:value="35.205" calcext:value-type="float">
            <text:p>35.205</text:p>
          </table:table-cell>
          <table:table-cell office:value-type="float" office:value="55.585" calcext:value-type="float">
            <text:p>55.58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string" office:string-value="" calcext:value-type="error">
            <text:p>#DIV/0!</text:p>
          </table:table-cell>
          <table:table-cell table:formula="of:=ABS([.D10]-[.D11])/[.D10]" office:value-type="string" office:string-value="" calcext:value-type="error">
            <text:p>#DIV/0!</text:p>
          </table:table-cell>
          <table:table-cell table:formula="of:=ABS([.E10]-[.E11])/[.E10]" office:value-type="string" office:string-value="" calcext:value-type="error">
            <text:p>#DIV/0!</text:p>
          </table:table-cell>
          <table:table-cell table:formula="of:=ABS([.F10]-[.F11])/[.F10]" office:value-type="string" office:string-value="" calcext:value-type="error">
            <text:p>#DIV/0!</text:p>
          </table:table-cell>
          <table:table-cell/>
          <table:table-cell table:formula="of:=ABS([.H10]-[.H11])/[.H10]" office:value-type="float" office:value="0.0048056537102474" calcext:value-type="float">
            <text:p>0.0048056537</text:p>
          </table:table-cell>
          <table:table-cell table:formula="of:=ABS([.I10]-[.I11])/[.I10]" office:value-type="float" office:value="0.0039422990771436" calcext:value-type="float">
            <text:p>0.0039422991</text:p>
          </table:table-cell>
          <table:table-cell office:value-type="string" calcext:value-type="string">
            <text:p>N5_mean</text:p>
          </table:table-cell>
          <table:table-cell table:formula="of:=AVERAGE([.K11:.Q11])" office:value-type="string" office:string-value="" calcext:value-type="error">
            <text:p>#DIV/0!</text:p>
          </table:table-cell>
          <table:table-cell office:value-type="string" calcext:value-type="string">
            <text:p>sigma5</text:p>
          </table:table-cell>
          <table:table-cell table:formula="of:=STDEV([.K11:.Q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.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 with prior map</text:p>
          </table:table-cell>
          <table:table-cell table:number-columns-repeated="6"/>
          <table:table-cell office:value-type="float" office:value="21.24" calcext:value-type="float">
            <text:p>21.24</text:p>
          </table:table-cell>
          <table:table-cell office:value-type="string" calcext:value-type="string">
            <text:p>N6</text:p>
          </table:table-cell>
          <table:table-cell table:formula="of:=ABS([.C12]-[.C13])/[.C12]" office:value-type="string" office:string-value="" calcext:value-type="error">
            <text:p>#DIV/0!</text:p>
          </table:table-cell>
          <table:table-cell table:formula="of:=ABS([.D12]-[.D13])/[.D12]" office:value-type="string" office:string-value="" calcext:value-type="error">
            <text:p>#DIV/0!</text:p>
          </table:table-cell>
          <table:table-cell table:formula="of:=ABS([.E12]-[.E13])/[.E12]" office:value-type="string" office:string-value="" calcext:value-type="error">
            <text:p>#DIV/0!</text:p>
          </table:table-cell>
          <table:table-cell table:formula="of:=ABS([.F12]-[.F13])/[.F12]" office:value-type="string" office:string-value="" calcext:value-type="error">
            <text:p>#DIV/0!</text:p>
          </table:table-cell>
          <table:table-cell table:formula="of:=ABS([.G12]-[.G13])/[.G12]" office:value-type="string" office:string-value="" calcext:value-type="error">
            <text:p>#DIV/0!</text:p>
          </table:table-cell>
          <table:table-cell/>
          <table:table-cell table:formula="of:=ABS([.I12]-[.I13])/[.I12]" office:value-type="float" office:value="0.00421940928270042" calcext:value-type="float">
            <text:p>0.0042194093</text:p>
          </table:table-cell>
          <table:table-cell office:value-type="string" calcext:value-type="string">
            <text:p>N6_mean</text:p>
          </table:table-cell>
          <table:table-cell table:formula="of:=AVERAGE([.K13:.Q13])" office:value-type="string" office:string-value="" calcext:value-type="error">
            <text:p>#DIV/0!</text:p>
          </table:table-cell>
          <table:table-cell office:value-type="string" calcext:value-type="string">
            <text:p>sigma6</text:p>
          </table:table-cell>
          <table:table-cell table:formula="of:=STDEV([.K13:.Q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 with prior map</text:p>
          </table:table-cell>
          <table:table-cell table:number-columns-repeated="7"/>
          <table:table-cell office:value-type="string" calcext:value-type="string">
            <text:p>N7</text:p>
          </table:table-cell>
          <table:table-cell table:formula="of:=ABS([.C14]-[.C15])/[.C14]" office:value-type="string" office:string-value="" calcext:value-type="error">
            <text:p>#DIV/0!</text:p>
          </table:table-cell>
          <table:table-cell table:formula="of:=ABS([.D14]-[.D15])/[.D14]" office:value-type="string" office:string-value="" calcext:value-type="error">
            <text:p>#DIV/0!</text:p>
          </table:table-cell>
          <table:table-cell table:formula="of:=ABS([.E14]-[.E15])/[.E14]" office:value-type="string" office:string-value="" calcext:value-type="error">
            <text:p>#DIV/0!</text:p>
          </table:table-cell>
          <table:table-cell table:formula="of:=ABS([.F14]-[.F15])/[.F14]" office:value-type="string" office:string-value="" calcext:value-type="error">
            <text:p>#DIV/0!</text:p>
          </table:table-cell>
          <table:table-cell table:formula="of:=ABS([.G14]-[.G15])/[.G14]" office:value-type="string" office:string-value="" calcext:value-type="error">
            <text:p>#DIV/0!</text:p>
          </table:table-cell>
          <table:table-cell table:formula="of:=ABS([.H14]-[.H15])/[.H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7_mean</text:p>
          </table:table-cell>
          <table:table-cell table:formula="of:=AVERAGE([.K15:.Q15])" office:value-type="string" office:string-value="" calcext:value-type="error">
            <text:p>#DIV/0!</text:p>
          </table:table-cell>
          <table:table-cell office:value-type="string" calcext:value-type="string">
            <text:p>sigma7</text:p>
          </table:table-cell>
          <table:table-cell table:formula="of:=STDEV([.K15:.Q15])" office:value-type="string" office:string-value="" calcext:value-type="error">
            <text:p>#DIV/0!</text:p>
          </table:table-cell>
        </table:table-row>
      </table:table>
      <table:table table:name="GMappingWithMap2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50.085" calcext:value-type="float">
            <text:p>50.085</text:p>
          </table:table-cell>
          <table:table-cell office:value-type="float" office:value="58.71" calcext:value-type="float">
            <text:p>58.71</text:p>
          </table:table-cell>
          <table:table-cell office:value-type="float" office:value="82.895" calcext:value-type="float">
            <text:p>82.895</text:p>
          </table:table-cell>
          <table:table-cell office:value-type="float" office:value="50.84" calcext:value-type="float">
            <text:p>50.84</text:p>
          </table:table-cell>
          <table:table-cell office:value-type="float" office:value="30.215" calcext:value-type="float">
            <text:p>30.21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 with prior map</text:p>
          </table:table-cell>
          <table:table-cell/>
          <table:table-cell office:value-type="float" office:value="23.05" calcext:value-type="float">
            <text:p>23.05</text:p>
          </table:table-cell>
          <table:table-cell office:value-type="float" office:value="49.835" calcext:value-type="float">
            <text:p>49.835</text:p>
          </table:table-cell>
          <table:table-cell office:value-type="float" office:value="58.62" calcext:value-type="float">
            <text:p>58.62</text:p>
          </table:table-cell>
          <table:table-cell office:value-type="float" office:value="82.9" calcext:value-type="float">
            <text:p>82.9</text:p>
          </table:table-cell>
          <table:table-cell office:value-type="float" office:value="50.66" calcext:value-type="float">
            <text:p>50.66</text:p>
          </table:table-cell>
          <table:table-cell office:value-type="float" office:value="30.165" calcext:value-type="float">
            <text:p>30.16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259627866724356" calcext:value-type="float">
            <text:p>0.0025962787</text:p>
          </table:table-cell>
          <table:table-cell table:formula="of:=ABS([.E2]-[.E3])/[.E2]" office:value-type="float" office:value="0.00499151442547669" calcext:value-type="float">
            <text:p>0.0049915144</text:p>
          </table:table-cell>
          <table:table-cell table:formula="of:=ABS([.F2]-[.F3])/[.F2]" office:value-type="float" office:value="0.00153295861011759" calcext:value-type="float">
            <text:p>0.0015329586</text:p>
          </table:table-cell>
          <table:table-cell table:formula="of:=ABS([.G2]-[.G3])/[.G2]" office:value-type="float" office:value="0.0000603172688341838" calcext:value-type="float">
            <text:p>6.03172688341838E-05</text:p>
          </table:table-cell>
          <table:table-cell table:formula="of:=ABS([.H2]-[.H3])/[.H2]" office:value-type="float" office:value="0.00354051927616064" calcext:value-type="float">
            <text:p>0.0035405193</text:p>
          </table:table-cell>
          <table:table-cell table:formula="of:=ABS([.I2]-[.I3])/[.I2]" office:value-type="float" office:value="0.00165480721495948" calcext:value-type="float">
            <text:p>0.0016548072</text:p>
          </table:table-cell>
          <table:table-cell office:value-type="string" calcext:value-type="string">
            <text:p>N1_mean</text:p>
          </table:table-cell>
          <table:table-cell table:formula="of:=AVERAGE([.K3:.Q3])" office:value-type="float" office:value="0.00239606591046536" calcext:value-type="float">
            <text:p>0.0023960659</text:p>
          </table:table-cell>
          <table:table-cell office:value-type="string" calcext:value-type="string">
            <text:p>sigma1</text:p>
          </table:table-cell>
          <table:table-cell table:formula="of:=STDEV([.K3:.Q3])" office:value-type="float" office:value="0.00172257667642175" calcext:value-type="float">
            <text:p>0.00172257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275" calcext:value-type="float">
            <text:p>27.275</text:p>
          </table:table-cell>
          <table:table-cell office:value-type="float" office:value="35.645" calcext:value-type="float">
            <text:p>35.645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05" calcext:value-type="float">
            <text:p>30.005</text:p>
          </table:table-cell>
          <table:table-cell office:value-type="float" office:value="14.315" calcext:value-type="float">
            <text:p>14.31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 with prior map</text:p>
          </table:table-cell>
          <table:table-cell table:number-columns-repeated="2"/>
          <table:table-cell office:value-type="float" office:value="27.175" calcext:value-type="float">
            <text:p>27.175</text:p>
          </table:table-cell>
          <table:table-cell office:value-type="float" office:value="35.585" calcext:value-type="float">
            <text:p>35.585</text:p>
          </table:table-cell>
          <table:table-cell office:value-type="float" office:value="59.96" calcext:value-type="float">
            <text:p>59.96</text:p>
          </table:table-cell>
          <table:table-cell office:value-type="float" office:value="29.685" calcext:value-type="float">
            <text:p>29.685</text:p>
          </table:table-cell>
          <table:table-cell office:value-type="float" office:value="13.95" calcext:value-type="float">
            <text:p>13.95</text:p>
          </table:table-cell>
          <table:table-cell office:value-type="string" calcext:value-type="string">
            <text:p>N2</text:p>
          </table:table-cell>
          <table:table-cell table:formula="of:=ABS([.C4]-[.C5])/[.C4]" office:value-type="string" office:string-value="" calcext:value-type="error">
            <text:p>#DIV/0!</text:p>
          </table:table-cell>
          <table:table-cell/>
          <table:table-cell table:formula="of:=ABS([.I4]-[.E5])/[.I4]" office:value-type="float" office:value="0.898358365351031" calcext:value-type="float">
            <text:p>0.8983583654</text:p>
          </table:table-cell>
          <table:table-cell table:formula="of:=ABS([.F4]-[.F5])/[.F4]" office:value-type="float" office:value="0.00168326553513823" calcext:value-type="float">
            <text:p>0.0016832655</text:p>
          </table:table-cell>
          <table:table-cell table:formula="of:=ABS([.G4]-[.G5])/[.G4]" office:value-type="float" office:value="0" calcext:value-type="float">
            <text:p>0</text:p>
          </table:table-cell>
          <table:table-cell table:formula="of:=ABS([.H4]-[.H5])/[.H4]" office:value-type="float" office:value="0.0106648891851358" calcext:value-type="float">
            <text:p>0.0106648892</text:p>
          </table:table-cell>
          <table:table-cell table:formula="of:=ABS([.I4]-[.I5])/[.I4]" office:value-type="float" office:value="0.0254977296542089" calcext:value-type="float">
            <text:p>0.0254977297</text:p>
          </table:table-cell>
          <table:table-cell office:value-type="string" calcext:value-type="string">
            <text:p>N2_mean</text:p>
          </table:table-cell>
          <table:table-cell table:formula="of:=AVERAGE([.K5:.Q5])" office:value-type="string" office:string-value="" calcext:value-type="error">
            <text:p>#DIV/0!</text:p>
          </table:table-cell>
          <table:table-cell office:value-type="string" calcext:value-type="string">
            <text:p>sigma2</text:p>
          </table:table-cell>
          <table:table-cell table:formula="of:=STDEV([.K5:.Q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55" calcext:value-type="float">
            <text:p>12.455</text:p>
          </table:table-cell>
          <table:table-cell office:value-type="float" office:value="35.805" calcext:value-type="float">
            <text:p>35.80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19" calcext:value-type="float">
            <text:p>30.1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 with prior map</text:p>
          </table:table-cell>
          <table:table-cell table:number-columns-repeated="3"/>
          <table:table-cell office:value-type="float" office:value="12.495" calcext:value-type="float">
            <text:p>12.495</text:p>
          </table:table-cell>
          <table:table-cell office:value-type="float" office:value="35.895" calcext:value-type="float">
            <text:p>35.895</text:p>
          </table:table-cell>
          <table:table-cell office:value-type="float" office:value="22.73" calcext:value-type="float">
            <text:p>22.73</text:p>
          </table:table-cell>
          <table:table-cell office:value-type="float" office:value="30.05" calcext:value-type="float">
            <text:p>30.05</text:p>
          </table:table-cell>
          <table:table-cell office:value-type="string" calcext:value-type="string">
            <text:p>N3</text:p>
          </table:table-cell>
          <table:table-cell table:formula="of:=ABS([.C6]-[.C7])/[.C6]" office:value-type="string" office:string-value="" calcext:value-type="error">
            <text:p>#DIV/0!</text:p>
          </table:table-cell>
          <table:table-cell table:formula="of:=ABS([.D6]-[.D7])/[.D6]" office:value-type="string" office:string-value="" calcext:value-type="error">
            <text:p>#DIV/0!</text:p>
          </table:table-cell>
          <table:table-cell/>
          <table:table-cell table:formula="of:=ABS([.F6]-[.F7])/[.F6]" office:value-type="float" office:value="0.00321156162183855" calcext:value-type="float">
            <text:p>0.0032115616</text:p>
          </table:table-cell>
          <table:table-cell table:formula="of:=ABS([.G6]-[.G7])/[.G6]" office:value-type="float" office:value="0.00251361541684132" calcext:value-type="float">
            <text:p>0.0025136154</text:p>
          </table:table-cell>
          <table:table-cell table:formula="of:=ABS([.H6]-[.H7])/[.H6]" office:value-type="float" office:value="0.000220022002200176" calcext:value-type="float">
            <text:p>0.000220022</text:p>
          </table:table-cell>
          <table:table-cell table:formula="of:=ABS([.I6]-[.I7])/[.I6]" office:value-type="float" office:value="0.00463729711825109" calcext:value-type="float">
            <text:p>0.0046372971</text:p>
          </table:table-cell>
          <table:table-cell office:value-type="string" calcext:value-type="string">
            <text:p>N3_mean</text:p>
          </table:table-cell>
          <table:table-cell table:formula="of:=AVERAGE([.K7:.Q7])" office:value-type="string" office:string-value="" calcext:value-type="error">
            <text:p>#DIV/0!</text:p>
          </table:table-cell>
          <table:table-cell office:value-type="string" calcext:value-type="string">
            <text:p>sigma3</text:p>
          </table:table-cell>
          <table:table-cell table:formula="of:=STDEV([.K7:.Q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555" calcext:value-type="float">
            <text:p>17.555</text:p>
          </table:table-cell>
          <table:table-cell office:value-type="float" office:value="33.625" calcext:value-type="float">
            <text:p>33.62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 with prior map</text:p>
          </table:table-cell>
          <table:table-cell table:number-columns-repeated="4"/>
          <table:table-cell office:value-type="float" office:value="24.565" calcext:value-type="float">
            <text:p>24.565</text:p>
          </table:table-cell>
          <table:table-cell office:value-type="float" office:value="17.71" calcext:value-type="float">
            <text:p>17.71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N4</text:p>
          </table:table-cell>
          <table:table-cell table:formula="of:=ABS([.C8]-[.C9])/[.C8]" office:value-type="string" office:string-value="" calcext:value-type="error">
            <text:p>#DIV/0!</text:p>
          </table:table-cell>
          <table:table-cell table:formula="of:=ABS([.D8]-[.D9])/[.D8]" office:value-type="string" office:string-value="" calcext:value-type="error">
            <text:p>#DIV/0!</text:p>
          </table:table-cell>
          <table:table-cell table:formula="of:=ABS([.E8]-[.E9])/[.E8]" office:value-type="string" office:string-value="" calcext:value-type="error">
            <text:p>#DIV/0!</text:p>
          </table:table-cell>
          <table:table-cell/>
          <table:table-cell table:formula="of:=ABS([.I8]-[.G9])/[.I8]" office:value-type="float" office:value="0.269442379182156" calcext:value-type="float">
            <text:p>0.2694423792</text:p>
          </table:table-cell>
          <table:table-cell table:formula="of:=ABS([.H8]-[.H9])/[.H8]" office:value-type="float" office:value="0.00882939333523219" calcext:value-type="float">
            <text:p>0.0088293933</text:p>
          </table:table-cell>
          <table:table-cell table:formula="of:=ABS([.I8]-[.I9])/[.I8]" office:value-type="float" office:value="0.00044609665427511" calcext:value-type="float">
            <text:p>0.0004460967</text:p>
          </table:table-cell>
          <table:table-cell office:value-type="string" calcext:value-type="string">
            <text:p>N4_mean</text:p>
          </table:table-cell>
          <table:table-cell table:formula="of:=AVERAGE([.K9:.Q9])" office:value-type="string" office:string-value="" calcext:value-type="error">
            <text:p>#DIV/0!</text:p>
          </table:table-cell>
          <table:table-cell office:value-type="string" calcext:value-type="string">
            <text:p>sigma4</text:p>
          </table:table-cell>
          <table:table-cell table:formula="of:=STDEV([.K9:.Q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375" calcext:value-type="float">
            <text:p>35.375</text:p>
          </table:table-cell>
          <table:table-cell office:value-type="float" office:value="55.805" calcext:value-type="float">
            <text:p>55.8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 with prior map</text:p>
          </table:table-cell>
          <table:table-cell table:number-columns-repeated="5"/>
          <table:table-cell office:value-type="float" office:value="35.73" calcext:value-type="float">
            <text:p>35.73</text:p>
          </table:table-cell>
          <table:table-cell office:value-type="float" office:value="55.965" calcext:value-type="float">
            <text:p>55.96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string" office:string-value="" calcext:value-type="error">
            <text:p>#DIV/0!</text:p>
          </table:table-cell>
          <table:table-cell table:formula="of:=ABS([.D10]-[.D11])/[.D10]" office:value-type="string" office:string-value="" calcext:value-type="error">
            <text:p>#DIV/0!</text:p>
          </table:table-cell>
          <table:table-cell table:formula="of:=ABS([.E10]-[.E11])/[.E10]" office:value-type="string" office:string-value="" calcext:value-type="error">
            <text:p>#DIV/0!</text:p>
          </table:table-cell>
          <table:table-cell table:formula="of:=ABS([.F10]-[.F11])/[.F10]" office:value-type="string" office:string-value="" calcext:value-type="error">
            <text:p>#DIV/0!</text:p>
          </table:table-cell>
          <table:table-cell/>
          <table:table-cell table:formula="of:=ABS([.H10]-[.H11])/[.H10]" office:value-type="float" office:value="0.0100353356890458" calcext:value-type="float">
            <text:p>0.0100353357</text:p>
          </table:table-cell>
          <table:table-cell table:formula="of:=ABS([.I10]-[.I11])/[.I10]" office:value-type="float" office:value="0.00286712660155907" calcext:value-type="float">
            <text:p>0.0028671266</text:p>
          </table:table-cell>
          <table:table-cell office:value-type="string" calcext:value-type="string">
            <text:p>N5_mean</text:p>
          </table:table-cell>
          <table:table-cell table:formula="of:=AVERAGE([.K11:.Q11])" office:value-type="string" office:string-value="" calcext:value-type="error">
            <text:p>#DIV/0!</text:p>
          </table:table-cell>
          <table:table-cell office:value-type="string" calcext:value-type="string">
            <text:p>sigma5</text:p>
          </table:table-cell>
          <table:table-cell table:formula="of:=STDEV([.K11:.Q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.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 with prior map</text:p>
          </table:table-cell>
          <table:table-cell table:number-columns-repeated="6"/>
          <table:table-cell office:value-type="float" office:value="21.2" calcext:value-type="float">
            <text:p>21.2</text:p>
          </table:table-cell>
          <table:table-cell office:value-type="string" calcext:value-type="string">
            <text:p>N6</text:p>
          </table:table-cell>
          <table:table-cell table:formula="of:=ABS([.C12]-[.C13])/[.C12]" office:value-type="string" office:string-value="" calcext:value-type="error">
            <text:p>#DIV/0!</text:p>
          </table:table-cell>
          <table:table-cell table:formula="of:=ABS([.D12]-[.D13])/[.D12]" office:value-type="string" office:string-value="" calcext:value-type="error">
            <text:p>#DIV/0!</text:p>
          </table:table-cell>
          <table:table-cell table:formula="of:=ABS([.E12]-[.E13])/[.E12]" office:value-type="string" office:string-value="" calcext:value-type="error">
            <text:p>#DIV/0!</text:p>
          </table:table-cell>
          <table:table-cell table:formula="of:=ABS([.F12]-[.F13])/[.F12]" office:value-type="string" office:string-value="" calcext:value-type="error">
            <text:p>#DIV/0!</text:p>
          </table:table-cell>
          <table:table-cell table:formula="of:=ABS([.G12]-[.G13])/[.G12]" office:value-type="string" office:string-value="" calcext:value-type="error">
            <text:p>#DIV/0!</text:p>
          </table:table-cell>
          <table:table-cell/>
          <table:table-cell table:formula="of:=ABS([.I12]-[.I13])/[.I12]" office:value-type="float" office:value="0.0060947022972339" calcext:value-type="float">
            <text:p>0.0060947023</text:p>
          </table:table-cell>
          <table:table-cell office:value-type="string" calcext:value-type="string">
            <text:p>N6_mean</text:p>
          </table:table-cell>
          <table:table-cell table:formula="of:=AVERAGE([.K13:.Q13])" office:value-type="string" office:string-value="" calcext:value-type="error">
            <text:p>#DIV/0!</text:p>
          </table:table-cell>
          <table:table-cell office:value-type="string" calcext:value-type="string">
            <text:p>sigma6</text:p>
          </table:table-cell>
          <table:table-cell table:formula="of:=STDEV([.K13:.Q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 with prior map</text:p>
          </table:table-cell>
          <table:table-cell table:number-columns-repeated="7"/>
          <table:table-cell office:value-type="string" calcext:value-type="string">
            <text:p>N7</text:p>
          </table:table-cell>
          <table:table-cell table:formula="of:=ABS([.C14]-[.C15])/[.C14]" office:value-type="string" office:string-value="" calcext:value-type="error">
            <text:p>#DIV/0!</text:p>
          </table:table-cell>
          <table:table-cell table:formula="of:=ABS([.D14]-[.D15])/[.D14]" office:value-type="string" office:string-value="" calcext:value-type="error">
            <text:p>#DIV/0!</text:p>
          </table:table-cell>
          <table:table-cell table:formula="of:=ABS([.E14]-[.E15])/[.E14]" office:value-type="string" office:string-value="" calcext:value-type="error">
            <text:p>#DIV/0!</text:p>
          </table:table-cell>
          <table:table-cell table:formula="of:=ABS([.F14]-[.F15])/[.F14]" office:value-type="string" office:string-value="" calcext:value-type="error">
            <text:p>#DIV/0!</text:p>
          </table:table-cell>
          <table:table-cell table:formula="of:=ABS([.G14]-[.G15])/[.G14]" office:value-type="string" office:string-value="" calcext:value-type="error">
            <text:p>#DIV/0!</text:p>
          </table:table-cell>
          <table:table-cell table:formula="of:=ABS([.H14]-[.H15])/[.H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7_mean</text:p>
          </table:table-cell>
          <table:table-cell table:formula="of:=AVERAGE([.K15:.Q15])" office:value-type="string" office:string-value="" calcext:value-type="error">
            <text:p>#DIV/0!</text:p>
          </table:table-cell>
          <table:table-cell office:value-type="string" calcext:value-type="string">
            <text:p>sigma7</text:p>
          </table:table-cell>
          <table:table-cell table:formula="of:=STDEV([.K15:.Q15])" office:value-type="string" office:string-value="" calcext:value-type="error">
            <text:p>#DIV/0!</text:p>
          </table:table-cell>
        </table:table-row>
      </table:table>
      <table:table table:name="GMappingWithMap3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50.085" calcext:value-type="float">
            <text:p>50.085</text:p>
          </table:table-cell>
          <table:table-cell office:value-type="float" office:value="58.71" calcext:value-type="float">
            <text:p>58.71</text:p>
          </table:table-cell>
          <table:table-cell office:value-type="float" office:value="82.895" calcext:value-type="float">
            <text:p>82.895</text:p>
          </table:table-cell>
          <table:table-cell office:value-type="float" office:value="50.84" calcext:value-type="float">
            <text:p>50.84</text:p>
          </table:table-cell>
          <table:table-cell office:value-type="float" office:value="30.215" calcext:value-type="float">
            <text:p>30.21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 with prior map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49.935" calcext:value-type="float">
            <text:p>49.935</text:p>
          </table:table-cell>
          <table:table-cell office:value-type="float" office:value="58.82" calcext:value-type="float">
            <text:p>58.82</text:p>
          </table:table-cell>
          <table:table-cell office:value-type="float" office:value="83.05" calcext:value-type="float">
            <text:p>83.05</text:p>
          </table:table-cell>
          <table:table-cell office:value-type="float" office:value="50.82" calcext:value-type="float">
            <text:p>50.82</text:p>
          </table:table-cell>
          <table:table-cell office:value-type="float" office:value="30.235" calcext:value-type="float">
            <text:p>30.23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389441800086542" calcext:value-type="float">
            <text:p>0.003894418</text:p>
          </table:table-cell>
          <table:table-cell table:formula="of:=ABS([.E2]-[.E3])/[.E2]" office:value-type="float" office:value="0.00299490865528598" calcext:value-type="float">
            <text:p>0.0029949087</text:p>
          </table:table-cell>
          <table:table-cell table:formula="of:=ABS([.F2]-[.F3])/[.F2]" office:value-type="float" office:value="0.00187361607903252" calcext:value-type="float">
            <text:p>0.0018736161</text:p>
          </table:table-cell>
          <table:table-cell table:formula="of:=ABS([.G2]-[.G3])/[.G2]" office:value-type="float" office:value="0.0018698353338561" calcext:value-type="float">
            <text:p>0.0018698353</text:p>
          </table:table-cell>
          <table:table-cell table:formula="of:=ABS([.H2]-[.H3])/[.H2]" office:value-type="float" office:value="0.000393391030684562" calcext:value-type="float">
            <text:p>0.000393391</text:p>
          </table:table-cell>
          <table:table-cell table:formula="of:=ABS([.I2]-[.I3])/[.I2]" office:value-type="float" office:value="0.000661922885983769" calcext:value-type="float">
            <text:p>0.0006619229</text:p>
          </table:table-cell>
          <table:table-cell office:value-type="string" calcext:value-type="string">
            <text:p>N1_mean</text:p>
          </table:table-cell>
          <table:table-cell table:formula="of:=AVERAGE([.K3:.Q3])" office:value-type="float" office:value="0.00194801533095139" calcext:value-type="float">
            <text:p>0.0019480153</text:p>
          </table:table-cell>
          <table:table-cell office:value-type="string" calcext:value-type="string">
            <text:p>sigma1</text:p>
          </table:table-cell>
          <table:table-cell table:formula="of:=STDEV([.K3:.Q3])" office:value-type="float" office:value="0.00133917936353572" calcext:value-type="float">
            <text:p>0.0013391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275" calcext:value-type="float">
            <text:p>27.275</text:p>
          </table:table-cell>
          <table:table-cell office:value-type="float" office:value="35.645" calcext:value-type="float">
            <text:p>35.645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05" calcext:value-type="float">
            <text:p>30.005</text:p>
          </table:table-cell>
          <table:table-cell office:value-type="float" office:value="14.315" calcext:value-type="float">
            <text:p>14.31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 with prior map</text:p>
          </table:table-cell>
          <table:table-cell table:number-columns-repeated="2"/>
          <table:table-cell office:value-type="float" office:value="27.09" calcext:value-type="float">
            <text:p>27.09</text:p>
          </table:table-cell>
          <table:table-cell office:value-type="float" office:value="35.64" calcext:value-type="float">
            <text:p>35.64</text:p>
          </table:table-cell>
          <table:table-cell office:value-type="float" office:value="59.975" calcext:value-type="float">
            <text:p>59.975</text:p>
          </table:table-cell>
          <table:table-cell office:value-type="float" office:value="29.795" calcext:value-type="float">
            <text:p>29.795</text:p>
          </table:table-cell>
          <table:table-cell office:value-type="float" office:value="13.95" calcext:value-type="float">
            <text:p>13.95</text:p>
          </table:table-cell>
          <table:table-cell office:value-type="string" calcext:value-type="string">
            <text:p>N2</text:p>
          </table:table-cell>
          <table:table-cell table:formula="of:=ABS([.C4]-[.C5])/[.C4]" office:value-type="string" office:string-value="" calcext:value-type="error">
            <text:p>#DIV/0!</text:p>
          </table:table-cell>
          <table:table-cell/>
          <table:table-cell table:formula="of:=ABS([.I4]-[.E5])/[.I4]" office:value-type="float" office:value="0.892420537897311" calcext:value-type="float">
            <text:p>0.8924205379</text:p>
          </table:table-cell>
          <table:table-cell table:formula="of:=ABS([.F4]-[.F5])/[.F4]" office:value-type="float" office:value="0.000140272127928252" calcext:value-type="float">
            <text:p>0.0001402721</text:p>
          </table:table-cell>
          <table:table-cell table:formula="of:=ABS([.G4]-[.G5])/[.G4]" office:value-type="float" office:value="0.000250166777851911" calcext:value-type="float">
            <text:p>0.0002501668</text:p>
          </table:table-cell>
          <table:table-cell table:formula="of:=ABS([.H4]-[.H5])/[.H4]" office:value-type="float" office:value="0.00699883352774529" calcext:value-type="float">
            <text:p>0.0069988335</text:p>
          </table:table-cell>
          <table:table-cell table:formula="of:=ABS([.I4]-[.I5])/[.I4]" office:value-type="float" office:value="0.0254977296542089" calcext:value-type="float">
            <text:p>0.0254977297</text:p>
          </table:table-cell>
          <table:table-cell office:value-type="string" calcext:value-type="string">
            <text:p>N2_mean</text:p>
          </table:table-cell>
          <table:table-cell table:formula="of:=AVERAGE([.K5:.Q5])" office:value-type="string" office:string-value="" calcext:value-type="error">
            <text:p>#DIV/0!</text:p>
          </table:table-cell>
          <table:table-cell office:value-type="string" calcext:value-type="string">
            <text:p>sigma2</text:p>
          </table:table-cell>
          <table:table-cell table:formula="of:=STDEV([.K5:.Q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55" calcext:value-type="float">
            <text:p>12.455</text:p>
          </table:table-cell>
          <table:table-cell office:value-type="float" office:value="35.805" calcext:value-type="float">
            <text:p>35.80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19" calcext:value-type="float">
            <text:p>30.1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 with prior map</text:p>
          </table:table-cell>
          <table:table-cell table:number-columns-repeated="3"/>
          <table:table-cell office:value-type="float" office:value="12.57" calcext:value-type="float">
            <text:p>12.57</text:p>
          </table:table-cell>
          <table:table-cell office:value-type="float" office:value="35.94" calcext:value-type="float">
            <text:p>35.94</text:p>
          </table:table-cell>
          <table:table-cell office:value-type="float" office:value="22.78" calcext:value-type="float">
            <text:p>22.78</text:p>
          </table:table-cell>
          <table:table-cell office:value-type="float" office:value="29.915" calcext:value-type="float">
            <text:p>29.915</text:p>
          </table:table-cell>
          <table:table-cell office:value-type="string" calcext:value-type="string">
            <text:p>N3</text:p>
          </table:table-cell>
          <table:table-cell table:formula="of:=ABS([.C6]-[.C7])/[.C6]" office:value-type="string" office:string-value="" calcext:value-type="error">
            <text:p>#DIV/0!</text:p>
          </table:table-cell>
          <table:table-cell table:formula="of:=ABS([.D6]-[.D7])/[.D6]" office:value-type="string" office:string-value="" calcext:value-type="error">
            <text:p>#DIV/0!</text:p>
          </table:table-cell>
          <table:table-cell/>
          <table:table-cell table:formula="of:=ABS([.F6]-[.F7])/[.F6]" office:value-type="float" office:value="0.00923323966278605" calcext:value-type="float">
            <text:p>0.0092332397</text:p>
          </table:table-cell>
          <table:table-cell table:formula="of:=ABS([.G6]-[.G7])/[.G6]" office:value-type="float" office:value="0.00377042312526178" calcext:value-type="float">
            <text:p>0.0037704231</text:p>
          </table:table-cell>
          <table:table-cell table:formula="of:=ABS([.H6]-[.H7])/[.H6]" office:value-type="float" office:value="0.00242024202420241" calcext:value-type="float">
            <text:p>0.002420242</text:p>
          </table:table-cell>
          <table:table-cell table:formula="of:=ABS([.I6]-[.I7])/[.I6]" office:value-type="float" office:value="0.00910897648227897" calcext:value-type="float">
            <text:p>0.0091089765</text:p>
          </table:table-cell>
          <table:table-cell office:value-type="string" calcext:value-type="string">
            <text:p>N3_mean</text:p>
          </table:table-cell>
          <table:table-cell table:formula="of:=AVERAGE([.K7:.Q7])" office:value-type="string" office:string-value="" calcext:value-type="error">
            <text:p>#DIV/0!</text:p>
          </table:table-cell>
          <table:table-cell office:value-type="string" calcext:value-type="string">
            <text:p>sigma3</text:p>
          </table:table-cell>
          <table:table-cell table:formula="of:=STDEV([.K7:.Q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555" calcext:value-type="float">
            <text:p>17.555</text:p>
          </table:table-cell>
          <table:table-cell office:value-type="float" office:value="33.625" calcext:value-type="float">
            <text:p>33.62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 with prior map</text:p>
          </table:table-cell>
          <table:table-cell table:number-columns-repeated="4"/>
          <table:table-cell office:value-type="float" office:value="24.515" calcext:value-type="float">
            <text:p>24.515</text:p>
          </table:table-cell>
          <table:table-cell office:value-type="float" office:value="17.78" calcext:value-type="float">
            <text:p>17.78</text:p>
          </table:table-cell>
          <table:table-cell office:value-type="float" office:value="33.63" calcext:value-type="float">
            <text:p>33.63</text:p>
          </table:table-cell>
          <table:table-cell office:value-type="string" calcext:value-type="string">
            <text:p>N4</text:p>
          </table:table-cell>
          <table:table-cell table:formula="of:=ABS([.C8]-[.C9])/[.C8]" office:value-type="string" office:string-value="" calcext:value-type="error">
            <text:p>#DIV/0!</text:p>
          </table:table-cell>
          <table:table-cell table:formula="of:=ABS([.D8]-[.D9])/[.D8]" office:value-type="string" office:string-value="" calcext:value-type="error">
            <text:p>#DIV/0!</text:p>
          </table:table-cell>
          <table:table-cell table:formula="of:=ABS([.E8]-[.E9])/[.E8]" office:value-type="string" office:string-value="" calcext:value-type="error">
            <text:p>#DIV/0!</text:p>
          </table:table-cell>
          <table:table-cell/>
          <table:table-cell table:formula="of:=ABS([.I8]-[.G9])/[.I8]" office:value-type="float" office:value="0.27092936802974" calcext:value-type="float">
            <text:p>0.270929368</text:p>
          </table:table-cell>
          <table:table-cell table:formula="of:=ABS([.H8]-[.H9])/[.H8]" office:value-type="float" office:value="0.012816861293079" calcext:value-type="float">
            <text:p>0.0128168613</text:p>
          </table:table-cell>
          <table:table-cell table:formula="of:=ABS([.I8]-[.I9])/[.I8]" office:value-type="float" office:value="0.00014869888475844" calcext:value-type="float">
            <text:p>0.0001486989</text:p>
          </table:table-cell>
          <table:table-cell office:value-type="string" calcext:value-type="string">
            <text:p>N4_mean</text:p>
          </table:table-cell>
          <table:table-cell table:formula="of:=AVERAGE([.K9:.Q9])" office:value-type="string" office:string-value="" calcext:value-type="error">
            <text:p>#DIV/0!</text:p>
          </table:table-cell>
          <table:table-cell office:value-type="string" calcext:value-type="string">
            <text:p>sigma4</text:p>
          </table:table-cell>
          <table:table-cell table:formula="of:=STDEV([.K9:.Q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375" calcext:value-type="float">
            <text:p>35.375</text:p>
          </table:table-cell>
          <table:table-cell office:value-type="float" office:value="55.805" calcext:value-type="float">
            <text:p>55.8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 with prior map</text:p>
          </table:table-cell>
          <table:table-cell table:number-columns-repeated="5"/>
          <table:table-cell office:value-type="float" office:value="35.745" calcext:value-type="float">
            <text:p>35.745</text:p>
          </table:table-cell>
          <table:table-cell office:value-type="float" office:value="55.945" calcext:value-type="float">
            <text:p>55.94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string" office:string-value="" calcext:value-type="error">
            <text:p>#DIV/0!</text:p>
          </table:table-cell>
          <table:table-cell table:formula="of:=ABS([.D10]-[.D11])/[.D10]" office:value-type="string" office:string-value="" calcext:value-type="error">
            <text:p>#DIV/0!</text:p>
          </table:table-cell>
          <table:table-cell table:formula="of:=ABS([.E10]-[.E11])/[.E10]" office:value-type="string" office:string-value="" calcext:value-type="error">
            <text:p>#DIV/0!</text:p>
          </table:table-cell>
          <table:table-cell table:formula="of:=ABS([.F10]-[.F11])/[.F10]" office:value-type="string" office:string-value="" calcext:value-type="error">
            <text:p>#DIV/0!</text:p>
          </table:table-cell>
          <table:table-cell/>
          <table:table-cell table:formula="of:=ABS([.H10]-[.H11])/[.H10]" office:value-type="float" office:value="0.0104593639575971" calcext:value-type="float">
            <text:p>0.010459364</text:p>
          </table:table-cell>
          <table:table-cell table:formula="of:=ABS([.I10]-[.I11])/[.I10]" office:value-type="float" office:value="0.00250873577636413" calcext:value-type="float">
            <text:p>0.0025087358</text:p>
          </table:table-cell>
          <table:table-cell office:value-type="string" calcext:value-type="string">
            <text:p>N5_mean</text:p>
          </table:table-cell>
          <table:table-cell table:formula="of:=AVERAGE([.K11:.Q11])" office:value-type="string" office:string-value="" calcext:value-type="error">
            <text:p>#DIV/0!</text:p>
          </table:table-cell>
          <table:table-cell office:value-type="string" calcext:value-type="string">
            <text:p>sigma5</text:p>
          </table:table-cell>
          <table:table-cell table:formula="of:=STDEV([.K11:.Q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.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 with prior map</text:p>
          </table:table-cell>
          <table:table-cell table:number-columns-repeated="6"/>
          <table:table-cell office:value-type="float" office:value="21.22" calcext:value-type="float">
            <text:p>21.22</text:p>
          </table:table-cell>
          <table:table-cell office:value-type="string" calcext:value-type="string">
            <text:p>N6</text:p>
          </table:table-cell>
          <table:table-cell table:formula="of:=ABS([.C12]-[.C13])/[.C12]" office:value-type="string" office:string-value="" calcext:value-type="error">
            <text:p>#DIV/0!</text:p>
          </table:table-cell>
          <table:table-cell table:formula="of:=ABS([.D12]-[.D13])/[.D12]" office:value-type="string" office:string-value="" calcext:value-type="error">
            <text:p>#DIV/0!</text:p>
          </table:table-cell>
          <table:table-cell table:formula="of:=ABS([.E12]-[.E13])/[.E12]" office:value-type="string" office:string-value="" calcext:value-type="error">
            <text:p>#DIV/0!</text:p>
          </table:table-cell>
          <table:table-cell table:formula="of:=ABS([.F12]-[.F13])/[.F12]" office:value-type="string" office:string-value="" calcext:value-type="error">
            <text:p>#DIV/0!</text:p>
          </table:table-cell>
          <table:table-cell table:formula="of:=ABS([.G12]-[.G13])/[.G12]" office:value-type="string" office:string-value="" calcext:value-type="error">
            <text:p>#DIV/0!</text:p>
          </table:table-cell>
          <table:table-cell/>
          <table:table-cell table:formula="of:=ABS([.I12]-[.I13])/[.I12]" office:value-type="float" office:value="0.00515705578996716" calcext:value-type="float">
            <text:p>0.0051570558</text:p>
          </table:table-cell>
          <table:table-cell office:value-type="string" calcext:value-type="string">
            <text:p>N6_mean</text:p>
          </table:table-cell>
          <table:table-cell table:formula="of:=AVERAGE([.K13:.Q13])" office:value-type="string" office:string-value="" calcext:value-type="error">
            <text:p>#DIV/0!</text:p>
          </table:table-cell>
          <table:table-cell office:value-type="string" calcext:value-type="string">
            <text:p>sigma6</text:p>
          </table:table-cell>
          <table:table-cell table:formula="of:=STDEV([.K13:.Q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 with prior map</text:p>
          </table:table-cell>
          <table:table-cell table:number-columns-repeated="7"/>
          <table:table-cell office:value-type="string" calcext:value-type="string">
            <text:p>N7</text:p>
          </table:table-cell>
          <table:table-cell table:formula="of:=ABS([.C14]-[.C15])/[.C14]" office:value-type="string" office:string-value="" calcext:value-type="error">
            <text:p>#DIV/0!</text:p>
          </table:table-cell>
          <table:table-cell table:formula="of:=ABS([.D14]-[.D15])/[.D14]" office:value-type="string" office:string-value="" calcext:value-type="error">
            <text:p>#DIV/0!</text:p>
          </table:table-cell>
          <table:table-cell table:formula="of:=ABS([.E14]-[.E15])/[.E14]" office:value-type="string" office:string-value="" calcext:value-type="error">
            <text:p>#DIV/0!</text:p>
          </table:table-cell>
          <table:table-cell table:formula="of:=ABS([.F14]-[.F15])/[.F14]" office:value-type="string" office:string-value="" calcext:value-type="error">
            <text:p>#DIV/0!</text:p>
          </table:table-cell>
          <table:table-cell table:formula="of:=ABS([.G14]-[.G15])/[.G14]" office:value-type="string" office:string-value="" calcext:value-type="error">
            <text:p>#DIV/0!</text:p>
          </table:table-cell>
          <table:table-cell table:formula="of:=ABS([.H14]-[.H15])/[.H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7_mean</text:p>
          </table:table-cell>
          <table:table-cell table:formula="of:=AVERAGE([.K15:.Q15])" office:value-type="string" office:string-value="" calcext:value-type="error">
            <text:p>#DIV/0!</text:p>
          </table:table-cell>
          <table:table-cell office:value-type="string" calcext:value-type="string">
            <text:p>sigma7</text:p>
          </table:table-cell>
          <table:table-cell table:formula="of:=STDEV([.K15:.Q15])" office:value-type="string" office:string-value="" calcext:value-type="error">
            <text:p>#DIV/0!</text:p>
          </table:table-cell>
        </table:table-row>
      </table:table>
      <table:table table:name="GMappingWithMap4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50.085" calcext:value-type="float">
            <text:p>50.085</text:p>
          </table:table-cell>
          <table:table-cell office:value-type="float" office:value="58.71" calcext:value-type="float">
            <text:p>58.71</text:p>
          </table:table-cell>
          <table:table-cell office:value-type="float" office:value="82.895" calcext:value-type="float">
            <text:p>82.895</text:p>
          </table:table-cell>
          <table:table-cell office:value-type="float" office:value="50.84" calcext:value-type="float">
            <text:p>50.84</text:p>
          </table:table-cell>
          <table:table-cell office:value-type="float" office:value="30.215" calcext:value-type="float">
            <text:p>30.21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 with prior map</text:p>
          </table:table-cell>
          <table:table-cell/>
          <table:table-cell office:value-type="float" office:value="23.31" calcext:value-type="float">
            <text:p>23.31</text:p>
          </table:table-cell>
          <table:table-cell office:value-type="float" office:value="50.17" calcext:value-type="float">
            <text:p>50.17</text:p>
          </table:table-cell>
          <table:table-cell office:value-type="float" office:value="58.855" calcext:value-type="float">
            <text:p>58.855</text:p>
          </table:table-cell>
          <table:table-cell office:value-type="float" office:value="83.01" calcext:value-type="float">
            <text:p>83.01</text:p>
          </table:table-cell>
          <table:table-cell office:value-type="float" office:value="50.715" calcext:value-type="float">
            <text:p>50.715</text:p>
          </table:table-cell>
          <table:table-cell office:value-type="float" office:value="30.11" calcext:value-type="float">
            <text:p>30.11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865426222414536" calcext:value-type="float">
            <text:p>0.0086542622</text:p>
          </table:table-cell>
          <table:table-cell table:formula="of:=ABS([.E2]-[.E3])/[.E2]" office:value-type="float" office:value="0.00169711490466209" calcext:value-type="float">
            <text:p>0.0016971149</text:p>
          </table:table-cell>
          <table:table-cell table:formula="of:=ABS([.F2]-[.F3])/[.F2]" office:value-type="float" office:value="0.00246976664963373" calcext:value-type="float">
            <text:p>0.0024697666</text:p>
          </table:table-cell>
          <table:table-cell table:formula="of:=ABS([.G2]-[.G3])/[.G2]" office:value-type="float" office:value="0.00138729718318366" calcext:value-type="float">
            <text:p>0.0013872972</text:p>
          </table:table-cell>
          <table:table-cell table:formula="of:=ABS([.H2]-[.H3])/[.H2]" office:value-type="float" office:value="0.00245869394177813" calcext:value-type="float">
            <text:p>0.0024586939</text:p>
          </table:table-cell>
          <table:table-cell table:formula="of:=ABS([.I2]-[.I3])/[.I2]" office:value-type="float" office:value="0.00347509515141487" calcext:value-type="float">
            <text:p>0.0034750952</text:p>
          </table:table-cell>
          <table:table-cell office:value-type="string" calcext:value-type="string">
            <text:p>N1_mean</text:p>
          </table:table-cell>
          <table:table-cell table:formula="of:=AVERAGE([.K3:.Q3])" office:value-type="float" office:value="0.00335703834246964" calcext:value-type="float">
            <text:p>0.0033570383</text:p>
          </table:table-cell>
          <table:table-cell office:value-type="string" calcext:value-type="string">
            <text:p>sigma1</text:p>
          </table:table-cell>
          <table:table-cell table:formula="of:=STDEV([.K3:.Q3])" office:value-type="float" office:value="0.00269458783623261" calcext:value-type="float">
            <text:p>0.0026945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275" calcext:value-type="float">
            <text:p>27.275</text:p>
          </table:table-cell>
          <table:table-cell office:value-type="float" office:value="35.645" calcext:value-type="float">
            <text:p>35.645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05" calcext:value-type="float">
            <text:p>30.005</text:p>
          </table:table-cell>
          <table:table-cell office:value-type="float" office:value="14.315" calcext:value-type="float">
            <text:p>14.31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 with prior map</text:p>
          </table:table-cell>
          <table:table-cell table:number-columns-repeated="2"/>
          <table:table-cell office:value-type="float" office:value="27.19" calcext:value-type="float">
            <text:p>27.19</text:p>
          </table:table-cell>
          <table:table-cell office:value-type="float" office:value="35.58" calcext:value-type="float">
            <text:p>35.58</text:p>
          </table:table-cell>
          <table:table-cell office:value-type="float" office:value="59.86" calcext:value-type="float">
            <text:p>59.86</text:p>
          </table:table-cell>
          <table:table-cell office:value-type="float" office:value="29.66" calcext:value-type="float">
            <text:p>29.66</text:p>
          </table:table-cell>
          <table:table-cell office:value-type="float" office:value="13.935" calcext:value-type="float">
            <text:p>13.935</text:p>
          </table:table-cell>
          <table:table-cell office:value-type="string" calcext:value-type="string">
            <text:p>N2</text:p>
          </table:table-cell>
          <table:table-cell table:formula="of:=ABS([.C4]-[.C5])/[.C4]" office:value-type="string" office:string-value="" calcext:value-type="error">
            <text:p>#DIV/0!</text:p>
          </table:table-cell>
          <table:table-cell/>
          <table:table-cell table:formula="of:=ABS([.I4]-[.E5])/[.I4]" office:value-type="float" office:value="0.899406217254628" calcext:value-type="float">
            <text:p>0.8994062173</text:p>
          </table:table-cell>
          <table:table-cell table:formula="of:=ABS([.F4]-[.F5])/[.F4]" office:value-type="float" office:value="0.00182353766306648" calcext:value-type="float">
            <text:p>0.0018235377</text:p>
          </table:table-cell>
          <table:table-cell table:formula="of:=ABS([.G4]-[.G5])/[.G4]" office:value-type="float" office:value="0.0016677785190127" calcext:value-type="float">
            <text:p>0.0016677785</text:p>
          </table:table-cell>
          <table:table-cell table:formula="of:=ABS([.H4]-[.H5])/[.H4]" office:value-type="float" office:value="0.0114980836527245" calcext:value-type="float">
            <text:p>0.0114980837</text:p>
          </table:table-cell>
          <table:table-cell table:formula="of:=ABS([.I4]-[.I5])/[.I4]" office:value-type="float" office:value="0.0265455815578064" calcext:value-type="float">
            <text:p>0.0265455816</text:p>
          </table:table-cell>
          <table:table-cell office:value-type="string" calcext:value-type="string">
            <text:p>N2_mean</text:p>
          </table:table-cell>
          <table:table-cell table:formula="of:=AVERAGE([.K5:.Q5])" office:value-type="string" office:string-value="" calcext:value-type="error">
            <text:p>#DIV/0!</text:p>
          </table:table-cell>
          <table:table-cell office:value-type="string" calcext:value-type="string">
            <text:p>sigma2</text:p>
          </table:table-cell>
          <table:table-cell table:formula="of:=STDEV([.K5:.Q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55" calcext:value-type="float">
            <text:p>12.455</text:p>
          </table:table-cell>
          <table:table-cell office:value-type="float" office:value="35.805" calcext:value-type="float">
            <text:p>35.80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19" calcext:value-type="float">
            <text:p>30.1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 with prior map</text:p>
          </table:table-cell>
          <table:table-cell table:number-columns-repeated="3"/>
          <table:table-cell office:value-type="float" office:value="12.495" calcext:value-type="float">
            <text:p>12.495</text:p>
          </table:table-cell>
          <table:table-cell office:value-type="float" office:value="35.82" calcext:value-type="float">
            <text:p>35.82</text:p>
          </table:table-cell>
          <table:table-cell office:value-type="float" office:value="22.73" calcext:value-type="float">
            <text:p>22.73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N3</text:p>
          </table:table-cell>
          <table:table-cell table:formula="of:=ABS([.C6]-[.C7])/[.C6]" office:value-type="string" office:string-value="" calcext:value-type="error">
            <text:p>#DIV/0!</text:p>
          </table:table-cell>
          <table:table-cell table:formula="of:=ABS([.D6]-[.D7])/[.D6]" office:value-type="string" office:string-value="" calcext:value-type="error">
            <text:p>#DIV/0!</text:p>
          </table:table-cell>
          <table:table-cell/>
          <table:table-cell table:formula="of:=ABS([.F6]-[.F7])/[.F6]" office:value-type="float" office:value="0.00321156162183855" calcext:value-type="float">
            <text:p>0.0032115616</text:p>
          </table:table-cell>
          <table:table-cell table:formula="of:=ABS([.G6]-[.G7])/[.G6]" office:value-type="float" office:value="0.000418935902806886" calcext:value-type="float">
            <text:p>0.0004189359</text:p>
          </table:table-cell>
          <table:table-cell table:formula="of:=ABS([.H6]-[.H7])/[.H6]" office:value-type="float" office:value="0.000220022002200176" calcext:value-type="float">
            <text:p>0.000220022</text:p>
          </table:table-cell>
          <table:table-cell table:formula="of:=ABS([.I6]-[.I7])/[.I6]" office:value-type="float" office:value="0.00231864855912555" calcext:value-type="float">
            <text:p>0.0023186486</text:p>
          </table:table-cell>
          <table:table-cell office:value-type="string" calcext:value-type="string">
            <text:p>N3_mean</text:p>
          </table:table-cell>
          <table:table-cell table:formula="of:=AVERAGE([.K7:.Q7])" office:value-type="string" office:string-value="" calcext:value-type="error">
            <text:p>#DIV/0!</text:p>
          </table:table-cell>
          <table:table-cell office:value-type="string" calcext:value-type="string">
            <text:p>sigma3</text:p>
          </table:table-cell>
          <table:table-cell table:formula="of:=STDEV([.K7:.Q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555" calcext:value-type="float">
            <text:p>17.555</text:p>
          </table:table-cell>
          <table:table-cell office:value-type="float" office:value="33.625" calcext:value-type="float">
            <text:p>33.62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 with prior map</text:p>
          </table:table-cell>
          <table:table-cell table:number-columns-repeated="4"/>
          <table:table-cell office:value-type="float" office:value="24.475" calcext:value-type="float">
            <text:p>24.475</text:p>
          </table:table-cell>
          <table:table-cell office:value-type="float" office:value="17.71" calcext:value-type="float">
            <text:p>17.71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N4</text:p>
          </table:table-cell>
          <table:table-cell table:formula="of:=ABS([.C8]-[.C9])/[.C8]" office:value-type="string" office:string-value="" calcext:value-type="error">
            <text:p>#DIV/0!</text:p>
          </table:table-cell>
          <table:table-cell table:formula="of:=ABS([.D8]-[.D9])/[.D8]" office:value-type="string" office:string-value="" calcext:value-type="error">
            <text:p>#DIV/0!</text:p>
          </table:table-cell>
          <table:table-cell table:formula="of:=ABS([.E8]-[.E9])/[.E8]" office:value-type="string" office:string-value="" calcext:value-type="error">
            <text:p>#DIV/0!</text:p>
          </table:table-cell>
          <table:table-cell/>
          <table:table-cell table:formula="of:=ABS([.I8]-[.G9])/[.I8]" office:value-type="float" office:value="0.272118959107807" calcext:value-type="float">
            <text:p>0.2721189591</text:p>
          </table:table-cell>
          <table:table-cell table:formula="of:=ABS([.H8]-[.H9])/[.H8]" office:value-type="float" office:value="0.00882939333523219" calcext:value-type="float">
            <text:p>0.0088293933</text:p>
          </table:table-cell>
          <table:table-cell table:formula="of:=ABS([.I8]-[.I9])/[.I8]" office:value-type="float" office:value="0.00223048327137555" calcext:value-type="float">
            <text:p>0.0022304833</text:p>
          </table:table-cell>
          <table:table-cell office:value-type="string" calcext:value-type="string">
            <text:p>N4_mean</text:p>
          </table:table-cell>
          <table:table-cell table:formula="of:=AVERAGE([.K9:.Q9])" office:value-type="string" office:string-value="" calcext:value-type="error">
            <text:p>#DIV/0!</text:p>
          </table:table-cell>
          <table:table-cell office:value-type="string" calcext:value-type="string">
            <text:p>sigma4</text:p>
          </table:table-cell>
          <table:table-cell table:formula="of:=STDEV([.K9:.Q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375" calcext:value-type="float">
            <text:p>35.375</text:p>
          </table:table-cell>
          <table:table-cell office:value-type="float" office:value="55.805" calcext:value-type="float">
            <text:p>55.8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 with prior map</text:p>
          </table:table-cell>
          <table:table-cell table:number-columns-repeated="5"/>
          <table:table-cell office:value-type="float" office:value="35.62" calcext:value-type="float">
            <text:p>35.62</text:p>
          </table:table-cell>
          <table:table-cell office:value-type="float" office:value="55.915" calcext:value-type="float">
            <text:p>55.91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string" office:string-value="" calcext:value-type="error">
            <text:p>#DIV/0!</text:p>
          </table:table-cell>
          <table:table-cell table:formula="of:=ABS([.D10]-[.D11])/[.D10]" office:value-type="string" office:string-value="" calcext:value-type="error">
            <text:p>#DIV/0!</text:p>
          </table:table-cell>
          <table:table-cell table:formula="of:=ABS([.E10]-[.E11])/[.E10]" office:value-type="string" office:string-value="" calcext:value-type="error">
            <text:p>#DIV/0!</text:p>
          </table:table-cell>
          <table:table-cell table:formula="of:=ABS([.F10]-[.F11])/[.F10]" office:value-type="string" office:string-value="" calcext:value-type="error">
            <text:p>#DIV/0!</text:p>
          </table:table-cell>
          <table:table-cell/>
          <table:table-cell table:formula="of:=ABS([.H10]-[.H11])/[.H10]" office:value-type="float" office:value="0.00692579505300346" calcext:value-type="float">
            <text:p>0.0069257951</text:p>
          </table:table-cell>
          <table:table-cell table:formula="of:=ABS([.I10]-[.I11])/[.I10]" office:value-type="float" office:value="0.0019711495385718" calcext:value-type="float">
            <text:p>0.0019711495</text:p>
          </table:table-cell>
          <table:table-cell office:value-type="string" calcext:value-type="string">
            <text:p>N5_mean</text:p>
          </table:table-cell>
          <table:table-cell table:formula="of:=AVERAGE([.K11:.Q11])" office:value-type="string" office:string-value="" calcext:value-type="error">
            <text:p>#DIV/0!</text:p>
          </table:table-cell>
          <table:table-cell office:value-type="string" calcext:value-type="string">
            <text:p>sigma5</text:p>
          </table:table-cell>
          <table:table-cell table:formula="of:=STDEV([.K11:.Q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.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 with prior map</text:p>
          </table:table-cell>
          <table:table-cell table:number-columns-repeated="6"/>
          <table:table-cell office:value-type="float" office:value="21.24" calcext:value-type="float">
            <text:p>21.24</text:p>
          </table:table-cell>
          <table:table-cell office:value-type="string" calcext:value-type="string">
            <text:p>N6</text:p>
          </table:table-cell>
          <table:table-cell table:formula="of:=ABS([.C12]-[.C13])/[.C12]" office:value-type="string" office:string-value="" calcext:value-type="error">
            <text:p>#DIV/0!</text:p>
          </table:table-cell>
          <table:table-cell table:formula="of:=ABS([.D12]-[.D13])/[.D12]" office:value-type="string" office:string-value="" calcext:value-type="error">
            <text:p>#DIV/0!</text:p>
          </table:table-cell>
          <table:table-cell table:formula="of:=ABS([.E12]-[.E13])/[.E12]" office:value-type="string" office:string-value="" calcext:value-type="error">
            <text:p>#DIV/0!</text:p>
          </table:table-cell>
          <table:table-cell table:formula="of:=ABS([.F12]-[.F13])/[.F12]" office:value-type="string" office:string-value="" calcext:value-type="error">
            <text:p>#DIV/0!</text:p>
          </table:table-cell>
          <table:table-cell table:formula="of:=ABS([.G12]-[.G13])/[.G12]" office:value-type="string" office:string-value="" calcext:value-type="error">
            <text:p>#DIV/0!</text:p>
          </table:table-cell>
          <table:table-cell/>
          <table:table-cell table:formula="of:=ABS([.I12]-[.I13])/[.I12]" office:value-type="float" office:value="0.00421940928270042" calcext:value-type="float">
            <text:p>0.0042194093</text:p>
          </table:table-cell>
          <table:table-cell office:value-type="string" calcext:value-type="string">
            <text:p>N6_mean</text:p>
          </table:table-cell>
          <table:table-cell table:formula="of:=AVERAGE([.K13:.Q13])" office:value-type="string" office:string-value="" calcext:value-type="error">
            <text:p>#DIV/0!</text:p>
          </table:table-cell>
          <table:table-cell office:value-type="string" calcext:value-type="string">
            <text:p>sigma6</text:p>
          </table:table-cell>
          <table:table-cell table:formula="of:=STDEV([.K13:.Q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 with prior map</text:p>
          </table:table-cell>
          <table:table-cell table:number-columns-repeated="7"/>
          <table:table-cell office:value-type="string" calcext:value-type="string">
            <text:p>N7</text:p>
          </table:table-cell>
          <table:table-cell table:formula="of:=ABS([.C14]-[.C15])/[.C14]" office:value-type="string" office:string-value="" calcext:value-type="error">
            <text:p>#DIV/0!</text:p>
          </table:table-cell>
          <table:table-cell table:formula="of:=ABS([.D14]-[.D15])/[.D14]" office:value-type="string" office:string-value="" calcext:value-type="error">
            <text:p>#DIV/0!</text:p>
          </table:table-cell>
          <table:table-cell table:formula="of:=ABS([.E14]-[.E15])/[.E14]" office:value-type="string" office:string-value="" calcext:value-type="error">
            <text:p>#DIV/0!</text:p>
          </table:table-cell>
          <table:table-cell table:formula="of:=ABS([.F14]-[.F15])/[.F14]" office:value-type="string" office:string-value="" calcext:value-type="error">
            <text:p>#DIV/0!</text:p>
          </table:table-cell>
          <table:table-cell table:formula="of:=ABS([.G14]-[.G15])/[.G14]" office:value-type="string" office:string-value="" calcext:value-type="error">
            <text:p>#DIV/0!</text:p>
          </table:table-cell>
          <table:table-cell table:formula="of:=ABS([.H14]-[.H15])/[.H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7_mean</text:p>
          </table:table-cell>
          <table:table-cell table:formula="of:=AVERAGE([.K15:.Q15])" office:value-type="string" office:string-value="" calcext:value-type="error">
            <text:p>#DIV/0!</text:p>
          </table:table-cell>
          <table:table-cell office:value-type="string" calcext:value-type="string">
            <text:p>sigma7</text:p>
          </table:table-cell>
          <table:table-cell table:formula="of:=STDEV([.K15:.Q15])" office:value-type="string" office:string-value="" calcext:value-type="error">
            <text:p>#DIV/0!</text:p>
          </table:table-cell>
        </table:table-row>
      </table:table>
      <table:table table:name="GMappingWithMap5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50.085" calcext:value-type="float">
            <text:p>50.085</text:p>
          </table:table-cell>
          <table:table-cell office:value-type="float" office:value="58.71" calcext:value-type="float">
            <text:p>58.71</text:p>
          </table:table-cell>
          <table:table-cell office:value-type="float" office:value="82.895" calcext:value-type="float">
            <text:p>82.895</text:p>
          </table:table-cell>
          <table:table-cell office:value-type="float" office:value="50.84" calcext:value-type="float">
            <text:p>50.84</text:p>
          </table:table-cell>
          <table:table-cell office:value-type="float" office:value="30.215" calcext:value-type="float">
            <text:p>30.21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 with prior map</text:p>
          </table:table-cell>
          <table:table-cell/>
          <table:table-cell office:value-type="float" office:value="23.155" calcext:value-type="float">
            <text:p>23.155</text:p>
          </table:table-cell>
          <table:table-cell office:value-type="float" office:value="49.995" calcext:value-type="float">
            <text:p>49.995</text:p>
          </table:table-cell>
          <table:table-cell office:value-type="float" office:value="58.66" calcext:value-type="float">
            <text:p>58.66</text:p>
          </table:table-cell>
          <table:table-cell office:value-type="float" office:value="82.925" calcext:value-type="float">
            <text:p>82.925</text:p>
          </table:table-cell>
          <table:table-cell office:value-type="float" office:value="50.635" calcext:value-type="float">
            <text:p>50.635</text:p>
          </table:table-cell>
          <table:table-cell office:value-type="float" office:value="30.015" calcext:value-type="float">
            <text:p>30.01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194720900043279" calcext:value-type="float">
            <text:p>0.001947209</text:p>
          </table:table-cell>
          <table:table-cell table:formula="of:=ABS([.E2]-[.E3])/[.E2]" office:value-type="float" office:value="0.00179694519317168" calcext:value-type="float">
            <text:p>0.0017969452</text:p>
          </table:table-cell>
          <table:table-cell table:formula="of:=ABS([.F2]-[.F3])/[.F2]" office:value-type="float" office:value="0.000851643672287588" calcext:value-type="float">
            <text:p>0.0008516437</text:p>
          </table:table-cell>
          <table:table-cell table:formula="of:=ABS([.G2]-[.G3])/[.G2]" office:value-type="float" office:value="0.000361903613004417" calcext:value-type="float">
            <text:p>0.0003619036</text:p>
          </table:table-cell>
          <table:table-cell table:formula="of:=ABS([.H2]-[.H3])/[.H2]" office:value-type="float" office:value="0.00403225806451624" calcext:value-type="float">
            <text:p>0.0040322581</text:p>
          </table:table-cell>
          <table:table-cell table:formula="of:=ABS([.I2]-[.I3])/[.I2]" office:value-type="float" office:value="0.00661922885983781" calcext:value-type="float">
            <text:p>0.0066192289</text:p>
          </table:table-cell>
          <table:table-cell office:value-type="string" calcext:value-type="string">
            <text:p>N1_mean</text:p>
          </table:table-cell>
          <table:table-cell table:formula="of:=AVERAGE([.K3:.Q3])" office:value-type="float" office:value="0.00260153140054175" calcext:value-type="float">
            <text:p>0.0026015314</text:p>
          </table:table-cell>
          <table:table-cell office:value-type="string" calcext:value-type="string">
            <text:p>sigma1</text:p>
          </table:table-cell>
          <table:table-cell table:formula="of:=STDEV([.K3:.Q3])" office:value-type="float" office:value="0.00233847848474259" calcext:value-type="float">
            <text:p>0.0023384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275" calcext:value-type="float">
            <text:p>27.275</text:p>
          </table:table-cell>
          <table:table-cell office:value-type="float" office:value="35.645" calcext:value-type="float">
            <text:p>35.645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05" calcext:value-type="float">
            <text:p>30.005</text:p>
          </table:table-cell>
          <table:table-cell office:value-type="float" office:value="14.315" calcext:value-type="float">
            <text:p>14.31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 with prior map</text:p>
          </table:table-cell>
          <table:table-cell table:number-columns-repeated="2"/>
          <table:table-cell office:value-type="float" office:value="27.165" calcext:value-type="float">
            <text:p>27.165</text:p>
          </table:table-cell>
          <table:table-cell office:value-type="float" office:value="35.535" calcext:value-type="float">
            <text:p>35.535</text:p>
          </table:table-cell>
          <table:table-cell office:value-type="float" office:value="59.92" calcext:value-type="float">
            <text:p>59.92</text:p>
          </table:table-cell>
          <table:table-cell office:value-type="float" office:value="29.71" calcext:value-type="float">
            <text:p>29.71</text:p>
          </table:table-cell>
          <table:table-cell office:value-type="float" office:value="13.935" calcext:value-type="float">
            <text:p>13.935</text:p>
          </table:table-cell>
          <table:table-cell office:value-type="string" calcext:value-type="string">
            <text:p>N2</text:p>
          </table:table-cell>
          <table:table-cell table:formula="of:=ABS([.C4]-[.C5])/[.C4]" office:value-type="string" office:string-value="" calcext:value-type="error">
            <text:p>#DIV/0!</text:p>
          </table:table-cell>
          <table:table-cell/>
          <table:table-cell table:formula="of:=ABS([.I4]-[.E5])/[.I4]" office:value-type="float" office:value="0.897659797415299" calcext:value-type="float">
            <text:p>0.8976597974</text:p>
          </table:table-cell>
          <table:table-cell table:formula="of:=ABS([.F4]-[.F5])/[.F4]" office:value-type="float" office:value="0.00308598681442016" calcext:value-type="float">
            <text:p>0.0030859868</text:p>
          </table:table-cell>
          <table:table-cell table:formula="of:=ABS([.G4]-[.G5])/[.G4]" office:value-type="float" office:value="0.000667111407605056" calcext:value-type="float">
            <text:p>0.0006671114</text:p>
          </table:table-cell>
          <table:table-cell table:formula="of:=ABS([.H4]-[.H5])/[.H4]" office:value-type="float" office:value="0.00983169471754701" calcext:value-type="float">
            <text:p>0.0098316947</text:p>
          </table:table-cell>
          <table:table-cell table:formula="of:=ABS([.I4]-[.I5])/[.I4]" office:value-type="float" office:value="0.0265455815578064" calcext:value-type="float">
            <text:p>0.0265455816</text:p>
          </table:table-cell>
          <table:table-cell office:value-type="string" calcext:value-type="string">
            <text:p>N2_mean</text:p>
          </table:table-cell>
          <table:table-cell table:formula="of:=AVERAGE([.K5:.Q5])" office:value-type="string" office:string-value="" calcext:value-type="error">
            <text:p>#DIV/0!</text:p>
          </table:table-cell>
          <table:table-cell office:value-type="string" calcext:value-type="string">
            <text:p>sigma2</text:p>
          </table:table-cell>
          <table:table-cell table:formula="of:=STDEV([.K5:.Q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55" calcext:value-type="float">
            <text:p>12.455</text:p>
          </table:table-cell>
          <table:table-cell office:value-type="float" office:value="35.805" calcext:value-type="float">
            <text:p>35.80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19" calcext:value-type="float">
            <text:p>30.1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 with prior map</text:p>
          </table:table-cell>
          <table:table-cell table:number-columns-repeated="3"/>
          <table:table-cell office:value-type="float" office:value="12.46" calcext:value-type="float">
            <text:p>12.46</text:p>
          </table:table-cell>
          <table:table-cell office:value-type="float" office:value="35.865" calcext:value-type="float">
            <text:p>35.865</text:p>
          </table:table-cell>
          <table:table-cell office:value-type="float" office:value="22.73" calcext:value-type="float">
            <text:p>22.73</text:p>
          </table:table-cell>
          <table:table-cell office:value-type="float" office:value="30.09" calcext:value-type="float">
            <text:p>30.09</text:p>
          </table:table-cell>
          <table:table-cell office:value-type="string" calcext:value-type="string">
            <text:p>N3</text:p>
          </table:table-cell>
          <table:table-cell table:formula="of:=ABS([.C6]-[.C7])/[.C6]" office:value-type="string" office:string-value="" calcext:value-type="error">
            <text:p>#DIV/0!</text:p>
          </table:table-cell>
          <table:table-cell table:formula="of:=ABS([.D6]-[.D7])/[.D6]" office:value-type="string" office:string-value="" calcext:value-type="error">
            <text:p>#DIV/0!</text:p>
          </table:table-cell>
          <table:table-cell/>
          <table:table-cell table:formula="of:=ABS([.F6]-[.F7])/[.F6]" office:value-type="float" office:value="0.00040144520272989" calcext:value-type="float">
            <text:p>0.0004014452</text:p>
          </table:table-cell>
          <table:table-cell table:formula="of:=ABS([.G6]-[.G7])/[.G6]" office:value-type="float" office:value="0.00167574361122755" calcext:value-type="float">
            <text:p>0.0016757436</text:p>
          </table:table-cell>
          <table:table-cell table:formula="of:=ABS([.H6]-[.H7])/[.H6]" office:value-type="float" office:value="0.000220022002200176" calcext:value-type="float">
            <text:p>0.000220022</text:p>
          </table:table-cell>
          <table:table-cell table:formula="of:=ABS([.I6]-[.I7])/[.I6]" office:value-type="float" office:value="0.0033123550844651" calcext:value-type="float">
            <text:p>0.0033123551</text:p>
          </table:table-cell>
          <table:table-cell office:value-type="string" calcext:value-type="string">
            <text:p>N3_mean</text:p>
          </table:table-cell>
          <table:table-cell table:formula="of:=AVERAGE([.K7:.Q7])" office:value-type="string" office:string-value="" calcext:value-type="error">
            <text:p>#DIV/0!</text:p>
          </table:table-cell>
          <table:table-cell office:value-type="string" calcext:value-type="string">
            <text:p>sigma3</text:p>
          </table:table-cell>
          <table:table-cell table:formula="of:=STDEV([.K7:.Q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555" calcext:value-type="float">
            <text:p>17.555</text:p>
          </table:table-cell>
          <table:table-cell office:value-type="float" office:value="33.625" calcext:value-type="float">
            <text:p>33.62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 with prior map</text:p>
          </table:table-cell>
          <table:table-cell table:number-columns-repeated="4"/>
          <table:table-cell office:value-type="float" office:value="24.575" calcext:value-type="float">
            <text:p>24.575</text:p>
          </table:table-cell>
          <table:table-cell office:value-type="float" office:value="17.68" calcext:value-type="float">
            <text:p>17.68</text:p>
          </table:table-cell>
          <table:table-cell office:value-type="float" office:value="33.665" calcext:value-type="float">
            <text:p>33.665</text:p>
          </table:table-cell>
          <table:table-cell office:value-type="string" calcext:value-type="string">
            <text:p>N4</text:p>
          </table:table-cell>
          <table:table-cell table:formula="of:=ABS([.C8]-[.C9])/[.C8]" office:value-type="string" office:string-value="" calcext:value-type="error">
            <text:p>#DIV/0!</text:p>
          </table:table-cell>
          <table:table-cell table:formula="of:=ABS([.D8]-[.D9])/[.D8]" office:value-type="string" office:string-value="" calcext:value-type="error">
            <text:p>#DIV/0!</text:p>
          </table:table-cell>
          <table:table-cell table:formula="of:=ABS([.E8]-[.E9])/[.E8]" office:value-type="string" office:string-value="" calcext:value-type="error">
            <text:p>#DIV/0!</text:p>
          </table:table-cell>
          <table:table-cell/>
          <table:table-cell table:formula="of:=ABS([.I8]-[.G9])/[.I8]" office:value-type="float" office:value="0.269144981412639" calcext:value-type="float">
            <text:p>0.2691449814</text:p>
          </table:table-cell>
          <table:table-cell table:formula="of:=ABS([.H8]-[.H9])/[.H8]" office:value-type="float" office:value="0.00712047849615494" calcext:value-type="float">
            <text:p>0.0071204785</text:p>
          </table:table-cell>
          <table:table-cell table:formula="of:=ABS([.I8]-[.I9])/[.I8]" office:value-type="float" office:value="0.00118959107806689" calcext:value-type="float">
            <text:p>0.0011895911</text:p>
          </table:table-cell>
          <table:table-cell office:value-type="string" calcext:value-type="string">
            <text:p>N4_mean</text:p>
          </table:table-cell>
          <table:table-cell table:formula="of:=AVERAGE([.K9:.Q9])" office:value-type="string" office:string-value="" calcext:value-type="error">
            <text:p>#DIV/0!</text:p>
          </table:table-cell>
          <table:table-cell office:value-type="string" calcext:value-type="string">
            <text:p>sigma4</text:p>
          </table:table-cell>
          <table:table-cell table:formula="of:=STDEV([.K9:.Q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375" calcext:value-type="float">
            <text:p>35.375</text:p>
          </table:table-cell>
          <table:table-cell office:value-type="float" office:value="55.805" calcext:value-type="float">
            <text:p>55.8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 with prior map</text:p>
          </table:table-cell>
          <table:table-cell table:number-columns-repeated="5"/>
          <table:table-cell office:value-type="float" office:value="35.67" calcext:value-type="float">
            <text:p>35.67</text:p>
          </table:table-cell>
          <table:table-cell office:value-type="float" office:value="55.955" calcext:value-type="float">
            <text:p>55.95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string" office:string-value="" calcext:value-type="error">
            <text:p>#DIV/0!</text:p>
          </table:table-cell>
          <table:table-cell table:formula="of:=ABS([.D10]-[.D11])/[.D10]" office:value-type="string" office:string-value="" calcext:value-type="error">
            <text:p>#DIV/0!</text:p>
          </table:table-cell>
          <table:table-cell table:formula="of:=ABS([.E10]-[.E11])/[.E10]" office:value-type="string" office:string-value="" calcext:value-type="error">
            <text:p>#DIV/0!</text:p>
          </table:table-cell>
          <table:table-cell table:formula="of:=ABS([.F10]-[.F11])/[.F10]" office:value-type="string" office:string-value="" calcext:value-type="error">
            <text:p>#DIV/0!</text:p>
          </table:table-cell>
          <table:table-cell/>
          <table:table-cell table:formula="of:=ABS([.H10]-[.H11])/[.H10]" office:value-type="float" office:value="0.00833922261484104" calcext:value-type="float">
            <text:p>0.0083392226</text:p>
          </table:table-cell>
          <table:table-cell table:formula="of:=ABS([.I10]-[.I11])/[.I10]" office:value-type="float" office:value="0.00268793118896154" calcext:value-type="float">
            <text:p>0.0026879312</text:p>
          </table:table-cell>
          <table:table-cell office:value-type="string" calcext:value-type="string">
            <text:p>N5_mean</text:p>
          </table:table-cell>
          <table:table-cell table:formula="of:=AVERAGE([.K11:.Q11])" office:value-type="string" office:string-value="" calcext:value-type="error">
            <text:p>#DIV/0!</text:p>
          </table:table-cell>
          <table:table-cell office:value-type="string" calcext:value-type="string">
            <text:p>sigma5</text:p>
          </table:table-cell>
          <table:table-cell table:formula="of:=STDEV([.K11:.Q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.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 with prior map</text:p>
          </table:table-cell>
          <table:table-cell table:number-columns-repeated="6"/>
          <table:table-cell office:value-type="float" office:value="21.255" calcext:value-type="float">
            <text:p>21.255</text:p>
          </table:table-cell>
          <table:table-cell office:value-type="string" calcext:value-type="string">
            <text:p>N6</text:p>
          </table:table-cell>
          <table:table-cell table:formula="of:=ABS([.C12]-[.C13])/[.C12]" office:value-type="string" office:string-value="" calcext:value-type="error">
            <text:p>#DIV/0!</text:p>
          </table:table-cell>
          <table:table-cell table:formula="of:=ABS([.D12]-[.D13])/[.D12]" office:value-type="string" office:string-value="" calcext:value-type="error">
            <text:p>#DIV/0!</text:p>
          </table:table-cell>
          <table:table-cell table:formula="of:=ABS([.E12]-[.E13])/[.E12]" office:value-type="string" office:string-value="" calcext:value-type="error">
            <text:p>#DIV/0!</text:p>
          </table:table-cell>
          <table:table-cell table:formula="of:=ABS([.F12]-[.F13])/[.F12]" office:value-type="string" office:string-value="" calcext:value-type="error">
            <text:p>#DIV/0!</text:p>
          </table:table-cell>
          <table:table-cell table:formula="of:=ABS([.G12]-[.G13])/[.G12]" office:value-type="string" office:string-value="" calcext:value-type="error">
            <text:p>#DIV/0!</text:p>
          </table:table-cell>
          <table:table-cell/>
          <table:table-cell table:formula="of:=ABS([.I12]-[.I13])/[.I12]" office:value-type="float" office:value="0.00351617440225032" calcext:value-type="float">
            <text:p>0.0035161744</text:p>
          </table:table-cell>
          <table:table-cell office:value-type="string" calcext:value-type="string">
            <text:p>N6_mean</text:p>
          </table:table-cell>
          <table:table-cell table:formula="of:=AVERAGE([.K13:.Q13])" office:value-type="string" office:string-value="" calcext:value-type="error">
            <text:p>#DIV/0!</text:p>
          </table:table-cell>
          <table:table-cell office:value-type="string" calcext:value-type="string">
            <text:p>sigma6</text:p>
          </table:table-cell>
          <table:table-cell table:formula="of:=STDEV([.K13:.Q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 with prior map</text:p>
          </table:table-cell>
          <table:table-cell table:number-columns-repeated="7"/>
          <table:table-cell office:value-type="string" calcext:value-type="string">
            <text:p>N7</text:p>
          </table:table-cell>
          <table:table-cell table:formula="of:=ABS([.C14]-[.C15])/[.C14]" office:value-type="string" office:string-value="" calcext:value-type="error">
            <text:p>#DIV/0!</text:p>
          </table:table-cell>
          <table:table-cell table:formula="of:=ABS([.D14]-[.D15])/[.D14]" office:value-type="string" office:string-value="" calcext:value-type="error">
            <text:p>#DIV/0!</text:p>
          </table:table-cell>
          <table:table-cell table:formula="of:=ABS([.E14]-[.E15])/[.E14]" office:value-type="string" office:string-value="" calcext:value-type="error">
            <text:p>#DIV/0!</text:p>
          </table:table-cell>
          <table:table-cell table:formula="of:=ABS([.F14]-[.F15])/[.F14]" office:value-type="string" office:string-value="" calcext:value-type="error">
            <text:p>#DIV/0!</text:p>
          </table:table-cell>
          <table:table-cell table:formula="of:=ABS([.G14]-[.G15])/[.G14]" office:value-type="string" office:string-value="" calcext:value-type="error">
            <text:p>#DIV/0!</text:p>
          </table:table-cell>
          <table:table-cell table:formula="of:=ABS([.H14]-[.H15])/[.H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7_mean</text:p>
          </table:table-cell>
          <table:table-cell table:formula="of:=AVERAGE([.K15:.Q15])" office:value-type="string" office:string-value="" calcext:value-type="error">
            <text:p>#DIV/0!</text:p>
          </table:table-cell>
          <table:table-cell office:value-type="string" calcext:value-type="string">
            <text:p>sigma7</text:p>
          </table:table-cell>
          <table:table-cell table:formula="of:=STDEV([.K15:.Q15])" office:value-type="string" office:string-value="" calcext:value-type="error">
            <text:p>#DIV/0!</text:p>
          </table:table-cell>
        </table:table-row>
      </table:table>
      <table:table table:name="Cartographer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23.11" calcext:value-type="float">
            <text:p>23.11</text:p>
          </table:table-cell>
          <table:table-cell office:value-type="float" office:value="50.085" calcext:value-type="float">
            <text:p>50.085</text:p>
          </table:table-cell>
          <table:table-cell office:value-type="float" office:value="58.71" calcext:value-type="float">
            <text:p>58.71</text:p>
          </table:table-cell>
          <table:table-cell office:value-type="float" office:value="82.895" calcext:value-type="float">
            <text:p>82.895</text:p>
          </table:table-cell>
          <table:table-cell office:value-type="float" office:value="50.84" calcext:value-type="float">
            <text:p>50.84</text:p>
          </table:table-cell>
          <table:table-cell office:value-type="float" office:value="30.215" calcext:value-type="float">
            <text:p>30.21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tographer</text:p>
          </table:table-cell>
          <table:table-cell/>
          <table:table-cell office:value-type="float" office:value="22.905" calcext:value-type="float">
            <text:p>22.905</text:p>
          </table:table-cell>
          <table:table-cell office:value-type="float" office:value="49.375" calcext:value-type="float">
            <text:p>49.375</text:p>
          </table:table-cell>
          <table:table-cell office:value-type="float" office:value="57.98" calcext:value-type="float">
            <text:p>57.98</text:p>
          </table:table-cell>
          <table:table-cell office:value-type="float" office:value="82.1" calcext:value-type="float">
            <text:p>82.1</text:p>
          </table:table-cell>
          <table:table-cell office:value-type="float" office:value="50.345" calcext:value-type="float">
            <text:p>50.345</text:p>
          </table:table-cell>
          <table:table-cell office:value-type="float" office:value="29.875" calcext:value-type="float">
            <text:p>29.87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887061877974895" calcext:value-type="float">
            <text:p>0.0088706188</text:p>
          </table:table-cell>
          <table:table-cell table:formula="of:=ABS([.E2]-[.E3])/[.E2]" office:value-type="float" office:value="0.0141759009683538" calcext:value-type="float">
            <text:p>0.014175901</text:p>
          </table:table-cell>
          <table:table-cell table:formula="of:=ABS([.F2]-[.F3])/[.F2]" office:value-type="float" office:value="0.0124339976153978" calcext:value-type="float">
            <text:p>0.0124339976</text:p>
          </table:table-cell>
          <table:table-cell table:formula="of:=ABS([.G2]-[.G3])/[.G2]" office:value-type="float" office:value="0.00959044574461671" calcext:value-type="float">
            <text:p>0.0095904457</text:p>
          </table:table-cell>
          <table:table-cell table:formula="of:=ABS([.H2]-[.H3])/[.H2]" office:value-type="float" office:value="0.00973642800944147" calcext:value-type="float">
            <text:p>0.009736428</text:p>
          </table:table-cell>
          <table:table-cell table:formula="of:=ABS([.I2]-[.I3])/[.I2]" office:value-type="float" office:value="0.0112526890617243" calcext:value-type="float">
            <text:p>0.0112526891</text:p>
          </table:table-cell>
          <table:table-cell office:value-type="string" calcext:value-type="string">
            <text:p>N1_mean</text:p>
          </table:table-cell>
          <table:table-cell table:formula="of:=AVERAGE([.K3:.Q3])" office:value-type="float" office:value="0.0110100133632138" calcext:value-type="float">
            <text:p>0.0110100134</text:p>
          </table:table-cell>
          <table:table-cell office:value-type="string" calcext:value-type="string">
            <text:p>sigma1</text:p>
          </table:table-cell>
          <table:table-cell table:formula="of:=STDEV([.K3:.Q3])" office:value-type="float" office:value="0.00201611845060583" calcext:value-type="float">
            <text:p>0.0020161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275" calcext:value-type="float">
            <text:p>27.275</text:p>
          </table:table-cell>
          <table:table-cell office:value-type="float" office:value="35.645" calcext:value-type="float">
            <text:p>35.645</text:p>
          </table:table-cell>
          <table:table-cell office:value-type="float" office:value="59.96" calcext:value-type="float">
            <text:p>59.96</text:p>
          </table:table-cell>
          <table:table-cell office:value-type="float" office:value="30.005" calcext:value-type="float">
            <text:p>30.005</text:p>
          </table:table-cell>
          <table:table-cell office:value-type="float" office:value="14.315" calcext:value-type="float">
            <text:p>14.31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ographer</text:p>
          </table:table-cell>
          <table:table-cell table:number-columns-repeated="2"/>
          <table:table-cell office:value-type="float" office:value="26.765" calcext:value-type="float">
            <text:p>26.765</text:p>
          </table:table-cell>
          <table:table-cell office:value-type="float" office:value="35.125" calcext:value-type="float">
            <text:p>35.125</text:p>
          </table:table-cell>
          <table:table-cell office:value-type="float" office:value="59.38" calcext:value-type="float">
            <text:p>59.38</text:p>
          </table:table-cell>
          <table:table-cell office:value-type="float" office:value="29.69" calcext:value-type="float">
            <text:p>29.69</text:p>
          </table:table-cell>
          <table:table-cell office:value-type="float" office:value="14.14" calcext:value-type="float">
            <text:p>14.14</text:p>
          </table:table-cell>
          <table:table-cell office:value-type="string" calcext:value-type="string">
            <text:p>N2</text:p>
          </table:table-cell>
          <table:table-cell table:formula="of:=ABS([.C4]-[.C5])/[.C4]" office:value-type="string" office:string-value="" calcext:value-type="error">
            <text:p>#DIV/0!</text:p>
          </table:table-cell>
          <table:table-cell/>
          <table:table-cell table:formula="of:=ABS([.I4]-[.E5])/[.I4]" office:value-type="float" office:value="0.869717079986029" calcext:value-type="float">
            <text:p>0.86971708</text:p>
          </table:table-cell>
          <table:table-cell table:formula="of:=ABS([.F4]-[.F5])/[.F4]" office:value-type="float" office:value="0.0145883013045309" calcext:value-type="float">
            <text:p>0.0145883013</text:p>
          </table:table-cell>
          <table:table-cell table:formula="of:=ABS([.G4]-[.G5])/[.G4]" office:value-type="float" office:value="0.00967311541027349" calcext:value-type="float">
            <text:p>0.0096731154</text:p>
          </table:table-cell>
          <table:table-cell table:formula="of:=ABS([.H4]-[.H5])/[.H4]" office:value-type="float" office:value="0.010498250291618" calcext:value-type="float">
            <text:p>0.0104982503</text:p>
          </table:table-cell>
          <table:table-cell table:formula="of:=ABS([.I4]-[.I5])/[.I4]" office:value-type="float" office:value="0.0122249388753055" calcext:value-type="float">
            <text:p>0.0122249389</text:p>
          </table:table-cell>
          <table:table-cell office:value-type="string" calcext:value-type="string">
            <text:p>N2_mean</text:p>
          </table:table-cell>
          <table:table-cell table:formula="of:=AVERAGE([.K5:.Q5])" office:value-type="string" office:string-value="" calcext:value-type="error">
            <text:p>#DIV/0!</text:p>
          </table:table-cell>
          <table:table-cell office:value-type="string" calcext:value-type="string">
            <text:p>sigma2</text:p>
          </table:table-cell>
          <table:table-cell table:formula="of:=STDEV([.K5:.Q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455" calcext:value-type="float">
            <text:p>12.455</text:p>
          </table:table-cell>
          <table:table-cell office:value-type="float" office:value="35.805" calcext:value-type="float">
            <text:p>35.805</text:p>
          </table:table-cell>
          <table:table-cell office:value-type="float" office:value="22.725" calcext:value-type="float">
            <text:p>22.725</text:p>
          </table:table-cell>
          <table:table-cell office:value-type="float" office:value="30.19" calcext:value-type="float">
            <text:p>30.1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tographer</text:p>
          </table:table-cell>
          <table:table-cell table:number-columns-repeated="3"/>
          <table:table-cell office:value-type="float" office:value="12.38" calcext:value-type="float">
            <text:p>12.38</text:p>
          </table:table-cell>
          <table:table-cell office:value-type="float" office:value="35.635" calcext:value-type="float">
            <text:p>35.635</text:p>
          </table:table-cell>
          <table:table-cell office:value-type="float" office:value="22.42" calcext:value-type="float">
            <text:p>22.42</text:p>
          </table:table-cell>
          <table:table-cell office:value-type="float" office:value="29.71" calcext:value-type="float">
            <text:p>29.71</text:p>
          </table:table-cell>
          <table:table-cell office:value-type="string" calcext:value-type="string">
            <text:p>N3</text:p>
          </table:table-cell>
          <table:table-cell table:formula="of:=ABS([.C6]-[.C7])/[.C6]" office:value-type="string" office:string-value="" calcext:value-type="error">
            <text:p>#DIV/0!</text:p>
          </table:table-cell>
          <table:table-cell table:formula="of:=ABS([.D6]-[.D7])/[.D6]" office:value-type="string" office:string-value="" calcext:value-type="error">
            <text:p>#DIV/0!</text:p>
          </table:table-cell>
          <table:table-cell/>
          <table:table-cell table:formula="of:=ABS([.F6]-[.F7])/[.F6]" office:value-type="float" office:value="0.00602167804094735" calcext:value-type="float">
            <text:p>0.006021678</text:p>
          </table:table-cell>
          <table:table-cell table:formula="of:=ABS([.G6]-[.G7])/[.G6]" office:value-type="float" office:value="0.00474794023181125" calcext:value-type="float">
            <text:p>0.0047479402</text:p>
          </table:table-cell>
          <table:table-cell table:formula="of:=ABS([.H6]-[.H7])/[.H6]" office:value-type="float" office:value="0.0134213421342134" calcext:value-type="float">
            <text:p>0.0134213421</text:p>
          </table:table-cell>
          <table:table-cell table:formula="of:=ABS([.I6]-[.I7])/[.I6]" office:value-type="float" office:value="0.0158993044054323" calcext:value-type="float">
            <text:p>0.0158993044</text:p>
          </table:table-cell>
          <table:table-cell office:value-type="string" calcext:value-type="string">
            <text:p>N3_mean</text:p>
          </table:table-cell>
          <table:table-cell table:formula="of:=AVERAGE([.K7:.Q7])" office:value-type="string" office:string-value="" calcext:value-type="error">
            <text:p>#DIV/0!</text:p>
          </table:table-cell>
          <table:table-cell office:value-type="string" calcext:value-type="string">
            <text:p>sigma3</text:p>
          </table:table-cell>
          <table:table-cell table:formula="of:=STDEV([.K7:.Q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.51" calcext:value-type="float">
            <text:p>24.51</text:p>
          </table:table-cell>
          <table:table-cell office:value-type="float" office:value="17.555" calcext:value-type="float">
            <text:p>17.555</text:p>
          </table:table-cell>
          <table:table-cell office:value-type="float" office:value="33.625" calcext:value-type="float">
            <text:p>33.62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tographer</text:p>
          </table:table-cell>
          <table:table-cell table:number-columns-repeated="4"/>
          <table:table-cell office:value-type="float" office:value="24.43" calcext:value-type="float">
            <text:p>24.43</text:p>
          </table:table-cell>
          <table:table-cell office:value-type="float" office:value="17.22" calcext:value-type="float">
            <text:p>17.22</text:p>
          </table:table-cell>
          <table:table-cell office:value-type="float" office:value="33.155" calcext:value-type="float">
            <text:p>33.155</text:p>
          </table:table-cell>
          <table:table-cell office:value-type="string" calcext:value-type="string">
            <text:p>N4</text:p>
          </table:table-cell>
          <table:table-cell table:formula="of:=ABS([.C8]-[.C9])/[.C8]" office:value-type="string" office:string-value="" calcext:value-type="error">
            <text:p>#DIV/0!</text:p>
          </table:table-cell>
          <table:table-cell table:formula="of:=ABS([.D8]-[.D9])/[.D8]" office:value-type="string" office:string-value="" calcext:value-type="error">
            <text:p>#DIV/0!</text:p>
          </table:table-cell>
          <table:table-cell table:formula="of:=ABS([.E8]-[.E9])/[.E8]" office:value-type="string" office:string-value="" calcext:value-type="error">
            <text:p>#DIV/0!</text:p>
          </table:table-cell>
          <table:table-cell/>
          <table:table-cell table:formula="of:=ABS([.I8]-[.G9])/[.I8]" office:value-type="float" office:value="0.273457249070632" calcext:value-type="float">
            <text:p>0.2734572491</text:p>
          </table:table-cell>
          <table:table-cell table:formula="of:=ABS([.H8]-[.H9])/[.H8]" office:value-type="float" office:value="0.0190828823696953" calcext:value-type="float">
            <text:p>0.0190828824</text:p>
          </table:table-cell>
          <table:table-cell table:formula="of:=ABS([.I8]-[.I9])/[.I8]" office:value-type="float" office:value="0.0139776951672862" calcext:value-type="float">
            <text:p>0.0139776952</text:p>
          </table:table-cell>
          <table:table-cell office:value-type="string" calcext:value-type="string">
            <text:p>N4_mean</text:p>
          </table:table-cell>
          <table:table-cell table:formula="of:=AVERAGE([.K9:.Q9])" office:value-type="string" office:string-value="" calcext:value-type="error">
            <text:p>#DIV/0!</text:p>
          </table:table-cell>
          <table:table-cell office:value-type="string" calcext:value-type="string">
            <text:p>sigma4</text:p>
          </table:table-cell>
          <table:table-cell table:formula="of:=STDEV([.K9:.Q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375" calcext:value-type="float">
            <text:p>35.375</text:p>
          </table:table-cell>
          <table:table-cell office:value-type="float" office:value="55.805" calcext:value-type="float">
            <text:p>55.8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tographer</text:p>
          </table:table-cell>
          <table:table-cell table:number-columns-repeated="5"/>
          <table:table-cell office:value-type="float" office:value="35.07" calcext:value-type="float">
            <text:p>35.07</text:p>
          </table:table-cell>
          <table:table-cell office:value-type="float" office:value="55.335" calcext:value-type="float">
            <text:p>55.33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string" office:string-value="" calcext:value-type="error">
            <text:p>#DIV/0!</text:p>
          </table:table-cell>
          <table:table-cell table:formula="of:=ABS([.D10]-[.D11])/[.D10]" office:value-type="string" office:string-value="" calcext:value-type="error">
            <text:p>#DIV/0!</text:p>
          </table:table-cell>
          <table:table-cell table:formula="of:=ABS([.E10]-[.E11])/[.E10]" office:value-type="string" office:string-value="" calcext:value-type="error">
            <text:p>#DIV/0!</text:p>
          </table:table-cell>
          <table:table-cell table:formula="of:=ABS([.F10]-[.F11])/[.F10]" office:value-type="string" office:string-value="" calcext:value-type="error">
            <text:p>#DIV/0!</text:p>
          </table:table-cell>
          <table:table-cell/>
          <table:table-cell table:formula="of:=ABS([.H10]-[.H11])/[.H10]" office:value-type="float" office:value="0.00862190812720847" calcext:value-type="float">
            <text:p>0.0086219081</text:p>
          </table:table-cell>
          <table:table-cell table:formula="of:=ABS([.I10]-[.I11])/[.I10]" office:value-type="float" office:value="0.00842218439207954" calcext:value-type="float">
            <text:p>0.0084221844</text:p>
          </table:table-cell>
          <table:table-cell office:value-type="string" calcext:value-type="string">
            <text:p>N5_mean</text:p>
          </table:table-cell>
          <table:table-cell table:formula="of:=AVERAGE([.K11:.Q11])" office:value-type="string" office:string-value="" calcext:value-type="error">
            <text:p>#DIV/0!</text:p>
          </table:table-cell>
          <table:table-cell office:value-type="string" calcext:value-type="string">
            <text:p>sigma5</text:p>
          </table:table-cell>
          <table:table-cell table:formula="of:=STDEV([.K11:.Q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.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tographer</text:p>
          </table:table-cell>
          <table:table-cell table:number-columns-repeated="6"/>
          <table:table-cell office:value-type="float" office:value="21.17" calcext:value-type="float">
            <text:p>21.17</text:p>
          </table:table-cell>
          <table:table-cell office:value-type="string" calcext:value-type="string">
            <text:p>N6</text:p>
          </table:table-cell>
          <table:table-cell table:formula="of:=ABS([.C12]-[.C13])/[.C12]" office:value-type="string" office:string-value="" calcext:value-type="error">
            <text:p>#DIV/0!</text:p>
          </table:table-cell>
          <table:table-cell table:formula="of:=ABS([.D12]-[.D13])/[.D12]" office:value-type="string" office:string-value="" calcext:value-type="error">
            <text:p>#DIV/0!</text:p>
          </table:table-cell>
          <table:table-cell table:formula="of:=ABS([.E12]-[.E13])/[.E12]" office:value-type="string" office:string-value="" calcext:value-type="error">
            <text:p>#DIV/0!</text:p>
          </table:table-cell>
          <table:table-cell table:formula="of:=ABS([.F12]-[.F13])/[.F12]" office:value-type="string" office:string-value="" calcext:value-type="error">
            <text:p>#DIV/0!</text:p>
          </table:table-cell>
          <table:table-cell table:formula="of:=ABS([.G12]-[.G13])/[.G12]" office:value-type="string" office:string-value="" calcext:value-type="error">
            <text:p>#DIV/0!</text:p>
          </table:table-cell>
          <table:table-cell/>
          <table:table-cell table:formula="of:=ABS([.I12]-[.I13])/[.I12]" office:value-type="float" office:value="0.00750117205813392" calcext:value-type="float">
            <text:p>0.0075011721</text:p>
          </table:table-cell>
          <table:table-cell office:value-type="string" calcext:value-type="string">
            <text:p>N6_mean</text:p>
          </table:table-cell>
          <table:table-cell table:formula="of:=AVERAGE([.K13:.Q13])" office:value-type="string" office:string-value="" calcext:value-type="error">
            <text:p>#DIV/0!</text:p>
          </table:table-cell>
          <table:table-cell office:value-type="string" calcext:value-type="string">
            <text:p>sigma6</text:p>
          </table:table-cell>
          <table:table-cell table:formula="of:=STDEV([.K13:.Q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tographer</text:p>
          </table:table-cell>
          <table:table-cell table:number-columns-repeated="7"/>
          <table:table-cell office:value-type="string" calcext:value-type="string">
            <text:p>N7</text:p>
          </table:table-cell>
          <table:table-cell table:formula="of:=ABS([.C14]-[.C15])/[.C14]" office:value-type="string" office:string-value="" calcext:value-type="error">
            <text:p>#DIV/0!</text:p>
          </table:table-cell>
          <table:table-cell table:formula="of:=ABS([.D14]-[.D15])/[.D14]" office:value-type="string" office:string-value="" calcext:value-type="error">
            <text:p>#DIV/0!</text:p>
          </table:table-cell>
          <table:table-cell table:formula="of:=ABS([.E14]-[.E15])/[.E14]" office:value-type="string" office:string-value="" calcext:value-type="error">
            <text:p>#DIV/0!</text:p>
          </table:table-cell>
          <table:table-cell table:formula="of:=ABS([.F14]-[.F15])/[.F14]" office:value-type="string" office:string-value="" calcext:value-type="error">
            <text:p>#DIV/0!</text:p>
          </table:table-cell>
          <table:table-cell table:formula="of:=ABS([.G14]-[.G15])/[.G14]" office:value-type="string" office:string-value="" calcext:value-type="error">
            <text:p>#DIV/0!</text:p>
          </table:table-cell>
          <table:table-cell table:formula="of:=ABS([.H14]-[.H15])/[.H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7_mean</text:p>
          </table:table-cell>
          <table:table-cell table:formula="of:=AVERAGE([.K15:.Q15])" office:value-type="string" office:string-value="" calcext:value-type="error">
            <text:p>#DIV/0!</text:p>
          </table:table-cell>
          <table:table-cell office:value-type="string" calcext:value-type="string">
            <text:p>sigma7</text:p>
          </table:table-cell>
          <table:table-cell table:formula="of:=STDEV([.K15:.Q15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0:46:19.073431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0:04:40.068882502</meta:creation-date>
    <dc:date>2017-07-05T16:11:45.431594980</dc:date>
    <meta:editing-duration>PT9H10M8S</meta:editing-duration>
    <meta:editing-cycles>36</meta:editing-cycles>
    <meta:generator>LibreOffice/5.1.6.2$Linux_X86_64 LibreOffice_project/10m0$Build-2</meta:generator>
    <meta:document-statistic meta:table-count="11" meta:cell-count="1848" meta:object-count="0"/>
  </office:meta>
</office:document-meta>
</file>